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53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11in"/>
    </style:style>
    <style:style style:name="co5" style:family="table-column">
      <style:table-column-properties fo:break-before="auto" style:column-width="1.1417in"/>
    </style:style>
    <style:style style:name="co6" style:family="table-column">
      <style:table-column-properties fo:break-before="auto" style:column-width="1.0075in"/>
    </style:style>
    <style:style style:name="co7" style:family="table-column">
      <style:table-column-properties fo:break-before="auto" style:column-width="1.9689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8382in"/>
    </style:style>
    <style:style style:name="co10" style:family="table-column">
      <style:table-column-properties fo:break-before="auto" style:column-width="0.8575in"/>
    </style:style>
    <style:style style:name="co11" style:family="table-column">
      <style:table-column-properties fo:break-before="auto" style:column-width="2.349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2" style:family="table-cell" style:parent-style-name="Default" style:data-style-name="N4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rejection_vote</text:p>
          </table:table-cell>
          <table:table-cell office:value-type="string" calcext:value-type="string">
            <text:p>rejection_r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est_year</text:p>
          </table:table-cell>
          <table:table-cell/>
        </table:table-row>
        <table:table-row table:style-name="ro1">
          <table:table-cell office:value-type="float" office:value="398.4286" calcext:value-type="float">
            <text:p>398.4286</text:p>
          </table:table-cell>
          <table:table-cell office:value-type="float" office:value="1897.2857" calcext:value-type="float">
            <text:p>1897.2857</text:p>
          </table:table-cell>
          <table:table-cell office:value-type="float" office:value="6659.7143" calcext:value-type="float">
            <text:p>6659.7143</text:p>
          </table:table-cell>
          <table:table-cell office:value-type="float" office:value="8115.5714" calcext:value-type="float">
            <text:p>8115.5714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438" calcext:value-type="float">
            <text:p>0.0438</text:p>
          </table:table-cell>
          <table:table-cell office:value-type="float" office:value="1023.2857" calcext:value-type="float">
            <text:p>1023.2857</text:p>
          </table:table-cell>
          <table:table-cell office:value-type="float" office:value="0.0804" calcext:value-type="float">
            <text:p>0.0804</text:p>
          </table:table-cell>
          <table:table-cell office:value-type="string" calcext:value-type="string">
            <text:p>Jan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212.5" calcext:value-type="float">
            <text:p>212.5</text:p>
          </table:table-cell>
          <table:table-cell office:value-type="float" office:value="314.3333" calcext:value-type="float">
            <text:p>314.3333</text:p>
          </table:table-cell>
          <table:table-cell office:value-type="float" office:value="4006.1667" calcext:value-type="float">
            <text:p>4006.1667</text:p>
          </table:table-cell>
          <table:table-cell office:value-type="float" office:value="4130" calcext:value-type="float">
            <text:p>4130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502" calcext:value-type="float">
            <text:p>0.0502</text:p>
          </table:table-cell>
          <table:table-cell office:value-type="float" office:value="433" calcext:value-type="float">
            <text:p>433</text:p>
          </table:table-cell>
          <table:table-cell office:value-type="float" office:value="0.0482" calcext:value-type="float">
            <text:p>0.0482</text:p>
          </table:table-cell>
          <table:table-cell office:value-type="string" calcext:value-type="string">
            <text:p>Feb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02.5714" calcext:value-type="float">
            <text:p>102.5714</text:p>
          </table:table-cell>
          <table:table-cell office:value-type="float" office:value="71" calcext:value-type="float">
            <text:p>71</text:p>
          </table:table-cell>
          <table:table-cell office:value-type="float" office:value="2451.8571" calcext:value-type="float">
            <text:p>2451.8571</text:p>
          </table:table-cell>
          <table:table-cell office:value-type="float" office:value="2451" calcext:value-type="float">
            <text:p>245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93" calcext:value-type="float">
            <text:p>0.0393</text:p>
          </table:table-cell>
          <table:table-cell office:value-type="float" office:value="272.1429" calcext:value-type="float">
            <text:p>272.1429</text:p>
          </table:table-cell>
          <table:table-cell office:value-type="float" office:value="0.0487" calcext:value-type="float">
            <text:p>0.0487</text:p>
          </table:table-cell>
          <table:table-cell office:value-type="string" calcext:value-type="string">
            <text:p>Mar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261.4" calcext:value-type="float">
            <text:p>261.4</text:p>
          </table:table-cell>
          <table:table-cell office:value-type="float" office:value="5421" calcext:value-type="float">
            <text:p>5421</text:p>
          </table:table-cell>
          <table:table-cell office:value-type="float" office:value="6325.6" calcext:value-type="float">
            <text:p>6325.6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177" calcext:value-type="float">
            <text:p>0.0177</text:p>
          </table:table-cell>
          <table:table-cell office:value-type="float" office:value="1261.2" calcext:value-type="float">
            <text:p>1261.2</text:p>
          </table:table-cell>
          <table:table-cell office:value-type="float" office:value="0.0873" calcext:value-type="float">
            <text:p>0.0873</text:p>
          </table:table-cell>
          <table:table-cell office:value-type="string" calcext:value-type="string">
            <text:p>Apr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37.1667" calcext:value-type="float">
            <text:p>137.1667</text:p>
          </table:table-cell>
          <table:table-cell office:value-type="float" office:value="547" calcext:value-type="float">
            <text:p>547</text:p>
          </table:table-cell>
          <table:table-cell office:value-type="float" office:value="3347.3333" calcext:value-type="float">
            <text:p>3347.3333</text:p>
          </table:table-cell>
          <table:table-cell office:value-type="float" office:value="5950.8333" calcext:value-type="float">
            <text:p>5950.8333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0226" calcext:value-type="float">
            <text:p>0.0226</text:p>
          </table:table-cell>
          <table:table-cell office:value-type="float" office:value="2640.3333" calcext:value-type="float">
            <text:p>2640.3333</text:p>
          </table:table-cell>
          <table:table-cell office:value-type="float" office:value="0.1188" calcext:value-type="float">
            <text:p>0.1188</text:p>
          </table:table-cell>
          <table:table-cell office:value-type="string" calcext:value-type="string">
            <text:p>May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630.6" calcext:value-type="float">
            <text:p>630.6</text:p>
          </table:table-cell>
          <table:table-cell office:value-type="float" office:value="878.2" calcext:value-type="float">
            <text:p>878.2</text:p>
          </table:table-cell>
          <table:table-cell office:value-type="float" office:value="11470" calcext:value-type="float">
            <text:p>11470</text:p>
          </table:table-cell>
          <table:table-cell office:value-type="float" office:value="15567.6" calcext:value-type="float">
            <text:p>15567.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68" calcext:value-type="float">
            <text:p>0.0368</text:p>
          </table:table-cell>
          <table:table-cell office:value-type="float" office:value="5531.2" calcext:value-type="float">
            <text:p>5531.2</text:p>
          </table:table-cell>
          <table:table-cell office:value-type="float" office:value="0.1117" calcext:value-type="float">
            <text:p>0.1117</text:p>
          </table:table-cell>
          <table:table-cell office:value-type="string" calcext:value-type="string">
            <text:p>Jun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60.4286" calcext:value-type="float">
            <text:p>160.4286</text:p>
          </table:table-cell>
          <table:table-cell office:value-type="float" office:value="181.2857" calcext:value-type="float">
            <text:p>181.2857</text:p>
          </table:table-cell>
          <table:table-cell office:value-type="float" office:value="5179" calcext:value-type="float">
            <text:p>5179</text:p>
          </table:table-cell>
          <table:table-cell office:value-type="float" office:value="5920.2857" calcext:value-type="float">
            <text:p>5920.2857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26" calcext:value-type="float">
            <text:p>0.026</text:p>
          </table:table-cell>
          <table:table-cell office:value-type="float" office:value="1237" calcext:value-type="float">
            <text:p>1237</text:p>
          </table:table-cell>
          <table:table-cell office:value-type="float" office:value="0.0919" calcext:value-type="float">
            <text:p>0.0919</text:p>
          </table:table-cell>
          <table:table-cell office:value-type="string" calcext:value-type="string">
            <text:p>Jul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08.6667" calcext:value-type="float">
            <text:p>108.6667</text:p>
          </table:table-cell>
          <table:table-cell office:value-type="float" office:value="248.8333" calcext:value-type="float">
            <text:p>248.8333</text:p>
          </table:table-cell>
          <table:table-cell office:value-type="float" office:value="4043.5" calcext:value-type="float">
            <text:p>4043.5</text:p>
          </table:table-cell>
          <table:table-cell office:value-type="float" office:value="4436.8333" calcext:value-type="float">
            <text:p>4436.8333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241" calcext:value-type="float">
            <text:p>0.0241</text:p>
          </table:table-cell>
          <table:table-cell office:value-type="float" office:value="627.5" calcext:value-type="float">
            <text:p>627.5</text:p>
          </table:table-cell>
          <table:table-cell office:value-type="float" office:value="0.0671" calcext:value-type="float">
            <text:p>0.0671</text:p>
          </table:table-cell>
          <table:table-cell office:value-type="string" calcext:value-type="string">
            <text:p>Aug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18.6667" calcext:value-type="float">
            <text:p>118.6667</text:p>
          </table:table-cell>
          <table:table-cell office:value-type="float" office:value="340.8333" calcext:value-type="float">
            <text:p>340.8333</text:p>
          </table:table-cell>
          <table:table-cell office:value-type="float" office:value="4682.1667" calcext:value-type="float">
            <text:p>4682.1667</text:p>
          </table:table-cell>
          <table:table-cell office:value-type="float" office:value="5901.1667" calcext:value-type="float">
            <text:p>5901.1667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215" calcext:value-type="float">
            <text:p>0.0215</text:p>
          </table:table-cell>
          <table:table-cell office:value-type="float" office:value="1448.1667" calcext:value-type="float">
            <text:p>1448.1667</text:p>
          </table:table-cell>
          <table:table-cell office:value-type="float" office:value="0.1218" calcext:value-type="float">
            <text:p>0.1218</text:p>
          </table:table-cell>
          <table:table-cell office:value-type="string" calcext:value-type="string">
            <text:p>Sep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480.3333" calcext:value-type="float">
            <text:p>480.3333</text:p>
          </table:table-cell>
          <table:table-cell office:value-type="float" office:value="398" calcext:value-type="float">
            <text:p>398</text:p>
          </table:table-cell>
          <table:table-cell office:value-type="float" office:value="18028.1667" calcext:value-type="float">
            <text:p>18028.1667</text:p>
          </table:table-cell>
          <table:table-cell office:value-type="float" office:value="18108.5" calcext:value-type="float">
            <text:p>18108.5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264" calcext:value-type="float">
            <text:p>0.0264</text:p>
          </table:table-cell>
          <table:table-cell office:value-type="float" office:value="1736.3333" calcext:value-type="float">
            <text:p>1736.3333</text:p>
          </table:table-cell>
          <table:table-cell office:value-type="float" office:value="0.0668" calcext:value-type="float">
            <text:p>0.0668</text:p>
          </table:table-cell>
          <table:table-cell office:value-type="string" calcext:value-type="string">
            <text:p>Oct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484" calcext:value-type="float">
            <text:p>484</text:p>
          </table:table-cell>
          <table:table-cell office:value-type="float" office:value="38226.6667" calcext:value-type="float">
            <text:p>38226.6667</text:p>
          </table:table-cell>
          <table:table-cell office:value-type="float" office:value="39362.3333" calcext:value-type="float">
            <text:p>39362.333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17" calcext:value-type="float">
            <text:p>0.0317</text:p>
          </table:table-cell>
          <table:table-cell office:value-type="float" office:value="5816.3333" calcext:value-type="float">
            <text:p>5816.3333</text:p>
          </table:table-cell>
          <table:table-cell office:value-type="float" office:value="0.0913" calcext:value-type="float">
            <text:p>0.0913</text:p>
          </table:table-cell>
          <table:table-cell office:value-type="string" calcext:value-type="string">
            <text:p>Nov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523.5" calcext:value-type="float">
            <text:p>1523.5</text:p>
          </table:table-cell>
          <table:table-cell office:value-type="float" office:value="773.6667" calcext:value-type="float">
            <text:p>773.6667</text:p>
          </table:table-cell>
          <table:table-cell office:value-type="float" office:value="17492" calcext:value-type="float">
            <text:p>17492</text:p>
          </table:table-cell>
          <table:table-cell office:value-type="float" office:value="17024.8333" calcext:value-type="float">
            <text:p>17024.8333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672" calcext:value-type="float">
            <text:p>0.1672</text:p>
          </table:table-cell>
          <table:table-cell office:value-type="float" office:value="2431.6667" calcext:value-type="float">
            <text:p>2431.6667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Dec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table:number-columns-repeated="4"/>
          <table:table-cell table:formula="of:=AVERAGE([.E2:.E13])" office:value-type="float" office:value="0.0622666666666667" calcext:value-type="float">
            <text:p>0.062266666666667</text:p>
          </table:table-cell>
          <table:table-cell table:formula="of:=AVERAGE([.F2:.F13])" office:value-type="float" office:value="0.042275" calcext:value-type="float">
            <text:p>0.042275</text:p>
          </table:table-cell>
          <table:table-cell/>
          <table:table-cell table:formula="of:=AVERAGE([.H2:.H13])" office:value-type="float" office:value="0.0855333333333333" calcext:value-type="float">
            <text:p>0.085533333333333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</table:table-row>
        <table:table-row table:style-name="ro1">
          <table:table-cell office:value-type="float" office:value="526.8571" calcext:value-type="float">
            <text:p>526.8571</text:p>
          </table:table-cell>
          <table:table-cell office:value-type="float" office:value="2401.1429" calcext:value-type="float">
            <text:p>2401.1429</text:p>
          </table:table-cell>
          <table:table-cell office:value-type="float" office:value="6646" calcext:value-type="float">
            <text:p>6646</text:p>
          </table:table-cell>
          <table:table-cell office:value-type="float" office:value="8520.2857" calcext:value-type="float">
            <text:p>8520.2857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8922" calcext:value-type="float">
            <text:p>0.892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15.1667" calcext:value-type="float">
            <text:p>1215.1667</text:p>
          </table:table-cell>
          <table:table-cell office:value-type="float" office:value="3332.8333" calcext:value-type="float">
            <text:p>3332.8333</text:p>
          </table:table-cell>
          <table:table-cell office:value-type="float" office:value="4301" calcext:value-type="float">
            <text:p>430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056" calcext:value-type="float">
            <text:p>0.056</text:p>
          </table:table-cell>
          <table:table-cell office:value-type="float" office:value="0.7726" calcext:value-type="float">
            <text:p>0.7726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8583" calcext:value-type="float">
            <text:p>0.8583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2.8571" calcext:value-type="float">
            <text:p>352.8571</text:p>
          </table:table-cell>
          <table:table-cell office:value-type="float" office:value="2321.4286" calcext:value-type="float">
            <text:p>2321.4286</text:p>
          </table:table-cell>
          <table:table-cell office:value-type="float" office:value="2554.2857" calcext:value-type="float">
            <text:p>2554.2857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952" calcext:value-type="float">
            <text:p>0.952</text:p>
          </table:table-cell>
          <table:table-cell office:value-type="float" office:value="0.9192" calcext:value-type="float">
            <text:p>0.9192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1175.8" calcext:value-type="float">
            <text:p>1175.8</text:p>
          </table:table-cell>
          <table:table-cell office:value-type="float" office:value="5513.6" calcext:value-type="float">
            <text:p>5513.6</text:p>
          </table:table-cell>
          <table:table-cell office:value-type="float" office:value="6570" calcext:value-type="float">
            <text:p>6570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978" calcext:value-type="float">
            <text:p>0.978</text:p>
          </table:table-cell>
          <table:table-cell office:value-type="float" office:value="0.9063" calcext:value-type="float">
            <text:p>0.9063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64.8333" calcext:value-type="float">
            <text:p>164.8333</text:p>
          </table:table-cell>
          <table:table-cell office:value-type="float" office:value="1309.6667" calcext:value-type="float">
            <text:p>1309.6667</text:p>
          </table:table-cell>
          <table:table-cell office:value-type="float" office:value="5001.6667" calcext:value-type="float">
            <text:p>5001.6667</text:p>
          </table:table-cell>
          <table:table-cell office:value-type="float" office:value="6146.5" calcext:value-type="float">
            <text:p>6146.5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8684" calcext:value-type="float">
            <text:p>0.8684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937.6" calcext:value-type="float">
            <text:p>937.6</text:p>
          </table:table-cell>
          <table:table-cell office:value-type="float" office:value="2610.8" calcext:value-type="float">
            <text:p>2610.8</text:p>
          </table:table-cell>
          <table:table-cell office:value-type="float" office:value="14428" calcext:value-type="float">
            <text:p>14428</text:p>
          </table:table-cell>
          <table:table-cell office:value-type="float" office:value="16101.2" calcext:value-type="float">
            <text:p>16101.2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03" calcext:value-type="float">
            <text:p>0.903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8.2857" calcext:value-type="float">
            <text:p>188.2857</text:p>
          </table:table-cell>
          <table:table-cell office:value-type="float" office:value="852.5714" calcext:value-type="float">
            <text:p>852.5714</text:p>
          </table:table-cell>
          <table:table-cell office:value-type="float" office:value="5486.4286" calcext:value-type="float">
            <text:p>5486.4286</text:p>
          </table:table-cell>
          <table:table-cell office:value-type="float" office:value="6150.7143" calcext:value-type="float">
            <text:p>6150.7143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9195" calcext:value-type="float">
            <text:p>0.9195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637.5" calcext:value-type="float">
            <text:p>637.5</text:p>
          </table:table-cell>
          <table:table-cell office:value-type="float" office:value="4095.1667" calcext:value-type="float">
            <text:p>4095.1667</text:p>
          </table:table-cell>
          <table:table-cell office:value-type="float" office:value="4604.1667" calcext:value-type="float">
            <text:p>4604.1667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9211" calcext:value-type="float">
            <text:p>0.9211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office:value-type="float" office:value="1391.1667" calcext:value-type="float">
            <text:p>1391.1667</text:p>
          </table:table-cell>
          <table:table-cell office:value-type="float" office:value="4854.3333" calcext:value-type="float">
            <text:p>4854.3333</text:p>
          </table:table-cell>
          <table:table-cell office:value-type="float" office:value="6086" calcext:value-type="float">
            <text:p>6086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899" calcext:value-type="float">
            <text:p>0.899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607.1667" calcext:value-type="float">
            <text:p>607.1667</text:p>
          </table:table-cell>
          <table:table-cell office:value-type="float" office:value="1006.6667" calcext:value-type="float">
            <text:p>1006.6667</text:p>
          </table:table-cell>
          <table:table-cell office:value-type="float" office:value="18369" calcext:value-type="float">
            <text:p>18369</text:p>
          </table:table-cell>
          <table:table-cell office:value-type="float" office:value="18768.5" calcext:value-type="float">
            <text:p>18768.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868" calcext:value-type="float">
            <text:p>0.868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9176" calcext:value-type="float">
            <text:p>0.9176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9292.6667" calcext:value-type="float">
            <text:p>9292.6667</text:p>
          </table:table-cell>
          <table:table-cell office:value-type="float" office:value="33318" calcext:value-type="float">
            <text:p>33318</text:p>
          </table:table-cell>
          <table:table-cell office:value-type="float" office:value="40884.6667" calcext:value-type="float">
            <text:p>40884.6667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8665" calcext:value-type="float">
            <text:p>0.8665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office:value-type="float" office:value="1840.8333" calcext:value-type="float">
            <text:p>1840.8333</text:p>
          </table:table-cell>
          <table:table-cell office:value-type="float" office:value="6426.1667" calcext:value-type="float">
            <text:p>6426.1667</text:p>
          </table:table-cell>
          <table:table-cell office:value-type="float" office:value="13196.6667" calcext:value-type="float">
            <text:p>13196.6667</text:p>
          </table:table-cell>
          <table:table-cell office:value-type="float" office:value="17782" calcext:value-type="float">
            <text:p>17782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7754" calcext:value-type="float">
            <text:p>0.7754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</table:table-row>
        <table:table-row table:style-name="ro1">
          <table:table-cell table:number-columns-repeated="4"/>
          <table:table-cell table:formula="of:=AVERAGE([.E17:.E28])" office:value-type="float" office:value="0.178258333333333" calcext:value-type="float">
            <text:p>0.178258333333333</text:p>
          </table:table-cell>
          <table:table-cell table:formula="of:=AVERAGE([.F17:.F28])" office:value-type="float" office:value="0.0473416666666667" calcext:value-type="float">
            <text:p>0.047341666666667</text:p>
          </table:table-cell>
          <table:table-cell table:number-columns-repeated="5"/>
        </table:table-row>
        <table:table-row table:style-name="ro1">
          <table:table-cell table:number-columns-repeated="4"/>
          <table:table-cell table:formula="of:=[.E29]-[.E14]" office:value-type="float" office:value="0.115991666666667" calcext:value-type="float">
            <text:p>0.115991666666667</text:p>
          </table:table-cell>
          <table:table-cell table:formula="of:=[.F29]-[.F14]" office:value-type="float" office:value="0.00506666666666667" calcext:value-type="float">
            <text:p>0.005066666666667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rejection_vote</text:p>
          </table:table-cell>
          <table:table-cell office:value-type="string" calcext:value-type="string">
            <text:p>rejection_r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est_year</text:p>
          </table:table-cell>
          <table:table-cell/>
        </table:table-row>
        <table:table-row table:style-name="ro1">
          <table:table-cell office:value-type="float" office:value="398.4286" calcext:value-type="float">
            <text:p>398.4286</text:p>
          </table:table-cell>
          <table:table-cell office:value-type="float" office:value="1897.2857" calcext:value-type="float">
            <text:p>1897.2857</text:p>
          </table:table-cell>
          <table:table-cell office:value-type="float" office:value="6659.7143" calcext:value-type="float">
            <text:p>6659.7143</text:p>
          </table:table-cell>
          <table:table-cell office:value-type="float" office:value="8115.5714" calcext:value-type="float">
            <text:p>8115.5714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438" calcext:value-type="float">
            <text:p>0.0438</text:p>
          </table:table-cell>
          <table:table-cell office:value-type="float" office:value="1023.2857" calcext:value-type="float">
            <text:p>1023.2857</text:p>
          </table:table-cell>
          <table:table-cell office:value-type="float" office:value="0.0804" calcext:value-type="float">
            <text:p>0.0804</text:p>
          </table:table-cell>
          <table:table-cell office:value-type="string" calcext:value-type="string">
            <text:p>Jan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226.8333" calcext:value-type="float">
            <text:p>226.8333</text:p>
          </table:table-cell>
          <table:table-cell office:value-type="float" office:value="354.3333" calcext:value-type="float">
            <text:p>354.3333</text:p>
          </table:table-cell>
          <table:table-cell office:value-type="float" office:value="3971.1667" calcext:value-type="float">
            <text:p>3971.1667</text:p>
          </table:table-cell>
          <table:table-cell office:value-type="float" office:value="4201.8333" calcext:value-type="float">
            <text:p>4201.8333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526" calcext:value-type="float">
            <text:p>0.0526</text:p>
          </table:table-cell>
          <table:table-cell office:value-type="float" office:value="341.8333" calcext:value-type="float">
            <text:p>341.8333</text:p>
          </table:table-cell>
          <table:table-cell office:value-type="float" office:value="0.0383" calcext:value-type="float">
            <text:p>0.0383</text:p>
          </table:table-cell>
          <table:table-cell office:value-type="string" calcext:value-type="string">
            <text:p>Feb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27.2857" calcext:value-type="float">
            <text:p>127.2857</text:p>
          </table:table-cell>
          <table:table-cell office:value-type="float" office:value="103.4286" calcext:value-type="float">
            <text:p>103.4286</text:p>
          </table:table-cell>
          <table:table-cell office:value-type="float" office:value="2421.4286" calcext:value-type="float">
            <text:p>2421.4286</text:p>
          </table:table-cell>
          <table:table-cell office:value-type="float" office:value="2476.2857" calcext:value-type="float">
            <text:p>2476.2857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481" calcext:value-type="float">
            <text:p>0.0481</text:p>
          </table:table-cell>
          <table:table-cell office:value-type="float" office:value="220.1429" calcext:value-type="float">
            <text:p>220.1429</text:p>
          </table:table-cell>
          <table:table-cell office:value-type="float" office:value="0.0364" calcext:value-type="float">
            <text:p>0.0364</text:p>
          </table:table-cell>
          <table:table-cell office:value-type="string" calcext:value-type="string">
            <text:p>Mar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461.4" calcext:value-type="float">
            <text:p>461.4</text:p>
          </table:table-cell>
          <table:table-cell office:value-type="float" office:value="5582.8" calcext:value-type="float">
            <text:p>5582.8</text:p>
          </table:table-cell>
          <table:table-cell office:value-type="float" office:value="6421.4" calcext:value-type="float">
            <text:p>6421.4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221" calcext:value-type="float">
            <text:p>0.0221</text:p>
          </table:table-cell>
          <table:table-cell office:value-type="float" office:value="775.6" calcext:value-type="float">
            <text:p>775.6</text:p>
          </table:table-cell>
          <table:table-cell office:value-type="float" office:value="0.0521" calcext:value-type="float">
            <text:p>0.0521</text:p>
          </table:table-cell>
          <table:table-cell office:value-type="string" calcext:value-type="string">
            <text:p>Apr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265.1667" calcext:value-type="float">
            <text:p>265.1667</text:p>
          </table:table-cell>
          <table:table-cell office:value-type="float" office:value="440.3333" calcext:value-type="float">
            <text:p>440.3333</text:p>
          </table:table-cell>
          <table:table-cell office:value-type="float" office:value="5823.8333" calcext:value-type="float">
            <text:p>5823.8333</text:p>
          </table:table-cell>
          <table:table-cell office:value-type="float" office:value="5952.5" calcext:value-type="float">
            <text:p>5952.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06" calcext:value-type="float">
            <text:p>0.0506</text:p>
          </table:table-cell>
          <table:table-cell office:value-type="float" office:value="140.8333" calcext:value-type="float">
            <text:p>140.8333</text:p>
          </table:table-cell>
          <table:table-cell office:value-type="float" office:value="0.0118" calcext:value-type="float">
            <text:p>0.0118</text:p>
          </table:table-cell>
          <table:table-cell office:value-type="string" calcext:value-type="string">
            <text:p>May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648.6" calcext:value-type="float">
            <text:p>3648.6</text:p>
          </table:table-cell>
          <table:table-cell office:value-type="float" office:value="13366" calcext:value-type="float">
            <text:p>13366</text:p>
          </table:table-cell>
          <table:table-cell office:value-type="float" office:value="15881.6" calcext:value-type="float">
            <text:p>15881.6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0593" calcext:value-type="float">
            <text:p>0.0593</text:p>
          </table:table-cell>
          <table:table-cell office:value-type="float" office:value="115.4" calcext:value-type="float">
            <text:p>115.4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Jun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264.5714" calcext:value-type="float">
            <text:p>264.5714</text:p>
          </table:table-cell>
          <table:table-cell office:value-type="float" office:value="444.2857" calcext:value-type="float">
            <text:p>444.2857</text:p>
          </table:table-cell>
          <table:table-cell office:value-type="float" office:value="5846.8571" calcext:value-type="float">
            <text:p>5846.8571</text:p>
          </table:table-cell>
          <table:table-cell office:value-type="float" office:value="6025" calcext:value-type="float">
            <text:p>6025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2" calcext:value-type="float">
            <text:p>0.042</text:p>
          </table:table-cell>
          <table:table-cell office:value-type="float" office:value="97.2857" calcext:value-type="float">
            <text:p>97.2857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Jul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202.3333" calcext:value-type="float">
            <text:p>202.3333</text:p>
          </table:table-cell>
          <table:table-cell office:value-type="float" office:value="4523" calcext:value-type="float">
            <text:p>4523</text:p>
          </table:table-cell>
          <table:table-cell office:value-type="float" office:value="4526" calcext:value-type="float">
            <text:p>4526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374" calcext:value-type="float">
            <text:p>0.0374</text:p>
          </table:table-cell>
          <table:table-cell office:value-type="float" office:value="38.5" calcext:value-type="float">
            <text:p>38.5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Aug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218.3333" calcext:value-type="float">
            <text:p>218.3333</text:p>
          </table:table-cell>
          <table:table-cell office:value-type="float" office:value="301.8333" calcext:value-type="float">
            <text:p>301.8333</text:p>
          </table:table-cell>
          <table:table-cell office:value-type="float" office:value="5938.8333" calcext:value-type="float">
            <text:p>5938.8333</text:p>
          </table:table-cell>
          <table:table-cell office:value-type="float" office:value="6021.6667" calcext:value-type="float">
            <text:p>6021.666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376" calcext:value-type="float">
            <text:p>0.0376</text:p>
          </table:table-cell>
          <table:table-cell office:value-type="float" office:value="10.3333" calcext:value-type="float">
            <text:p>10.3333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Sep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806.3333" calcext:value-type="float">
            <text:p>806.3333</text:p>
          </table:table-cell>
          <table:table-cell office:value-type="float" office:value="223.8333" calcext:value-type="float">
            <text:p>223.8333</text:p>
          </table:table-cell>
          <table:table-cell office:value-type="float" office:value="19148.3333" calcext:value-type="float">
            <text:p>19148.3333</text:p>
          </table:table-cell>
          <table:table-cell office:value-type="float" office:value="18564.5" calcext:value-type="float">
            <text:p>18564.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51" calcext:value-type="float">
            <text:p>0.0451</text:p>
          </table:table-cell>
          <table:table-cell office:value-type="float" office:value="8.3333" calcext:value-type="float">
            <text:p>8.3333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Oct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40.5" calcext:value-type="float">
            <text:p>440.5</text:p>
          </table:table-cell>
          <table:table-cell office:value-type="float" office:value="42162.3333" calcext:value-type="float">
            <text:p>42162.3333</text:p>
          </table:table-cell>
          <table:table-cell office:value-type="float" office:value="39876.5" calcext:value-type="float">
            <text:p>39876.5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623" calcext:value-type="float">
            <text:p>0.0623</text:p>
          </table:table-cell>
          <table:table-cell office:value-type="float" office:value="206" calcext:value-type="float">
            <text:p>206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Nov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office:value-type="float" office:value="2353.5" calcext:value-type="float">
            <text:p>2353.5</text:p>
          </table:table-cell>
          <table:table-cell office:value-type="float" office:value="582.5" calcext:value-type="float">
            <text:p>582.5</text:p>
          </table:table-cell>
          <table:table-cell office:value-type="float" office:value="19020" calcext:value-type="float">
            <text:p>19020</text:p>
          </table:table-cell>
          <table:table-cell office:value-type="float" office:value="17001.3333" calcext:value-type="float">
            <text:p>17001.3333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2022" calcext:value-type="float">
            <text:p>0.2022</text:p>
          </table:table-cell>
          <table:table-cell office:value-type="float" office:value="288.3333" calcext:value-type="float">
            <text:p>288.3333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Dec</text:p>
          </table:table-cell>
          <table:table-cell office:value-type="float" office:value="2014" calcext:value-type="float">
            <text:p>2014</text:p>
          </table:table-cell>
          <table:table-cell/>
        </table:table-row>
        <table:table-row table:style-name="ro1">
          <table:table-cell table:number-columns-repeated="4"/>
          <table:table-cell table:formula="of:=AVERAGE([.E33:.E44])" office:value-type="float" office:value="0.0586583333333333" calcext:value-type="float">
            <text:p>0.058658333333333</text:p>
          </table:table-cell>
          <table:table-cell table:formula="of:=AVERAGE([.F33:.F44])" office:value-type="float" office:value="0.0585916666666667" calcext:value-type="float">
            <text:p>0.058591666666667</text:p>
          </table:table-cell>
          <table:table-cell/>
          <table:table-cell table:formula="of:=AVERAGE([.H33:.H44])" office:value-type="float" office:value="0.020875" calcext:value-type="float">
            <text:p>0.02087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45]-[.E14]" office:value-type="float" office:value="-0.00360833333333332" calcext:value-type="float">
            <text:p>-0.003608333333333</text:p>
          </table:table-cell>
          <table:table-cell table:formula="of:=[.F45]-[.F14]" office:value-type="float" office:value="0.0163166666666667" calcext:value-type="float">
            <text:p>0.016316666666667</text:p>
          </table:table-cell>
          <table:table-cell/>
          <table:table-cell table:formula="of:=[.H45]-[.H14]" office:value-type="float" office:value="-0.0646583333333333" calcext:value-type="float">
            <text:p>-0.064658333333333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8" table:default-cell-style-name="Default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atch</text:p>
          </table:table-cell>
          <table:table-cell table:number-columns-repeated="14"/>
          <table:table-cell office:value-type="string" calcext:value-type="string">
            <text:p>batch upd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rrect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vg error rate</text:p>
          </table:table-cell>
          <table:table-cell/>
          <table:table-cell office:value-type="string" calcext:value-type="string">
            <text:p>corrects</text:p>
          </table:table-cell>
          <table:table-cell office:value-type="string" calcext:value-type="string">
            <text:p>sample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vg error rate</text:p>
          </table:table-cell>
        </table:table-row>
        <table:table-row table:style-name="ro1">
          <table:table-cell office:value-type="float" office:value="15884.4286" calcext:value-type="float">
            <text:p>15884.4286</text:p>
          </table:table-cell>
          <table:table-cell office:value-type="float" office:value="18094.2857" calcext:value-type="float">
            <text:p>18094.2857</text:p>
          </table:table-cell>
          <table:table-cell office:value-type="float" office:value="291" calcext:value-type="float">
            <text:p>291</text:p>
          </table:table-cell>
          <table:table-cell office:value-type="float" office:value="1918.8571" calcext:value-type="float">
            <text:p>1918.8571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296" calcext:value-type="float">
            <text:p>0.0296</text:p>
          </table:table-cell>
          <table:table-cell office:value-type="float" office:value="7128.2857" calcext:value-type="float">
            <text:p>7128.2857</text:p>
          </table:table-cell>
          <table:table-cell office:value-type="float" office:value="8756.1429" calcext:value-type="float">
            <text:p>8756.1429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9683" calcext:value-type="float">
            <text:p>0.9683</text:p>
          </table:table-cell>
          <table:table-cell office:value-type="float" office:value="0.9481" calcext:value-type="float">
            <text:p>0.9481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formula="of:=([.E3]+[.F3]) / 2" office:value-type="float" office:value="0.0519" calcext:value-type="float">
            <text:p>0.0519</text:p>
          </table:table-cell>
          <table:table-cell/>
          <table:table-cell office:value-type="float" office:value="15884.4286" calcext:value-type="float">
            <text:p>15884.4286</text:p>
          </table:table-cell>
          <table:table-cell office:value-type="float" office:value="18094.2857" calcext:value-type="float">
            <text:p>18094.2857</text:p>
          </table:table-cell>
          <table:table-cell office:value-type="float" office:value="290.8571" calcext:value-type="float">
            <text:p>290.8571</text:p>
          </table:table-cell>
          <table:table-cell office:value-type="float" office:value="1919" calcext:value-type="float">
            <text:p>1919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0295" calcext:value-type="float">
            <text:p>0.0295</text:p>
          </table:table-cell>
          <table:table-cell office:value-type="float" office:value="7128.1429" calcext:value-type="float">
            <text:p>7128.1429</text:p>
          </table:table-cell>
          <table:table-cell office:value-type="float" office:value="8756.2857" calcext:value-type="float">
            <text:p>8756.2857</text:p>
          </table:table-cell>
          <table:table-cell office:value-type="float" office:value="0.9258" calcext:value-type="float">
            <text:p>0.9258</text:p>
          </table:table-cell>
          <table:table-cell office:value-type="float" office:value="0.9683" calcext:value-type="float">
            <text:p>0.9683</text:p>
          </table:table-cell>
          <table:table-cell office:value-type="float" office:value="0.9482" calcext:value-type="float">
            <text:p>0.948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formula="of:=([.T3]+[.U3]) / 2" office:value-type="float" office:value="0.05185" calcext:value-type="float">
            <text:p>0.05185</text:p>
          </table:table-cell>
        </table:table-row>
        <table:table-row table:style-name="ro1">
          <table:table-cell office:value-type="float" office:value="8247.6667" calcext:value-type="float">
            <text:p>8247.6667</text:p>
          </table:table-cell>
          <table:table-cell office:value-type="float" office:value="9096" calcext:value-type="float">
            <text:p>9096</text:p>
          </table:table-cell>
          <table:table-cell office:value-type="float" office:value="188.3333" calcext:value-type="float">
            <text:p>188.3333</text:p>
          </table:table-cell>
          <table:table-cell office:value-type="float" office:value="660" calcext:value-type="float">
            <text:p>660</text:p>
          </table:table-cell>
          <table:table-cell office:value-type="float" office:value="0.1279" calcext:value-type="float">
            <text:p>0.1279</text:p>
          </table:table-cell>
          <table:table-cell office:value-type="float" office:value="0.0437" calcext:value-type="float">
            <text:p>0.0437</text:p>
          </table:table-cell>
          <table:table-cell office:value-type="float" office:value="3888" calcext:value-type="float">
            <text:p>3888</text:p>
          </table:table-cell>
          <table:table-cell office:value-type="float" office:value="4359.6667" calcext:value-type="float">
            <text:p>4359.6667</text:p>
          </table:table-cell>
          <table:table-cell office:value-type="float" office:value="0.8721" calcext:value-type="float">
            <text:p>0.8721</text:p>
          </table:table-cell>
          <table:table-cell office:value-type="float" office:value="0.9516" calcext:value-type="float">
            <text:p>0.9516</text:p>
          </table:table-cell>
          <table:table-cell office:value-type="float" office:value="0.9142" calcext:value-type="float">
            <text:p>0.9142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table:formula="of:=([.E4]+[.F4]) / 2" office:value-type="float" office:value="0.0858" calcext:value-type="float">
            <text:p>0.0858</text:p>
          </table:table-cell>
          <table:table-cell/>
          <table:table-cell office:value-type="float" office:value="8249" calcext:value-type="float">
            <text:p>8249</text:p>
          </table:table-cell>
          <table:table-cell office:value-type="float" office:value="9096" calcext:value-type="float">
            <text:p>9096</text:p>
          </table:table-cell>
          <table:table-cell office:value-type="float" office:value="187.1667" calcext:value-type="float">
            <text:p>187.1667</text:p>
          </table:table-cell>
          <table:table-cell office:value-type="float" office:value="659.8333" calcext:value-type="float">
            <text:p>659.8333</text:p>
          </table:table-cell>
          <table:table-cell office:value-type="float" office:value="0.1277" calcext:value-type="float">
            <text:p>0.1277</text:p>
          </table:table-cell>
          <table:table-cell office:value-type="float" office:value="0.0434" calcext:value-type="float">
            <text:p>0.0434</text:p>
          </table:table-cell>
          <table:table-cell office:value-type="float" office:value="3888.1667" calcext:value-type="float">
            <text:p>3888.1667</text:p>
          </table:table-cell>
          <table:table-cell office:value-type="float" office:value="4360.8333" calcext:value-type="float">
            <text:p>4360.8333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952" calcext:value-type="float">
            <text:p>0.952</text:p>
          </table:table-cell>
          <table:table-cell office:value-type="float" office:value="0.9145" calcext:value-type="float">
            <text:p>0.9145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table:formula="of:=([.T4]+[.U4]) / 2" office:value-type="float" office:value="0.08555" calcext:value-type="float">
            <text:p>0.08555</text:p>
          </table:table-cell>
        </table:table-row>
        <table:table-row table:style-name="ro1">
          <table:table-cell office:value-type="float" office:value="4979" calcext:value-type="float">
            <text:p>4979</text:p>
          </table:table-cell>
          <table:table-cell office:value-type="float" office:value="5348.5714" calcext:value-type="float">
            <text:p>5348.5714</text:p>
          </table:table-cell>
          <table:table-cell office:value-type="float" office:value="87.8571" calcext:value-type="float">
            <text:p>87.8571</text:p>
          </table:table-cell>
          <table:table-cell office:value-type="float" office:value="281.7143" calcext:value-type="float">
            <text:p>281.7143</text:p>
          </table:table-cell>
          <table:table-cell office:value-type="float" office:value="0.0933" calcext:value-type="float">
            <text:p>0.0933</text:p>
          </table:table-cell>
          <table:table-cell office:value-type="float" office:value="0.0316" calcext:value-type="float">
            <text:p>0.0316</text:p>
          </table:table-cell>
          <table:table-cell office:value-type="float" office:value="2392.5714" calcext:value-type="float">
            <text:p>2392.5714</text:p>
          </table:table-cell>
          <table:table-cell office:value-type="float" office:value="2586.4286" calcext:value-type="float">
            <text:p>2586.4286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66" calcext:value-type="float">
            <text:p>0.966</text:p>
          </table:table-cell>
          <table:table-cell office:value-type="float" office:value="0.9376" calcext:value-type="float">
            <text:p>0.9376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table:formula="of:=([.E5]+[.F5]) / 2" office:value-type="float" office:value="0.06245" calcext:value-type="float">
            <text:p>0.06245</text:p>
          </table:table-cell>
          <table:table-cell/>
          <table:table-cell office:value-type="float" office:value="5005.4286" calcext:value-type="float">
            <text:p>5005.4286</text:p>
          </table:table-cell>
          <table:table-cell office:value-type="float" office:value="5348.5714" calcext:value-type="float">
            <text:p>5348.5714</text:p>
          </table:table-cell>
          <table:table-cell office:value-type="float" office:value="107" calcext:value-type="float">
            <text:p>107</text:p>
          </table:table-cell>
          <table:table-cell office:value-type="float" office:value="236.1429" calcext:value-type="float">
            <text:p>236.1429</text:p>
          </table:table-cell>
          <table:table-cell office:value-type="float" office:value="0.0756" calcext:value-type="float">
            <text:p>0.0756</text:p>
          </table:table-cell>
          <table:table-cell office:value-type="float" office:value="0.0388" calcext:value-type="float">
            <text:p>0.0388</text:p>
          </table:table-cell>
          <table:table-cell office:value-type="float" office:value="2438.1429" calcext:value-type="float">
            <text:p>2438.1429</text:p>
          </table:table-cell>
          <table:table-cell office:value-type="float" office:value="2567.2857" calcext:value-type="float">
            <text:p>2567.2857</text:p>
          </table:table-cell>
          <table:table-cell office:value-type="float" office:value="0.9244" calcext:value-type="float">
            <text:p>0.9244</text:p>
          </table:table-cell>
          <table:table-cell office:value-type="float" office:value="0.9594" calcext:value-type="float">
            <text:p>0.9594</text:p>
          </table:table-cell>
          <table:table-cell office:value-type="float" office:value="0.9428" calcext:value-type="float">
            <text:p>0.9428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table:formula="of:=([.T5]+[.U5]) / 2" office:value-type="float" office:value="0.0572" calcext:value-type="float">
            <text:p>0.0572</text:p>
          </table:table-cell>
        </table:table-row>
        <table:table-row table:style-name="ro1">
          <table:table-cell office:value-type="float" office:value="11293" calcext:value-type="float">
            <text:p>11293</text:p>
          </table:table-cell>
          <table:table-cell office:value-type="float" office:value="13378.8" calcext:value-type="float">
            <text:p>13378.8</text:p>
          </table:table-cell>
          <table:table-cell office:value-type="float" office:value="86.6" calcext:value-type="float">
            <text:p>86.6</text:p>
          </table:table-cell>
          <table:table-cell office:value-type="float" office:value="1999.2" calcext:value-type="float">
            <text:p>1999.2</text:p>
          </table:table-cell>
          <table:table-cell office:value-type="float" office:value="0.2516" calcext:value-type="float">
            <text:p>0.2516</text:p>
          </table:table-cell>
          <table:table-cell office:value-type="float" office:value="0.0135" calcext:value-type="float">
            <text:p>0.0135</text:p>
          </table:table-cell>
          <table:table-cell office:value-type="float" office:value="4690.2" calcext:value-type="float">
            <text:p>4690.2</text:p>
          </table:table-cell>
          <table:table-cell office:value-type="float" office:value="6602.8" calcext:value-type="float">
            <text:p>6602.8</text:p>
          </table:table-cell>
          <table:table-cell office:value-type="float" office:value="0.7484" calcext:value-type="float">
            <text:p>0.7484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8674" calcext:value-type="float">
            <text:p>0.8674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formula="of:=([.E6]+[.F6]) / 2" office:value-type="float" office:value="0.13255" calcext:value-type="float">
            <text:p>0.13255</text:p>
          </table:table-cell>
          <table:table-cell/>
          <table:table-cell office:value-type="float" office:value="11968.2" calcext:value-type="float">
            <text:p>11968.2</text:p>
          </table:table-cell>
          <table:table-cell office:value-type="float" office:value="13378.8" calcext:value-type="float">
            <text:p>13378.8</text:p>
          </table:table-cell>
          <table:table-cell office:value-type="float" office:value="98.8" calcext:value-type="float">
            <text:p>98.8</text:p>
          </table:table-cell>
          <table:table-cell office:value-type="float" office:value="1311.8" calcext:value-type="float">
            <text:p>1311.8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0159" calcext:value-type="float">
            <text:p>0.0159</text:p>
          </table:table-cell>
          <table:table-cell office:value-type="float" office:value="5377.6" calcext:value-type="float">
            <text:p>5377.6</text:p>
          </table:table-cell>
          <table:table-cell office:value-type="float" office:value="6590.6" calcext:value-type="float">
            <text:p>6590.6</text:p>
          </table:table-cell>
          <table:table-cell office:value-type="float" office:value="0.8352" calcext:value-type="float">
            <text:p>0.8352</text:p>
          </table:table-cell>
          <table:table-cell office:value-type="float" office:value="0.9814" calcext:value-type="float">
            <text:p>0.9814</text:p>
          </table:table-cell>
          <table:table-cell office:value-type="float" office:value="0.9097" calcext:value-type="float">
            <text:p>0.9097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formula="of:=([.T6]+[.U6]) / 2" office:value-type="float" office:value="0.09035" calcext:value-type="float">
            <text:p>0.09035</text:p>
          </table:table-cell>
        </table:table-row>
        <table:table-row table:style-name="ro1">
          <table:table-cell office:value-type="float" office:value="9569.3333" calcext:value-type="float">
            <text:p>9569.3333</text:p>
          </table:table-cell>
          <table:table-cell office:value-type="float" office:value="12622.6667" calcext:value-type="float">
            <text:p>12622.6667</text:p>
          </table:table-cell>
          <table:table-cell office:value-type="float" office:value="116.5" calcext:value-type="float">
            <text:p>116.5</text:p>
          </table:table-cell>
          <table:table-cell office:value-type="float" office:value="2936.8333" calcext:value-type="float">
            <text:p>2936.8333</text:p>
          </table:table-cell>
          <table:table-cell office:value-type="float" office:value="0.2679" calcext:value-type="float">
            <text:p>0.2679</text:p>
          </table:table-cell>
          <table:table-cell office:value-type="float" office:value="0.0188" calcext:value-type="float">
            <text:p>0.0188</text:p>
          </table:table-cell>
          <table:table-cell office:value-type="float" office:value="3374.5" calcext:value-type="float">
            <text:p>3374.5</text:p>
          </table:table-cell>
          <table:table-cell office:value-type="float" office:value="6194.8333" calcext:value-type="float">
            <text:p>6194.8333</text:p>
          </table:table-cell>
          <table:table-cell office:value-type="float" office:value="0.7321" calcext:value-type="float">
            <text:p>0.7321</text:p>
          </table:table-cell>
          <table:table-cell office:value-type="float" office:value="0.9544" calcext:value-type="float">
            <text:p>0.9544</text:p>
          </table:table-cell>
          <table:table-cell office:value-type="float" office:value="0.8567" calcext:value-type="float">
            <text:p>0.8567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table:formula="of:=([.E7]+[.F7]) / 2" office:value-type="float" office:value="0.14335" calcext:value-type="float">
            <text:p>0.14335</text:p>
          </table:table-cell>
          <table:table-cell/>
          <table:table-cell office:value-type="float" office:value="11946.3333" calcext:value-type="float">
            <text:p>11946.3333</text:p>
          </table:table-cell>
          <table:table-cell office:value-type="float" office:value="12622.6667" calcext:value-type="float">
            <text:p>12622.6667</text:p>
          </table:table-cell>
          <table:table-cell office:value-type="float" office:value="261" calcext:value-type="float">
            <text:p>261</text:p>
          </table:table-cell>
          <table:table-cell office:value-type="float" office:value="415.3333" calcext:value-type="float">
            <text:p>415.3333</text:p>
          </table:table-cell>
          <table:table-cell office:value-type="float" office:value="0.0588" calcext:value-type="float">
            <text:p>0.0588</text:p>
          </table:table-cell>
          <table:table-cell office:value-type="float" office:value="0.0421" calcext:value-type="float">
            <text:p>0.0421</text:p>
          </table:table-cell>
          <table:table-cell office:value-type="float" office:value="5896" calcext:value-type="float">
            <text:p>5896</text:p>
          </table:table-cell>
          <table:table-cell office:value-type="float" office:value="6050.3333" calcext:value-type="float">
            <text:p>6050.3333</text:p>
          </table:table-cell>
          <table:table-cell office:value-type="float" office:value="0.9412" calcext:value-type="float">
            <text:p>0.9412</text:p>
          </table:table-cell>
          <table:table-cell office:value-type="float" office:value="0.9571" calcext:value-type="float">
            <text:p>0.9571</text:p>
          </table:table-cell>
          <table:table-cell office:value-type="float" office:value="0.9495" calcext:value-type="float">
            <text:p>0.9495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table:formula="of:=([.T7]+[.U7]) / 2" office:value-type="float" office:value="0.05045" calcext:value-type="float">
            <text:p>0.05045</text:p>
          </table:table-cell>
        </table:table-row>
        <table:table-row table:style-name="ro1">
          <table:table-cell office:value-type="float" office:value="21773.8" calcext:value-type="float">
            <text:p>21773.8</text:p>
          </table:table-cell>
          <table:table-cell office:value-type="float" office:value="34077.6" calcext:value-type="float">
            <text:p>34077.6</text:p>
          </table:table-cell>
          <table:table-cell office:value-type="float" office:value="409.4" calcext:value-type="float">
            <text:p>409.4</text:p>
          </table:table-cell>
          <table:table-cell office:value-type="float" office:value="11894.4" calcext:value-type="float">
            <text:p>11894.4</text:p>
          </table:table-cell>
          <table:table-cell office:value-type="float" office:value="0.4637" calcext:value-type="float">
            <text:p>0.4637</text:p>
          </table:table-cell>
          <table:table-cell office:value-type="float" office:value="0.0255" calcext:value-type="float">
            <text:p>0.0255</text:p>
          </table:table-cell>
          <table:table-cell office:value-type="float" office:value="5144.4" calcext:value-type="float">
            <text:p>5144.4</text:p>
          </table:table-cell>
          <table:table-cell office:value-type="float" office:value="16629.4" calcext:value-type="float">
            <text:p>16629.4</text:p>
          </table:table-cell>
          <table:table-cell office:value-type="float" office:value="0.5363" calcext:value-type="float">
            <text:p>0.5363</text:p>
          </table:table-cell>
          <table:table-cell office:value-type="float" office:value="0.9324" calcext:value-type="float">
            <text:p>0.9324</text:p>
          </table:table-cell>
          <table:table-cell office:value-type="float" office:value="0.7554" calcext:value-type="float">
            <text:p>0.7554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table:formula="of:=([.E8]+[.F8]) / 2" office:value-type="float" office:value="0.2446" calcext:value-type="float">
            <text:p>0.2446</text:p>
          </table:table-cell>
          <table:table-cell/>
          <table:table-cell office:value-type="float" office:value="31330.6" calcext:value-type="float">
            <text:p>31330.6</text:p>
          </table:table-cell>
          <table:table-cell office:value-type="float" office:value="34077.6" calcext:value-type="float">
            <text:p>34077.6</text:p>
          </table:table-cell>
          <table:table-cell office:value-type="float" office:value="1097.4" calcext:value-type="float">
            <text:p>1097.4</text:p>
          </table:table-cell>
          <table:table-cell office:value-type="float" office:value="1649.6" calcext:value-type="float">
            <text:p>1649.6</text:p>
          </table:table-cell>
          <table:table-cell office:value-type="float" office:value="0.0542" calcext:value-type="float">
            <text:p>0.0542</text:p>
          </table:table-cell>
          <table:table-cell office:value-type="float" office:value="0.0602" calcext:value-type="float">
            <text:p>0.0602</text:p>
          </table:table-cell>
          <table:table-cell office:value-type="float" office:value="15389.2" calcext:value-type="float">
            <text:p>15389.2</text:p>
          </table:table-cell>
          <table:table-cell office:value-type="float" office:value="15941.4" calcext:value-type="float">
            <text:p>15941.4</text:p>
          </table:table-cell>
          <table:table-cell office:value-type="float" office:value="0.9458" calcext:value-type="float">
            <text:p>0.9458</text:p>
          </table:table-cell>
          <table:table-cell office:value-type="float" office:value="0.9396" calcext:value-type="float">
            <text:p>0.9396</text:p>
          </table:table-cell>
          <table:table-cell office:value-type="float" office:value="0.9428" calcext:value-type="float">
            <text:p>0.9428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table:formula="of:=([.T8]+[.U8]) / 2" office:value-type="float" office:value="0.0572" calcext:value-type="float">
            <text:p>0.0572</text:p>
          </table:table-cell>
        </table:table-row>
        <table:table-row table:style-name="ro1">
          <table:table-cell office:value-type="float" office:value="11046.7143" calcext:value-type="float">
            <text:p>11046.7143</text:p>
          </table:table-cell>
          <table:table-cell office:value-type="float" office:value="12678" calcext:value-type="float">
            <text:p>12678</text:p>
          </table:table-cell>
          <table:table-cell office:value-type="float" office:value="133.8571" calcext:value-type="float">
            <text:p>133.8571</text:p>
          </table:table-cell>
          <table:table-cell office:value-type="float" office:value="1497.4286" calcext:value-type="float">
            <text:p>1497.4286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0213" calcext:value-type="float">
            <text:p>0.0213</text:p>
          </table:table-cell>
          <table:table-cell office:value-type="float" office:value="4841.5714" calcext:value-type="float">
            <text:p>4841.5714</text:p>
          </table:table-cell>
          <table:table-cell office:value-type="float" office:value="6205.1429" calcext:value-type="float">
            <text:p>6205.1429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9721" calcext:value-type="float">
            <text:p>0.9721</text:p>
          </table:table-cell>
          <table:table-cell office:value-type="float" office:value="0.8881" calcext:value-type="float">
            <text:p>0.8881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([.E9]+[.F9]) / 2" office:value-type="float" office:value="0.1119" calcext:value-type="float">
            <text:p>0.1119</text:p>
          </table:table-cell>
          <table:table-cell/>
          <table:table-cell office:value-type="float" office:value="12112" calcext:value-type="float">
            <text:p>12112</text:p>
          </table:table-cell>
          <table:table-cell office:value-type="float" office:value="12678" calcext:value-type="float">
            <text:p>12678</text:p>
          </table:table-cell>
          <table:table-cell office:value-type="float" office:value="169" calcext:value-type="float">
            <text:p>169</text:p>
          </table:table-cell>
          <table:table-cell office:value-type="float" office:value="397" calcext:value-type="float">
            <text:p>397</text:p>
          </table:table-cell>
          <table:table-cell office:value-type="float" office:value="0.0686" calcext:value-type="float">
            <text:p>0.0686</text:p>
          </table:table-cell>
          <table:table-cell office:value-type="float" office:value="0.0264" calcext:value-type="float">
            <text:p>0.0264</text:p>
          </table:table-cell>
          <table:table-cell office:value-type="float" office:value="5942" calcext:value-type="float">
            <text:p>5942</text:p>
          </table:table-cell>
          <table:table-cell office:value-type="float" office:value="6170" calcext:value-type="float">
            <text:p>6170</text:p>
          </table:table-cell>
          <table:table-cell office:value-type="float" office:value="0.9314" calcext:value-type="float">
            <text:p>0.9314</text:p>
          </table:table-cell>
          <table:table-cell office:value-type="float" office:value="0.9724" calcext:value-type="float">
            <text:p>0.9724</text:p>
          </table:table-cell>
          <table:table-cell office:value-type="float" office:value="0.9525" calcext:value-type="float">
            <text:p>0.9525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([.T9]+[.U9]) / 2" office:value-type="float" office:value="0.0475" calcext:value-type="float">
            <text:p>0.0475</text:p>
          </table:table-cell>
        </table:table-row>
        <table:table-row table:style-name="ro1">
          <table:table-cell office:value-type="float" office:value="8736.8333" calcext:value-type="float">
            <text:p>8736.8333</text:p>
          </table:table-cell>
          <table:table-cell office:value-type="float" office:value="9465.3333" calcext:value-type="float">
            <text:p>9465.3333</text:p>
          </table:table-cell>
          <table:table-cell office:value-type="float" office:value="95.5" calcext:value-type="float">
            <text:p>95.5</text:p>
          </table:table-cell>
          <table:table-cell office:value-type="float" office:value="633" calcext:value-type="float">
            <text:p>633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0204" calcext:value-type="float">
            <text:p>0.0204</text:p>
          </table:table-cell>
          <table:table-cell office:value-type="float" office:value="4099.6667" calcext:value-type="float">
            <text:p>4099.6667</text:p>
          </table:table-cell>
          <table:table-cell office:value-type="float" office:value="4637.1667" calcext:value-type="float">
            <text:p>4637.1667</text:p>
          </table:table-cell>
          <table:table-cell office:value-type="float" office:value="0.8777" calcext:value-type="float">
            <text:p>0.8777</text:p>
          </table:table-cell>
          <table:table-cell office:value-type="float" office:value="0.9772" calcext:value-type="float">
            <text:p>0.9772</text:p>
          </table:table-cell>
          <table:table-cell office:value-type="float" office:value="0.9287" calcext:value-type="float">
            <text:p>0.9287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formula="of:=([.E10]+[.F10]) / 2" office:value-type="float" office:value="0.07135" calcext:value-type="float">
            <text:p>0.07135</text:p>
          </table:table-cell>
          <table:table-cell/>
          <table:table-cell office:value-type="float" office:value="9042.3333" calcext:value-type="float">
            <text:p>9042.3333</text:p>
          </table:table-cell>
          <table:table-cell office:value-type="float" office:value="9465.3333" calcext:value-type="float">
            <text:p>9465.3333</text:p>
          </table:table-cell>
          <table:table-cell office:value-type="float" office:value="163.3333" calcext:value-type="float">
            <text:p>163.3333</text:p>
          </table:table-cell>
          <table:table-cell office:value-type="float" office:value="259.6667" calcext:value-type="float">
            <text:p>259.6667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0344" calcext:value-type="float">
            <text:p>0.0344</text:p>
          </table:table-cell>
          <table:table-cell office:value-type="float" office:value="4473" calcext:value-type="float">
            <text:p>4473</text:p>
          </table:table-cell>
          <table:table-cell office:value-type="float" office:value="4569.3333" calcext:value-type="float">
            <text:p>4569.3333</text:p>
          </table:table-cell>
          <table:table-cell office:value-type="float" office:value="0.9499" calcext:value-type="float">
            <text:p>0.9499</text:p>
          </table:table-cell>
          <table:table-cell office:value-type="float" office:value="0.965" calcext:value-type="float">
            <text:p>0.965</text:p>
          </table:table-cell>
          <table:table-cell office:value-type="float" office:value="0.9577" calcext:value-type="float">
            <text:p>0.9577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formula="of:=([.T10]+[.U10]) / 2" office:value-type="float" office:value="0.04225" calcext:value-type="float">
            <text:p>0.04225</text:p>
          </table:table-cell>
        </table:table-row>
        <table:table-row table:style-name="ro1">
          <table:table-cell office:value-type="float" office:value="11072.5" calcext:value-type="float">
            <text:p>11072.5</text:p>
          </table:table-cell>
          <table:table-cell office:value-type="float" office:value="12491" calcext:value-type="float">
            <text:p>12491</text:p>
          </table:table-cell>
          <table:table-cell office:value-type="float" office:value="114.5" calcext:value-type="float">
            <text:p>114.5</text:p>
          </table:table-cell>
          <table:table-cell office:value-type="float" office:value="1304" calcext:value-type="float">
            <text:p>1304</text:p>
          </table:table-cell>
          <table:table-cell office:value-type="float" office:value="0.2176" calcext:value-type="float">
            <text:p>0.2176</text:p>
          </table:table-cell>
          <table:table-cell office:value-type="float" office:value="0.0208" calcext:value-type="float">
            <text:p>0.0208</text:p>
          </table:table-cell>
          <table:table-cell office:value-type="float" office:value="4941.5" calcext:value-type="float">
            <text:p>4941.5</text:p>
          </table:table-cell>
          <table:table-cell office:value-type="float" office:value="6131" calcext:value-type="float">
            <text:p>6131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973" calcext:value-type="float">
            <text:p>0.973</text:p>
          </table:table-cell>
          <table:table-cell office:value-type="float" office:value="0.8808" calcext:value-type="float">
            <text:p>0.8808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table:formula="of:=([.E11]+[.F11]) / 2" office:value-type="float" office:value="0.1192" calcext:value-type="float">
            <text:p>0.1192</text:p>
          </table:table-cell>
          <table:table-cell/>
          <table:table-cell office:value-type="float" office:value="11803.5" calcext:value-type="float">
            <text:p>11803.5</text:p>
          </table:table-cell>
          <table:table-cell office:value-type="float" office:value="12491" calcext:value-type="float">
            <text:p>12491</text:p>
          </table:table-cell>
          <table:table-cell office:value-type="float" office:value="185.5" calcext:value-type="float">
            <text:p>185.5</text:p>
          </table:table-cell>
          <table:table-cell office:value-type="float" office:value="502" calcext:value-type="float">
            <text:p>502</text:p>
          </table:table-cell>
          <table:table-cell office:value-type="float" office:value="0.0531" calcext:value-type="float">
            <text:p>0.0531</text:p>
          </table:table-cell>
          <table:table-cell office:value-type="float" office:value="0.0323" calcext:value-type="float">
            <text:p>0.0323</text:p>
          </table:table-cell>
          <table:table-cell office:value-type="float" office:value="5743.5" calcext:value-type="float">
            <text:p>5743.5</text:p>
          </table:table-cell>
          <table:table-cell office:value-type="float" office:value="6060" calcext:value-type="float">
            <text:p>6060</text:p>
          </table:table-cell>
          <table:table-cell office:value-type="float" office:value="0.9469" calcext:value-type="float">
            <text:p>0.9469</text:p>
          </table:table-cell>
          <table:table-cell office:value-type="float" office:value="0.9671" calcext:value-type="float">
            <text:p>0.9671</text:p>
          </table:table-cell>
          <table:table-cell office:value-type="float" office:value="0.9573" calcext:value-type="float">
            <text:p>0.9573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table:formula="of:=([.T11]+[.U11]) / 2" office:value-type="float" office:value="0.0427" calcext:value-type="float">
            <text:p>0.0427</text:p>
          </table:table-cell>
        </table:table-row>
        <table:table-row table:style-name="ro1">
          <table:table-cell office:value-type="float" office:value="37234.5" calcext:value-type="float">
            <text:p>37234.5</text:p>
          </table:table-cell>
          <table:table-cell office:value-type="float" office:value="38751.3333" calcext:value-type="float">
            <text:p>38751.3333</text:p>
          </table:table-cell>
          <table:table-cell office:value-type="float" office:value="456.3333" calcext:value-type="float">
            <text:p>456.3333</text:p>
          </table:table-cell>
          <table:table-cell office:value-type="float" office:value="1060.5" calcext:value-type="float">
            <text:p>1060.5</text:p>
          </table:table-cell>
          <table:table-cell office:value-type="float" office:value="0.1448" calcext:value-type="float">
            <text:p>0.1448</text:p>
          </table:table-cell>
          <table:table-cell office:value-type="float" office:value="0.0246" calcext:value-type="float">
            <text:p>0.0246</text:p>
          </table:table-cell>
          <table:table-cell office:value-type="float" office:value="18315.1667" calcext:value-type="float">
            <text:p>18315.1667</text:p>
          </table:table-cell>
          <table:table-cell office:value-type="float" office:value="18919.3333" calcext:value-type="float">
            <text:p>18919.3333</text:p>
          </table:table-cell>
          <table:table-cell office:value-type="float" office:value="0.8552" calcext:value-type="float">
            <text:p>0.8552</text:p>
          </table:table-cell>
          <table:table-cell office:value-type="float" office:value="0.9711" calcext:value-type="float">
            <text:p>0.9711</text:p>
          </table:table-cell>
          <table:table-cell office:value-type="float" office:value="0.9153" calcext:value-type="float">
            <text:p>0.9153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table:formula="of:=([.E12]+[.F12]) / 2" office:value-type="float" office:value="0.0847" calcext:value-type="float">
            <text:p>0.0847</text:p>
          </table:table-cell>
          <table:table-cell/>
          <table:table-cell office:value-type="float" office:value="37549.6667" calcext:value-type="float">
            <text:p>37549.6667</text:p>
          </table:table-cell>
          <table:table-cell office:value-type="float" office:value="38751.3333" calcext:value-type="float">
            <text:p>38751.3333</text:p>
          </table:table-cell>
          <table:table-cell office:value-type="float" office:value="692" calcext:value-type="float">
            <text:p>692</text:p>
          </table:table-cell>
          <table:table-cell office:value-type="float" office:value="509.6667" calcext:value-type="float">
            <text:p>509.666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0387" calcext:value-type="float">
            <text:p>0.0387</text:p>
          </table:table-cell>
          <table:table-cell office:value-type="float" office:value="18866" calcext:value-type="float">
            <text:p>18866</text:p>
          </table:table-cell>
          <table:table-cell office:value-type="float" office:value="18683.6667" calcext:value-type="float">
            <text:p>18683.6667</text:p>
          </table:table-cell>
          <table:table-cell office:value-type="float" office:value="0.9552" calcext:value-type="float">
            <text:p>0.9552</text:p>
          </table:table-cell>
          <table:table-cell office:value-type="float" office:value="0.9608" calcext:value-type="float">
            <text:p>0.9608</text:p>
          </table:table-cell>
          <table:table-cell office:value-type="float" office:value="0.9582" calcext:value-type="float">
            <text:p>0.9582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table:formula="of:=([.T12]+[.U12]) / 2" office:value-type="float" office:value="0.04175" calcext:value-type="float">
            <text:p>0.04175</text:p>
          </table:table-cell>
        </table:table-row>
        <table:table-row table:style-name="ro1">
          <table:table-cell office:value-type="float" office:value="79826.1667" calcext:value-type="float">
            <text:p>79826.1667</text:p>
          </table:table-cell>
          <table:table-cell office:value-type="float" office:value="85221.3333" calcext:value-type="float">
            <text:p>85221.3333</text:p>
          </table:table-cell>
          <table:table-cell office:value-type="float" office:value="1339.1667" calcext:value-type="float">
            <text:p>1339.1667</text:p>
          </table:table-cell>
          <table:table-cell office:value-type="float" office:value="4056" calcext:value-type="float">
            <text:p>4056</text:p>
          </table:table-cell>
          <table:table-cell office:value-type="float" office:value="0.1472" calcext:value-type="float">
            <text:p>0.1472</text:p>
          </table:table-cell>
          <table:table-cell office:value-type="float" office:value="0.0303" calcext:value-type="float">
            <text:p>0.0303</text:p>
          </table:table-cell>
          <table:table-cell office:value-type="float" office:value="38554.6667" calcext:value-type="float">
            <text:p>38554.6667</text:p>
          </table:table-cell>
          <table:table-cell office:value-type="float" office:value="41271.5" calcext:value-type="float">
            <text:p>41271.5</text:p>
          </table:table-cell>
          <table:table-cell office:value-type="float" office:value="0.8528" calcext:value-type="float">
            <text:p>0.8528</text:p>
          </table:table-cell>
          <table:table-cell office:value-type="float" office:value="0.9605" calcext:value-type="float">
            <text:p>0.9605</text:p>
          </table:table-cell>
          <table:table-cell office:value-type="float" office:value="0.9112" calcext:value-type="float">
            <text:p>0.9112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table:formula="of:=([.E13]+[.F13]) / 2" office:value-type="float" office:value="0.08875" calcext:value-type="float">
            <text:p>0.08875</text:p>
          </table:table-cell>
          <table:table-cell/>
          <table:table-cell office:value-type="float" office:value="83167.5" calcext:value-type="float">
            <text:p>83167.5</text:p>
          </table:table-cell>
          <table:table-cell office:value-type="float" office:value="85221.3333" calcext:value-type="float">
            <text:p>85221.3333</text:p>
          </table:table-cell>
          <table:table-cell office:value-type="float" office:value="1712.3333" calcext:value-type="float">
            <text:p>1712.3333</text:p>
          </table:table-cell>
          <table:table-cell office:value-type="float" office:value="341.5" calcext:value-type="float">
            <text:p>341.5</text:p>
          </table:table-cell>
          <table:table-cell office:value-type="float" office:value="0.0127" calcext:value-type="float">
            <text:p>0.0127</text:p>
          </table:table-cell>
          <table:table-cell office:value-type="float" office:value="0.0394" calcext:value-type="float">
            <text:p>0.0394</text:p>
          </table:table-cell>
          <table:table-cell office:value-type="float" office:value="42269.1667" calcext:value-type="float">
            <text:p>42269.1667</text:p>
          </table:table-cell>
          <table:table-cell office:value-type="float" office:value="40898.3333" calcext:value-type="float">
            <text:p>40898.3333</text:p>
          </table:table-cell>
          <table:table-cell office:value-type="float" office:value="0.9873" calcext:value-type="float">
            <text:p>0.9873</text:p>
          </table:table-cell>
          <table:table-cell office:value-type="float" office:value="0.9617" calcext:value-type="float">
            <text:p>0.9617</text:p>
          </table:table-cell>
          <table:table-cell office:value-type="float" office:value="0.974" calcext:value-type="float">
            <text:p>0.974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table:formula="of:=([.T13]+[.U13]) / 2" office:value-type="float" office:value="0.02605" calcext:value-type="float">
            <text:p>0.02605</text:p>
          </table:table-cell>
        </table:table-row>
        <table:table-row table:style-name="ro1">
          <table:table-cell office:value-type="float" office:value="36281.3333" calcext:value-type="float">
            <text:p>36281.3333</text:p>
          </table:table-cell>
          <table:table-cell office:value-type="float" office:value="39245.6667" calcext:value-type="float">
            <text:p>39245.6667</text:p>
          </table:table-cell>
          <table:table-cell office:value-type="float" office:value="1488.8333" calcext:value-type="float">
            <text:p>1488.8333</text:p>
          </table:table-cell>
          <table:table-cell office:value-type="float" office:value="1475.5" calcext:value-type="float">
            <text:p>1475.5</text:p>
          </table:table-cell>
          <table:table-cell office:value-type="float" office:value="0.1085" calcext:value-type="float">
            <text:p>0.1085</text:p>
          </table:table-cell>
          <table:table-cell office:value-type="float" office:value="0.1315" calcext:value-type="float">
            <text:p>0.1315</text:p>
          </table:table-cell>
          <table:table-cell office:value-type="float" office:value="18147.3333" calcext:value-type="float">
            <text:p>18147.3333</text:p>
          </table:table-cell>
          <table:table-cell office:value-type="float" office:value="18134" calcext:value-type="float">
            <text:p>18134</text:p>
          </table:table-cell>
          <table:table-cell office:value-type="float" office:value="0.8915" calcext:value-type="float">
            <text:p>0.8915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88" calcext:value-type="float">
            <text:p>0.88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table:formula="of:=([.E14]+[.F14]) / 2" office:value-type="float" office:value="0.12" calcext:value-type="float">
            <text:p>0.12</text:p>
          </table:table-cell>
          <table:table-cell/>
          <table:table-cell office:value-type="float" office:value="36522.6667" calcext:value-type="float">
            <text:p>36522.6667</text:p>
          </table:table-cell>
          <table:table-cell office:value-type="float" office:value="39245.6667" calcext:value-type="float">
            <text:p>39245.6667</text:p>
          </table:table-cell>
          <table:table-cell office:value-type="float" office:value="1312.3333" calcext:value-type="float">
            <text:p>1312.3333</text:p>
          </table:table-cell>
          <table:table-cell office:value-type="float" office:value="1410.6667" calcext:value-type="float">
            <text:p>1410.6667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152" calcext:value-type="float">
            <text:p>0.1152</text:p>
          </table:table-cell>
          <table:table-cell office:value-type="float" office:value="18212.1667" calcext:value-type="float">
            <text:p>18212.1667</text:p>
          </table:table-cell>
          <table:table-cell office:value-type="float" office:value="18310.5" calcext:value-type="float">
            <text:p>18310.5</text:p>
          </table:table-cell>
          <table:table-cell office:value-type="float" office:value="0.8996" calcext:value-type="float">
            <text:p>0.8996</text:p>
          </table:table-cell>
          <table:table-cell office:value-type="float" office:value="0.9102" calcext:value-type="float">
            <text:p>0.9102</text:p>
          </table:table-cell>
          <table:table-cell office:value-type="float" office:value="0.8922" calcext:value-type="float">
            <text:p>0.8922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table:formula="of:=([.T14]+[.U14]) / 2" office:value-type="float" office:value="0.1078" calcext:value-type="float">
            <text:p>0.1078</text:p>
          </table:table-cell>
        </table:table-row>
        <table:table-row table:style-name="ro1">
          <table:table-cell table:number-columns-repeated="13"/>
          <table:table-cell table:formula="of:=AVERAGE([.N3:.N14])" office:value-type="float" office:value="0.1097125" calcext:value-type="float">
            <text:p>0.1097125</text:p>
          </table:table-cell>
          <table:table-cell table:number-columns-repeated="14"/>
          <table:table-cell table:formula="of:=AVERAGE([.AC3:.AC14])" office:value-type="float" office:value="0.0583875" calcext:value-type="float">
            <text:p>0.0583875</text:p>
          </table:table-cell>
        </table:table-row>
        <table:table-row table:style-name="ro1">
          <table:table-cell office:value-type="string" calcext:value-type="string">
            <text:p>stream</text:p>
          </table:table-cell>
          <table:table-cell table:number-columns-repeated="14"/>
          <table:table-cell office:value-type="string" calcext:value-type="string">
            <text:p>stream upd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vg error rate</text:p>
          </table:table-cell>
          <table:table-cell table:number-columns-repeated="3"/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avg error rate</text:p>
          </table:table-cell>
          <table:table-cell table:number-columns-repeated="2"/>
        </table:table-row>
        <table:table-row table:style-name="ro1">
          <table:table-cell office:value-type="float" office:value="526.8571" calcext:value-type="float">
            <text:p>526.8571</text:p>
          </table:table-cell>
          <table:table-cell office:value-type="float" office:value="2401.1429" calcext:value-type="float">
            <text:p>2401.1429</text:p>
          </table:table-cell>
          <table:table-cell office:value-type="float" office:value="6646" calcext:value-type="float">
            <text:p>6646</text:p>
          </table:table-cell>
          <table:table-cell office:value-type="float" office:value="8520.2857" calcext:value-type="float">
            <text:p>8520.2857</text:p>
          </table:table-cell>
          <table:table-cell office:value-type="float" office:value="0.1644" calcext:value-type="float">
            <text:p>0.1644</text:p>
          </table:table-cell>
          <table:table-cell office:value-type="float" office:value="0.0513" calcext:value-type="float">
            <text:p>0.0513</text:p>
          </table:table-cell>
          <table:table-cell office:value-type="float" office:value="0.8356" calcext:value-type="float">
            <text:p>0.8356</text:p>
          </table:table-cell>
          <table:table-cell office:value-type="float" office:value="0.9408" calcext:value-type="float">
            <text:p>0.9408</text:p>
          </table:table-cell>
          <table:table-cell office:value-type="float" office:value="0.8922" calcext:value-type="float">
            <text:p>0.8922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formula="of:=([.F18]+[.E18]) / 2" office:value-type="float" office:value="0.10785" calcext:value-type="float">
            <text:p>0.10785</text:p>
          </table:table-cell>
          <table:table-cell table:number-columns-repeated="3"/>
          <table:table-cell office:value-type="float" office:value="442.2857" calcext:value-type="float">
            <text:p>442.2857</text:p>
          </table:table-cell>
          <table:table-cell office:value-type="float" office:value="2035.2857" calcext:value-type="float">
            <text:p>2035.2857</text:p>
          </table:table-cell>
          <table:table-cell office:value-type="float" office:value="7011.8571" calcext:value-type="float">
            <text:p>7011.8571</text:p>
          </table:table-cell>
          <table:table-cell office:value-type="float" office:value="8604.8571" calcext:value-type="float">
            <text:p>8604.8571</text:p>
          </table:table-cell>
          <table:table-cell office:value-type="float" office:value="0.0894" calcext:value-type="float">
            <text:p>0.0894</text:p>
          </table:table-cell>
          <table:table-cell office:value-type="float" office:value="0.0437" calcext:value-type="float">
            <text:p>0.0437</text:p>
          </table:table-cell>
          <table:table-cell office:value-type="float" office:value="0.9106" calcext:value-type="float">
            <text:p>0.9106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9335" calcext:value-type="float">
            <text:p>0.9335</text:p>
          </table:table-cell>
          <table:table-cell office:value-type="float" office:value="1" calcext:value-type="float">
            <text:p>1</text:p>
          </table:table-cell>
          <table:table-cell office:value-type="float" office:value="2014" calcext:value-type="float">
            <text:p>2014</text:p>
          </table:table-cell>
          <table:table-cell table:formula="of:=([.T18]+[.U18]) / 2" office:value-type="float" office:value="0.06655" calcext:value-type="float">
            <text:p>0.0665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215.1667" calcext:value-type="float">
            <text:p>1215.1667</text:p>
          </table:table-cell>
          <table:table-cell office:value-type="float" office:value="3332.8333" calcext:value-type="float">
            <text:p>3332.8333</text:p>
          </table:table-cell>
          <table:table-cell office:value-type="float" office:value="4301" calcext:value-type="float">
            <text:p>4301</text:p>
          </table:table-cell>
          <table:table-cell office:value-type="float" office:value="0.2274" calcext:value-type="float">
            <text:p>0.2274</text:p>
          </table:table-cell>
          <table:table-cell office:value-type="float" office:value="0.056" calcext:value-type="float">
            <text:p>0.056</text:p>
          </table:table-cell>
          <table:table-cell office:value-type="float" office:value="0.7726" calcext:value-type="float">
            <text:p>0.7726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8583" calcext:value-type="float">
            <text:p>0.8583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table:formula="of:=([.F19]+[.E19]) / 2" office:value-type="float" office:value="0.1417" calcext:value-type="float">
            <text:p>0.1417</text:p>
          </table:table-cell>
          <table:table-cell table:number-columns-repeated="3"/>
          <table:table-cell office:value-type="float" office:value="227" calcext:value-type="float">
            <text:p>227</text:p>
          </table:table-cell>
          <table:table-cell office:value-type="float" office:value="647.3333" calcext:value-type="float">
            <text:p>647.3333</text:p>
          </table:table-cell>
          <table:table-cell office:value-type="float" office:value="3900.6667" calcext:value-type="float">
            <text:p>3900.6667</text:p>
          </table:table-cell>
          <table:table-cell office:value-type="float" office:value="4321" calcext:value-type="float">
            <text:p>4321</text:p>
          </table:table-cell>
          <table:table-cell office:value-type="float" office:value="0.1247" calcext:value-type="float">
            <text:p>0.1247</text:p>
          </table:table-cell>
          <table:table-cell office:value-type="float" office:value="0.0512" calcext:value-type="float">
            <text:p>0.0512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121" calcext:value-type="float">
            <text:p>0.9121</text:p>
          </table:table-cell>
          <table:table-cell office:value-type="float" office:value="2" calcext:value-type="float">
            <text:p>2</text:p>
          </table:table-cell>
          <table:table-cell office:value-type="float" office:value="2014" calcext:value-type="float">
            <text:p>2014</text:p>
          </table:table-cell>
          <table:table-cell table:formula="of:=([.T19]+[.U19]) / 2" office:value-type="float" office:value="0.08795" calcext:value-type="float">
            <text:p>0.08795</text:p>
          </table:table-cell>
          <table: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52.8571" calcext:value-type="float">
            <text:p>352.8571</text:p>
          </table:table-cell>
          <table:table-cell office:value-type="float" office:value="2321.4286" calcext:value-type="float">
            <text:p>2321.4286</text:p>
          </table:table-cell>
          <table:table-cell office:value-type="float" office:value="2554.2857" calcext:value-type="float">
            <text:p>2554.2857</text:p>
          </table:table-cell>
          <table:table-cell office:value-type="float" office:value="0.1177" calcext:value-type="float">
            <text:p>0.1177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952" calcext:value-type="float">
            <text:p>0.952</text:p>
          </table:table-cell>
          <table:table-cell office:value-type="float" office:value="0.9192" calcext:value-type="float">
            <text:p>0.9192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table:formula="of:=([.F20]+[.E20]) / 2" office:value-type="float" office:value="0.08075" calcext:value-type="float">
            <text:p>0.08075</text:p>
          </table:table-cell>
          <table:table-cell table:number-columns-repeated="3"/>
          <table:table-cell office:value-type="float" office:value="108.7143" calcext:value-type="float">
            <text:p>108.7143</text:p>
          </table:table-cell>
          <table:table-cell office:value-type="float" office:value="218.4286" calcext:value-type="float">
            <text:p>218.4286</text:p>
          </table:table-cell>
          <table:table-cell office:value-type="float" office:value="2455.8571" calcext:value-type="float">
            <text:p>2455.8571</text:p>
          </table:table-cell>
          <table:table-cell office:value-type="float" office:value="2565.5714" calcext:value-type="float">
            <text:p>2565.5714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0391" calcext:value-type="float">
            <text:p>0.0391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592" calcext:value-type="float">
            <text:p>0.9592</text:p>
          </table:table-cell>
          <table:table-cell office:value-type="float" office:value="0.9453" calcext:value-type="float">
            <text:p>0.9453</text:p>
          </table:table-cell>
          <table:table-cell office:value-type="float" office:value="3" calcext:value-type="float">
            <text:p>3</text:p>
          </table:table-cell>
          <table:table-cell office:value-type="float" office:value="2014" calcext:value-type="float">
            <text:p>2014</text:p>
          </table:table-cell>
          <table:table-cell table:formula="of:=([.T20]+[.U20]) / 2" office:value-type="float" office:value="0.05475" calcext:value-type="float">
            <text:p>0.05475</text:p>
          </table:table-cell>
          <table:table-cell table:number-columns-repeated="2"/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1175.8" calcext:value-type="float">
            <text:p>1175.8</text:p>
          </table:table-cell>
          <table:table-cell office:value-type="float" office:value="5513.6" calcext:value-type="float">
            <text:p>5513.6</text:p>
          </table:table-cell>
          <table:table-cell office:value-type="float" office:value="6570" calcext:value-type="float">
            <text:p>6570</text:p>
          </table:table-cell>
          <table:table-cell office:value-type="float" office:value="0.1689" calcext:value-type="float">
            <text:p>0.1689</text:p>
          </table:table-cell>
          <table:table-cell office:value-type="float" office:value="0.0186" calcext:value-type="float">
            <text:p>0.0186</text:p>
          </table:table-cell>
          <table:table-cell office:value-type="float" office:value="0.8311" calcext:value-type="float">
            <text:p>0.8311</text:p>
          </table:table-cell>
          <table:table-cell office:value-type="float" office:value="0.978" calcext:value-type="float">
            <text:p>0.978</text:p>
          </table:table-cell>
          <table:table-cell office:value-type="float" office:value="0.9063" calcext:value-type="float">
            <text:p>0.9063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formula="of:=([.F21]+[.E21]) / 2" office:value-type="float" office:value="0.09375" calcext:value-type="float">
            <text:p>0.09375</text:p>
          </table:table-cell>
          <table:table-cell table:number-columns-repeated="3"/>
          <table:table-cell office:value-type="float" office:value="171.8" calcext:value-type="float">
            <text:p>171.8</text:p>
          </table:table-cell>
          <table:table-cell office:value-type="float" office:value="630.8" calcext:value-type="float">
            <text:p>630.8</text:p>
          </table:table-cell>
          <table:table-cell office:value-type="float" office:value="6058.6" calcext:value-type="float">
            <text:p>6058.6</text:p>
          </table:table-cell>
          <table:table-cell office:value-type="float" office:value="6517.6" calcext:value-type="float">
            <text:p>6517.6</text:p>
          </table:table-cell>
          <table:table-cell office:value-type="float" office:value="0.0857" calcext:value-type="float">
            <text:p>0.0857</text:p>
          </table:table-cell>
          <table:table-cell office:value-type="float" office:value="0.0269" calcext:value-type="float">
            <text:p>0.0269</text:p>
          </table:table-cell>
          <table:table-cell office:value-type="float" office:value="0.9143" calcext:value-type="float">
            <text:p>0.9143</text:p>
          </table:table-cell>
          <table:table-cell office:value-type="float" office:value="0.9714" calcext:value-type="float">
            <text:p>0.9714</text:p>
          </table:table-cell>
          <table:table-cell office:value-type="float" office:value="0.9437" calcext:value-type="float">
            <text:p>0.9437</text:p>
          </table:table-cell>
          <table:table-cell office:value-type="float" office:value="4" calcext:value-type="float">
            <text:p>4</text:p>
          </table:table-cell>
          <table:table-cell office:value-type="float" office:value="2014" calcext:value-type="float">
            <text:p>2014</text:p>
          </table:table-cell>
          <table:table-cell table:formula="of:=([.T21]+[.U21]) / 2" office:value-type="float" office:value="0.0563" calcext:value-type="float">
            <text:p>0.0563</text:p>
          </table:table-cell>
          <table:table-cell table:number-columns-repeated="2"/>
        </table:table-row>
        <table:table-row table:style-name="ro1">
          <table:table-cell office:value-type="float" office:value="164.8333" calcext:value-type="float">
            <text:p>164.8333</text:p>
          </table:table-cell>
          <table:table-cell office:value-type="float" office:value="1309.6667" calcext:value-type="float">
            <text:p>1309.6667</text:p>
          </table:table-cell>
          <table:table-cell office:value-type="float" office:value="5001.6667" calcext:value-type="float">
            <text:p>5001.6667</text:p>
          </table:table-cell>
          <table:table-cell office:value-type="float" office:value="6146.5" calcext:value-type="float">
            <text:p>6146.5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0271" calcext:value-type="float">
            <text:p>0.0271</text:p>
          </table:table-cell>
          <table:table-cell office:value-type="float" office:value="0.7639" calcext:value-type="float">
            <text:p>0.7639</text:p>
          </table:table-cell>
          <table:table-cell office:value-type="float" office:value="0.9654" calcext:value-type="float">
            <text:p>0.9654</text:p>
          </table:table-cell>
          <table:table-cell office:value-type="float" office:value="0.8684" calcext:value-type="float">
            <text:p>0.8684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table:formula="of:=([.F22]+[.E22]) / 2" office:value-type="float" office:value="0.1316" calcext:value-type="float">
            <text:p>0.1316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 office:value-type="float" office:value="440.6667" calcext:value-type="float">
            <text:p>440.6667</text:p>
          </table:table-cell>
          <table:table-cell office:value-type="float" office:value="5870.6667" calcext:value-type="float">
            <text:p>5870.6667</text:p>
          </table:table-cell>
          <table:table-cell office:value-type="float" office:value="6060.3333" calcext:value-type="float">
            <text:p>6060.3333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9354" calcext:value-type="float">
            <text:p>0.9354</text:p>
          </table:table-cell>
          <table:table-cell office:value-type="float" office:value="0.9583" calcext:value-type="float">
            <text:p>0.9583</text:p>
          </table:table-cell>
          <table:table-cell office:value-type="float" office:value="0.9473" calcext:value-type="float">
            <text:p>0.9473</text:p>
          </table:table-cell>
          <table:table-cell office:value-type="float" office:value="5" calcext:value-type="float">
            <text:p>5</text:p>
          </table:table-cell>
          <table:table-cell office:value-type="float" office:value="2014" calcext:value-type="float">
            <text:p>2014</text:p>
          </table:table-cell>
          <table:table-cell table:formula="of:=([.T22]+[.U22]) / 2" office:value-type="float" office:value="0.0527" calcext:value-type="float">
            <text:p>0.0527</text:p>
          </table:table-cell>
          <table:table-cell table:number-columns-repeated="2"/>
        </table:table-row>
        <table:table-row table:style-name="ro1">
          <table:table-cell office:value-type="float" office:value="937.6" calcext:value-type="float">
            <text:p>937.6</text:p>
          </table:table-cell>
          <table:table-cell office:value-type="float" office:value="2610.8" calcext:value-type="float">
            <text:p>2610.8</text:p>
          </table:table-cell>
          <table:table-cell office:value-type="float" office:value="14428" calcext:value-type="float">
            <text:p>14428</text:p>
          </table:table-cell>
          <table:table-cell office:value-type="float" office:value="16101.2" calcext:value-type="float">
            <text:p>16101.2</text:p>
          </table:table-cell>
          <table:table-cell office:value-type="float" office:value="0.1433" calcext:value-type="float">
            <text:p>0.1433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8567" calcext:value-type="float">
            <text:p>0.8567</text:p>
          </table:table-cell>
          <table:table-cell office:value-type="float" office:value="0.9437" calcext:value-type="float">
            <text:p>0.9437</text:p>
          </table:table-cell>
          <table:table-cell office:value-type="float" office:value="0.903" calcext:value-type="float">
            <text:p>0.903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table:formula="of:=([.F23]+[.E23]) / 2" office:value-type="float" office:value="0.097" calcext:value-type="float">
            <text:p>0.097</text:p>
          </table:table-cell>
          <table:table-cell table:number-columns-repeated="3"/>
          <table:table-cell office:value-type="float" office:value="1055.2" calcext:value-type="float">
            <text:p>1055.2</text:p>
          </table:table-cell>
          <table:table-cell office:value-type="float" office:value="461.8" calcext:value-type="float">
            <text:p>461.8</text:p>
          </table:table-cell>
          <table:table-cell office:value-type="float" office:value="16577" calcext:value-type="float">
            <text:p>16577</text:p>
          </table:table-cell>
          <table:table-cell office:value-type="float" office:value="15983.6" calcext:value-type="float">
            <text:p>15983.6</text:p>
          </table:table-cell>
          <table:table-cell office:value-type="float" office:value="0.0168" calcext:value-type="float">
            <text:p>0.0168</text:p>
          </table:table-cell>
          <table:table-cell office:value-type="float" office:value="0.0569" calcext:value-type="float">
            <text:p>0.0569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454" calcext:value-type="float">
            <text:p>0.9454</text:p>
          </table:table-cell>
          <table:table-cell office:value-type="float" office:value="0.9631" calcext:value-type="float">
            <text:p>0.9631</text:p>
          </table:table-cell>
          <table:table-cell office:value-type="float" office:value="6" calcext:value-type="float">
            <text:p>6</text:p>
          </table:table-cell>
          <table:table-cell office:value-type="float" office:value="2014" calcext:value-type="float">
            <text:p>2014</text:p>
          </table:table-cell>
          <table:table-cell table:formula="of:=([.T23]+[.U23]) / 2" office:value-type="float" office:value="0.03685" calcext:value-type="float">
            <text:p>0.03685</text:p>
          </table:table-cell>
          <table:table-cell table:number-columns-repeated="2"/>
        </table:table-row>
        <table:table-row table:style-name="ro1">
          <table:table-cell office:value-type="float" office:value="188.2857" calcext:value-type="float">
            <text:p>188.2857</text:p>
          </table:table-cell>
          <table:table-cell office:value-type="float" office:value="852.5714" calcext:value-type="float">
            <text:p>852.5714</text:p>
          </table:table-cell>
          <table:table-cell office:value-type="float" office:value="5486.4286" calcext:value-type="float">
            <text:p>5486.4286</text:p>
          </table:table-cell>
          <table:table-cell office:value-type="float" office:value="6150.7143" calcext:value-type="float">
            <text:p>6150.7143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0292" calcext:value-type="float">
            <text:p>0.0292</text:p>
          </table:table-cell>
          <table:table-cell office:value-type="float" office:value="0.8682" calcext:value-type="float">
            <text:p>0.8682</text:p>
          </table:table-cell>
          <table:table-cell office:value-type="float" office:value="0.9676" calcext:value-type="float">
            <text:p>0.9676</text:p>
          </table:table-cell>
          <table:table-cell office:value-type="float" office:value="0.9195" calcext:value-type="float">
            <text:p>0.9195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([.F24]+[.E24]) / 2" office:value-type="float" office:value="0.0805" calcext:value-type="float">
            <text:p>0.0805</text:p>
          </table:table-cell>
          <table:table-cell table:number-columns-repeated="3"/>
          <table:table-cell office:value-type="float" office:value="221.5714" calcext:value-type="float">
            <text:p>221.5714</text:p>
          </table:table-cell>
          <table:table-cell office:value-type="float" office:value="169.1429" calcext:value-type="float">
            <text:p>169.1429</text:p>
          </table:table-cell>
          <table:table-cell office:value-type="float" office:value="6169.8571" calcext:value-type="float">
            <text:p>6169.8571</text:p>
          </table:table-cell>
          <table:table-cell office:value-type="float" office:value="6117.4286" calcext:value-type="float">
            <text:p>6117.4286</text:p>
          </table:table-cell>
          <table:table-cell office:value-type="float" office:value="0.0268" calcext:value-type="float">
            <text:p>0.0268</text:p>
          </table:table-cell>
          <table:table-cell office:value-type="float" office:value="0.0342" calcext:value-type="float">
            <text:p>0.0342</text:p>
          </table:table-cell>
          <table:table-cell office:value-type="float" office:value="0.9732" calcext:value-type="float">
            <text:p>0.9732</text:p>
          </table:table-cell>
          <table:table-cell office:value-type="float" office:value="0.9662" calcext:value-type="float">
            <text:p>0.9662</text:p>
          </table:table-cell>
          <table:table-cell office:value-type="float" office:value="0.9695" calcext:value-type="float">
            <text:p>0.9695</text:p>
          </table:table-cell>
          <table:table-cell office:value-type="float" office:value="7" calcext:value-type="float">
            <text:p>7</text:p>
          </table:table-cell>
          <table:table-cell office:value-type="float" office:value="2014" calcext:value-type="float">
            <text:p>2014</text:p>
          </table:table-cell>
          <table:table-cell table:formula="of:=([.T24]+[.U24]) / 2" office:value-type="float" office:value="0.0305" calcext:value-type="float">
            <text:p>0.0305</text:p>
          </table:table-cell>
          <table:table-cell table:number-columns-repeated="2"/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637.5" calcext:value-type="float">
            <text:p>637.5</text:p>
          </table:table-cell>
          <table:table-cell office:value-type="float" office:value="4095.1667" calcext:value-type="float">
            <text:p>4095.1667</text:p>
          </table:table-cell>
          <table:table-cell office:value-type="float" office:value="4604.1667" calcext:value-type="float">
            <text:p>4604.1667</text:p>
          </table:table-cell>
          <table:table-cell office:value-type="float" office:value="0.1306" calcext:value-type="float">
            <text:p>0.1306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8694" calcext:value-type="float">
            <text:p>0.8694</text:p>
          </table:table-cell>
          <table:table-cell office:value-type="float" office:value="0.9694" calcext:value-type="float">
            <text:p>0.9694</text:p>
          </table:table-cell>
          <table:table-cell office:value-type="float" office:value="0.9211" calcext:value-type="float">
            <text:p>0.9211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formula="of:=([.F25]+[.E25]) / 2" office:value-type="float" office:value="0.0789" calcext:value-type="float">
            <text:p>0.0789</text:p>
          </table:table-cell>
          <table:table-cell table:number-columns-repeated="3"/>
          <table:table-cell office:value-type="float" office:value="149.1667" calcext:value-type="float">
            <text:p>149.1667</text:p>
          </table:table-cell>
          <table:table-cell office:value-type="float" office:value="81.6667" calcext:value-type="float">
            <text:p>81.6667</text:p>
          </table:table-cell>
          <table:table-cell office:value-type="float" office:value="4651" calcext:value-type="float">
            <text:p>4651</text:p>
          </table:table-cell>
          <table:table-cell office:value-type="float" office:value="4583.5" calcext:value-type="float">
            <text:p>4583.5</text:p>
          </table:table-cell>
          <table:table-cell office:value-type="float" office:value="0.0164" calcext:value-type="float">
            <text:p>0.0164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9836" calcext:value-type="float">
            <text:p>0.9836</text:p>
          </table:table-cell>
          <table:table-cell office:value-type="float" office:value="0.969" calcext:value-type="float">
            <text:p>0.969</text:p>
          </table:table-cell>
          <table:table-cell office:value-type="float" office:value="0.976" calcext:value-type="float">
            <text:p>0.976</text:p>
          </table:table-cell>
          <table:table-cell office:value-type="float" office:value="8" calcext:value-type="float">
            <text:p>8</text:p>
          </table:table-cell>
          <table:table-cell office:value-type="float" office:value="2014" calcext:value-type="float">
            <text:p>2014</text:p>
          </table:table-cell>
          <table:table-cell table:formula="of:=([.T25]+[.U25]) / 2" office:value-type="float" office:value="0.02395" calcext:value-type="float">
            <text:p>0.02395</text:p>
          </table:table-cell>
          <table:table-cell table:number-columns-repeated="2"/>
        </table:table-row>
        <table:table-row table:style-name="ro1">
          <table:table-cell office:value-type="float" office:value="159.5" calcext:value-type="float">
            <text:p>159.5</text:p>
          </table:table-cell>
          <table:table-cell office:value-type="float" office:value="1391.1667" calcext:value-type="float">
            <text:p>1391.1667</text:p>
          </table:table-cell>
          <table:table-cell office:value-type="float" office:value="4854.3333" calcext:value-type="float">
            <text:p>4854.3333</text:p>
          </table:table-cell>
          <table:table-cell office:value-type="float" office:value="6086" calcext:value-type="float">
            <text:p>6086</text:p>
          </table:table-cell>
          <table:table-cell office:value-type="float" office:value="0.1745" calcext:value-type="float">
            <text:p>0.174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8255" calcext:value-type="float">
            <text:p>0.8255</text:p>
          </table:table-cell>
          <table:table-cell office:value-type="float" office:value="0.9675" calcext:value-type="float">
            <text:p>0.9675</text:p>
          </table:table-cell>
          <table:table-cell office:value-type="float" office:value="0.899" calcext:value-type="float">
            <text:p>0.899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table:formula="of:=([.F26]+[.E26]) / 2" office:value-type="float" office:value="0.101" calcext:value-type="float">
            <text:p>0.101</text:p>
          </table:table-cell>
          <table:table-cell table:number-columns-repeated="3"/>
          <table:table-cell office:value-type="float" office:value="193.6667" calcext:value-type="float">
            <text:p>193.6667</text:p>
          </table:table-cell>
          <table:table-cell office:value-type="float" office:value="70" calcext:value-type="float">
            <text:p>70</text:p>
          </table:table-cell>
          <table:table-cell office:value-type="float" office:value="6175.5" calcext:value-type="float">
            <text:p>6175.5</text:p>
          </table:table-cell>
          <table:table-cell office:value-type="float" office:value="6051.8333" calcext:value-type="float">
            <text:p>6051.833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333" calcext:value-type="float">
            <text:p>0.0333</text:p>
          </table:table-cell>
          <table:table-cell office:value-type="float" office:value="0.9884" calcext:value-type="float">
            <text:p>0.9884</text:p>
          </table:table-cell>
          <table:table-cell office:value-type="float" office:value="0.9674" calcext:value-type="float">
            <text:p>0.9674</text:p>
          </table:table-cell>
          <table:table-cell office:value-type="float" office:value="0.9775" calcext:value-type="float">
            <text:p>0.9775</text:p>
          </table:table-cell>
          <table:table-cell office:value-type="float" office:value="9" calcext:value-type="float">
            <text:p>9</text:p>
          </table:table-cell>
          <table:table-cell office:value-type="float" office:value="2014" calcext:value-type="float">
            <text:p>2014</text:p>
          </table:table-cell>
          <table:table-cell table:formula="of:=([.T26]+[.U26]) / 2" office:value-type="float" office:value="0.02245" calcext:value-type="float">
            <text:p>0.02245</text:p>
          </table:table-cell>
          <table:table-cell table:number-columns-repeated="2"/>
        </table:table-row>
        <table:table-row table:style-name="ro1">
          <table:table-cell office:value-type="float" office:value="607.1667" calcext:value-type="float">
            <text:p>607.1667</text:p>
          </table:table-cell>
          <table:table-cell office:value-type="float" office:value="1006.6667" calcext:value-type="float">
            <text:p>1006.6667</text:p>
          </table:table-cell>
          <table:table-cell office:value-type="float" office:value="18369" calcext:value-type="float">
            <text:p>18369</text:p>
          </table:table-cell>
          <table:table-cell office:value-type="float" office:value="18768.5" calcext:value-type="float">
            <text:p>18768.5</text:p>
          </table:table-cell>
          <table:table-cell office:value-type="float" office:value="0.132" calcext:value-type="float">
            <text:p>0.132</text:p>
          </table:table-cell>
          <table:table-cell office:value-type="float" office:value="0.0327" calcext:value-type="float">
            <text:p>0.0327</text:p>
          </table:table-cell>
          <table:table-cell office:value-type="float" office:value="0.868" calcext:value-type="float">
            <text:p>0.868</text:p>
          </table:table-cell>
          <table:table-cell office:value-type="float" office:value="0.9633" calcext:value-type="float">
            <text:p>0.9633</text:p>
          </table:table-cell>
          <table:table-cell office:value-type="float" office:value="0.9176" calcext:value-type="float">
            <text:p>0.9176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table:formula="of:=([.F27]+[.E27]) / 2" office:value-type="float" office:value="0.08235" calcext:value-type="float">
            <text:p>0.08235</text:p>
          </table:table-cell>
          <table:table-cell table:number-columns-repeated="3"/>
          <table:table-cell office:value-type="float" office:value="726" calcext:value-type="float">
            <text:p>726</text:p>
          </table:table-cell>
          <table:table-cell office:value-type="float" office:value="12933.1667" calcext:value-type="float">
            <text:p>12933.1667</text:p>
          </table:table-cell>
          <table:table-cell office:value-type="float" office:value="6442.5" calcext:value-type="float">
            <text:p>6442.5</text:p>
          </table:table-cell>
          <table:table-cell office:value-type="float" office:value="18649.6667" calcext:value-type="float">
            <text:p>18649.6667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0412" calcext:value-type="float">
            <text:p>0.0412</text:p>
          </table:table-cell>
          <table:table-cell office:value-type="float" office:value="0.8153" calcext:value-type="float">
            <text:p>0.8153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887" calcext:value-type="float">
            <text:p>0.887</text:p>
          </table:table-cell>
          <table:table-cell office:value-type="float" office:value="10" calcext:value-type="float">
            <text:p>10</text:p>
          </table:table-cell>
          <table:table-cell office:value-type="float" office:value="2014" calcext:value-type="float">
            <text:p>2014</text:p>
          </table:table-cell>
          <table:table-cell table:formula="of:=([.T27]+[.U27]) / 2" office:value-type="float" office:value="0.11295" calcext:value-type="float">
            <text:p>0.11295</text:p>
          </table:table-cell>
          <table:table-cell table:number-columns-repeated="2"/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9292.6667" calcext:value-type="float">
            <text:p>9292.6667</text:p>
          </table:table-cell>
          <table:table-cell office:value-type="float" office:value="33318" calcext:value-type="float">
            <text:p>33318</text:p>
          </table:table-cell>
          <table:table-cell office:value-type="float" office:value="40884.6667" calcext:value-type="float">
            <text:p>40884.6667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7724" calcext:value-type="float">
            <text:p>0.7724</text:p>
          </table:table-cell>
          <table:table-cell office:value-type="float" office:value="0.9199" calcext:value-type="float">
            <text:p>0.9199</text:p>
          </table:table-cell>
          <table:table-cell office:value-type="float" office:value="0.8665" calcext:value-type="float">
            <text:p>0.8665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table:formula="of:=([.F28]+[.E28]) / 2" office:value-type="float" office:value="0.13355" calcext:value-type="float">
            <text:p>0.13355</text:p>
          </table:table-cell>
          <table:table-cell table:number-columns-repeated="3"/>
          <table:table-cell office:value-type="float" office:value="1769.6667" calcext:value-type="float">
            <text:p>1769.6667</text:p>
          </table:table-cell>
          <table:table-cell office:value-type="float" office:value="2829.5" calcext:value-type="float">
            <text:p>2829.5</text:p>
          </table:table-cell>
          <table:table-cell office:value-type="float" office:value="39781.1667" calcext:value-type="float">
            <text:p>39781.1667</text:p>
          </table:table-cell>
          <table:table-cell office:value-type="float" office:value="40841" calcext:value-type="float">
            <text:p>40841</text:p>
          </table:table-cell>
          <table:table-cell office:value-type="float" office:value="0.1017" calcext:value-type="float">
            <text:p>0.1017</text:p>
          </table:table-cell>
          <table:table-cell office:value-type="float" office:value="0.0408" calcext:value-type="float">
            <text:p>0.0408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531" calcext:value-type="float">
            <text:p>0.9531</text:p>
          </table:table-cell>
          <table:table-cell office:value-type="float" office:value="0.9287" calcext:value-type="float">
            <text:p>0.9287</text:p>
          </table:table-cell>
          <table:table-cell office:value-type="float" office:value="11" calcext:value-type="float">
            <text:p>11</text:p>
          </table:table-cell>
          <table:table-cell office:value-type="float" office:value="2014" calcext:value-type="float">
            <text:p>2014</text:p>
          </table:table-cell>
          <table:table-cell table:formula="of:=([.T28]+[.U28]) / 2" office:value-type="float" office:value="0.07125" calcext:value-type="float">
            <text:p>0.07125</text:p>
          </table:table-cell>
          <table:table-cell table:number-columns-repeated="2"/>
        </table:table-row>
        <table:table-row table:style-name="ro1">
          <table:table-cell office:value-type="float" office:value="1840.8333" calcext:value-type="float">
            <text:p>1840.8333</text:p>
          </table:table-cell>
          <table:table-cell office:value-type="float" office:value="6426.1667" calcext:value-type="float">
            <text:p>6426.1667</text:p>
          </table:table-cell>
          <table:table-cell office:value-type="float" office:value="13196.6667" calcext:value-type="float">
            <text:p>13196.6667</text:p>
          </table:table-cell>
          <table:table-cell office:value-type="float" office:value="17782" calcext:value-type="float">
            <text:p>17782</text:p>
          </table:table-cell>
          <table:table-cell office:value-type="float" office:value="0.2848" calcext:value-type="float">
            <text:p>0.2848</text:p>
          </table:table-cell>
          <table:table-cell office:value-type="float" office:value="0.1645" calcext:value-type="float">
            <text:p>0.1645</text:p>
          </table:table-cell>
          <table:table-cell office:value-type="float" office:value="0.7152" calcext:value-type="float">
            <text:p>0.7152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7754" calcext:value-type="float">
            <text:p>0.7754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table:formula="of:=([.F29]+[.E29]) / 2" office:value-type="float" office:value="0.22465" calcext:value-type="float">
            <text:p>0.22465</text:p>
          </table:table-cell>
          <table:table-cell table:number-columns-repeated="3"/>
          <table:table-cell office:value-type="float" office:value="1656.3333" calcext:value-type="float">
            <text:p>1656.3333</text:p>
          </table:table-cell>
          <table:table-cell office:value-type="float" office:value="1396" calcext:value-type="float">
            <text:p>1396</text:p>
          </table:table-cell>
          <table:table-cell office:value-type="float" office:value="18226.8333" calcext:value-type="float">
            <text:p>18226.8333</text:p>
          </table:table-cell>
          <table:table-cell office:value-type="float" office:value="17966.5" calcext:value-type="float">
            <text:p>17966.5</text:p>
          </table:table-cell>
          <table:table-cell office:value-type="float" office:value="0.1152" calcext:value-type="float">
            <text:p>0.1152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887" calcext:value-type="float">
            <text:p>0.887</text:p>
          </table:table-cell>
          <table:table-cell office:value-type="float" office:value="0.8693" calcext:value-type="float">
            <text:p>0.8693</text:p>
          </table:table-cell>
          <table:table-cell office:value-type="float" office:value="12" calcext:value-type="float">
            <text:p>12</text:p>
          </table:table-cell>
          <table:table-cell office:value-type="float" office:value="2014" calcext:value-type="float">
            <text:p>2014</text:p>
          </table:table-cell>
          <table:table-cell table:formula="of:=([.T29]+[.U29]) / 2" office:value-type="float" office:value="0.13075" calcext:value-type="float">
            <text:p>0.13075</text:p>
          </table:table-cell>
          <table:table-cell table:number-columns-repeated="2"/>
        </table:table-row>
        <table:table-row table:style-name="ro1">
          <table:table-cell table:number-columns-repeated="11"/>
          <table:table-cell table:formula="of:=AVERAGE([.L18:.L29])" office:value-type="float" office:value="0.1128" calcext:value-type="float">
            <text:p>0.1128</text:p>
          </table:table-cell>
          <table:table-cell table:number-columns-repeated="14"/>
          <table:table-cell table:formula="of:=AVERAGE([.AA18:.AA29])" office:value-type="float" office:value="0.0622458333333333" calcext:value-type="float">
            <text:p>0.0622458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posal</text:p>
          </table:table-cell>
          <table:table-cell table:number-columns-repeated="14"/>
          <table:table-cell office:value-type="string" calcext:value-type="string">
            <text:p>proposal updat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rejection_vote</text:p>
          </table:table-cell>
          <table:table-cell office:value-type="string" calcext:value-type="string">
            <text:p>rejection_r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est_year</text:p>
          </table:table-cell>
          <table:table-cell office:value-type="string" calcext:value-type="string">
            <text:p>avg error rate</text:p>
          </table:table-cell>
          <table:table-cell table:number-columns-repeated="4"/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rejection_vote</text:p>
          </table:table-cell>
          <table:table-cell office:value-type="string" calcext:value-type="string">
            <text:p>rejection_rate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test_year</text:p>
          </table:table-cell>
          <table:table-cell office:value-type="string" calcext:value-type="string">
            <text:p>avg error rate</text:p>
          </table:table-cell>
          <table:table-cell table:number-columns-repeated="3"/>
        </table:table-row>
        <table:table-row table:style-name="ro1">
          <table:table-cell office:value-type="float" office:value="398.4286" calcext:value-type="float">
            <text:p>398.4286</text:p>
          </table:table-cell>
          <table:table-cell office:value-type="float" office:value="1897.2857" calcext:value-type="float">
            <text:p>1897.2857</text:p>
          </table:table-cell>
          <table:table-cell office:value-type="float" office:value="6659.7143" calcext:value-type="float">
            <text:p>6659.7143</text:p>
          </table:table-cell>
          <table:table-cell office:value-type="float" office:value="8115.5714" calcext:value-type="float">
            <text:p>8115.5714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438" calcext:value-type="float">
            <text:p>0.0438</text:p>
          </table:table-cell>
          <table:table-cell office:value-type="float" office:value="1023.2857" calcext:value-type="float">
            <text:p>1023.2857</text:p>
          </table:table-cell>
          <table:table-cell office:value-type="float" office:value="0.0804" calcext:value-type="float">
            <text:p>0.0804</text:p>
          </table:table-cell>
          <table:table-cell office:value-type="string" calcext:value-type="string">
            <text:p>Jan</text:p>
          </table:table-cell>
          <table:table-cell office:value-type="float" office:value="2014" calcext:value-type="float">
            <text:p>2014</text:p>
          </table:table-cell>
          <table:table-cell table:formula="of:=([.E33]+[.F33]) / 2" office:value-type="float" office:value="0.06255" calcext:value-type="float">
            <text:p>0.06255</text:p>
          </table:table-cell>
          <table:table-cell table:number-columns-repeated="4"/>
          <table:table-cell office:value-type="float" office:value="398.4286" calcext:value-type="float">
            <text:p>398.4286</text:p>
          </table:table-cell>
          <table:table-cell office:value-type="float" office:value="1897.2857" calcext:value-type="float">
            <text:p>1897.2857</text:p>
          </table:table-cell>
          <table:table-cell office:value-type="float" office:value="6659.7143" calcext:value-type="float">
            <text:p>6659.7143</text:p>
          </table:table-cell>
          <table:table-cell office:value-type="float" office:value="8115.5714" calcext:value-type="float">
            <text:p>8115.5714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438" calcext:value-type="float">
            <text:p>0.0438</text:p>
          </table:table-cell>
          <table:table-cell office:value-type="float" office:value="1023.2857" calcext:value-type="float">
            <text:p>1023.2857</text:p>
          </table:table-cell>
          <table:table-cell office:value-type="float" office:value="0.0804" calcext:value-type="float">
            <text:p>0.0804</text:p>
          </table:table-cell>
          <table:table-cell office:value-type="string" calcext:value-type="string">
            <text:p>Jan</text:p>
          </table:table-cell>
          <table:table-cell office:value-type="float" office:value="2014" calcext:value-type="float">
            <text:p>2014</text:p>
          </table:table-cell>
          <table:table-cell table:formula="of:=([.T33]+[.U33]) / 2" office:value-type="float" office:value="0.06255" calcext:value-type="float">
            <text:p>0.06255</text:p>
          </table:table-cell>
          <table:table-cell table:number-columns-repeated="3"/>
        </table:table-row>
        <table:table-row table:style-name="ro1">
          <table:table-cell office:value-type="float" office:value="212.5" calcext:value-type="float">
            <text:p>212.5</text:p>
          </table:table-cell>
          <table:table-cell office:value-type="float" office:value="314.3333" calcext:value-type="float">
            <text:p>314.3333</text:p>
          </table:table-cell>
          <table:table-cell office:value-type="float" office:value="4006.1667" calcext:value-type="float">
            <text:p>4006.1667</text:p>
          </table:table-cell>
          <table:table-cell office:value-type="float" office:value="4130" calcext:value-type="float">
            <text:p>4130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502" calcext:value-type="float">
            <text:p>0.0502</text:p>
          </table:table-cell>
          <table:table-cell office:value-type="float" office:value="433" calcext:value-type="float">
            <text:p>433</text:p>
          </table:table-cell>
          <table:table-cell office:value-type="float" office:value="0.0482" calcext:value-type="float">
            <text:p>0.0482</text:p>
          </table:table-cell>
          <table:table-cell office:value-type="string" calcext:value-type="string">
            <text:p>Feb</text:p>
          </table:table-cell>
          <table:table-cell office:value-type="float" office:value="2014" calcext:value-type="float">
            <text:p>2014</text:p>
          </table:table-cell>
          <table:table-cell table:formula="of:=([.E34]+[.F34]) / 2" office:value-type="float" office:value="0.06065" calcext:value-type="float">
            <text:p>0.06065</text:p>
          </table:table-cell>
          <table:table-cell table:number-columns-repeated="4"/>
          <table:table-cell office:value-type="float" office:value="226.8333" calcext:value-type="float">
            <text:p>226.8333</text:p>
          </table:table-cell>
          <table:table-cell office:value-type="float" office:value="354.3333" calcext:value-type="float">
            <text:p>354.3333</text:p>
          </table:table-cell>
          <table:table-cell office:value-type="float" office:value="3971.1667" calcext:value-type="float">
            <text:p>3971.1667</text:p>
          </table:table-cell>
          <table:table-cell office:value-type="float" office:value="4201.8333" calcext:value-type="float">
            <text:p>4201.8333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526" calcext:value-type="float">
            <text:p>0.0526</text:p>
          </table:table-cell>
          <table:table-cell office:value-type="float" office:value="341.8333" calcext:value-type="float">
            <text:p>341.8333</text:p>
          </table:table-cell>
          <table:table-cell office:value-type="float" office:value="0.0383" calcext:value-type="float">
            <text:p>0.0383</text:p>
          </table:table-cell>
          <table:table-cell office:value-type="string" calcext:value-type="string">
            <text:p>Feb</text:p>
          </table:table-cell>
          <table:table-cell office:value-type="float" office:value="2014" calcext:value-type="float">
            <text:p>2014</text:p>
          </table:table-cell>
          <table:table-cell table:formula="of:=([.T34]+[.U34]) / 2" office:value-type="float" office:value="0.0651" calcext:value-type="float">
            <text:p>0.0651</text:p>
          </table:table-cell>
          <table:table-cell table:number-columns-repeated="3"/>
        </table:table-row>
        <table:table-row table:style-name="ro1">
          <table:table-cell office:value-type="float" office:value="102.5714" calcext:value-type="float">
            <text:p>102.5714</text:p>
          </table:table-cell>
          <table:table-cell office:value-type="float" office:value="71" calcext:value-type="float">
            <text:p>71</text:p>
          </table:table-cell>
          <table:table-cell office:value-type="float" office:value="2451.8571" calcext:value-type="float">
            <text:p>2451.8571</text:p>
          </table:table-cell>
          <table:table-cell office:value-type="float" office:value="2451" calcext:value-type="float">
            <text:p>245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93" calcext:value-type="float">
            <text:p>0.0393</text:p>
          </table:table-cell>
          <table:table-cell office:value-type="float" office:value="272.1429" calcext:value-type="float">
            <text:p>272.1429</text:p>
          </table:table-cell>
          <table:table-cell office:value-type="float" office:value="0.0487" calcext:value-type="float">
            <text:p>0.0487</text:p>
          </table:table-cell>
          <table:table-cell office:value-type="string" calcext:value-type="string">
            <text:p>Mar</text:p>
          </table:table-cell>
          <table:table-cell office:value-type="float" office:value="2014" calcext:value-type="float">
            <text:p>2014</text:p>
          </table:table-cell>
          <table:table-cell table:formula="of:=([.E35]+[.F35]) / 2" office:value-type="float" office:value="0.0334" calcext:value-type="float">
            <text:p>0.0334</text:p>
          </table:table-cell>
          <table:table-cell table:number-columns-repeated="4"/>
          <table:table-cell office:value-type="float" office:value="127.2857" calcext:value-type="float">
            <text:p>127.2857</text:p>
          </table:table-cell>
          <table:table-cell office:value-type="float" office:value="103.4286" calcext:value-type="float">
            <text:p>103.4286</text:p>
          </table:table-cell>
          <table:table-cell office:value-type="float" office:value="2421.4286" calcext:value-type="float">
            <text:p>2421.4286</text:p>
          </table:table-cell>
          <table:table-cell office:value-type="float" office:value="2476.2857" calcext:value-type="float">
            <text:p>2476.2857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481" calcext:value-type="float">
            <text:p>0.0481</text:p>
          </table:table-cell>
          <table:table-cell office:value-type="float" office:value="220.1429" calcext:value-type="float">
            <text:p>220.1429</text:p>
          </table:table-cell>
          <table:table-cell office:value-type="float" office:value="0.0364" calcext:value-type="float">
            <text:p>0.0364</text:p>
          </table:table-cell>
          <table:table-cell office:value-type="string" calcext:value-type="string">
            <text:p>Mar</text:p>
          </table:table-cell>
          <table:table-cell office:value-type="float" office:value="2014" calcext:value-type="float">
            <text:p>2014</text:p>
          </table:table-cell>
          <table:table-cell table:formula="of:=([.T35]+[.U35]) / 2" office:value-type="float" office:value="0.0424" calcext:value-type="float">
            <text:p>0.0424</text:p>
          </table:table-cell>
          <table:table-cell table:number-columns-repeated="3"/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261.4" calcext:value-type="float">
            <text:p>261.4</text:p>
          </table:table-cell>
          <table:table-cell office:value-type="float" office:value="5421" calcext:value-type="float">
            <text:p>5421</text:p>
          </table:table-cell>
          <table:table-cell office:value-type="float" office:value="6325.6" calcext:value-type="float">
            <text:p>6325.6</text:p>
          </table:table-cell>
          <table:table-cell office:value-type="float" office:value="0.0436" calcext:value-type="float">
            <text:p>0.0436</text:p>
          </table:table-cell>
          <table:table-cell office:value-type="float" office:value="0.0177" calcext:value-type="float">
            <text:p>0.0177</text:p>
          </table:table-cell>
          <table:table-cell office:value-type="float" office:value="1261.2" calcext:value-type="float">
            <text:p>1261.2</text:p>
          </table:table-cell>
          <table:table-cell office:value-type="float" office:value="0.0873" calcext:value-type="float">
            <text:p>0.0873</text:p>
          </table:table-cell>
          <table:table-cell office:value-type="string" calcext:value-type="string">
            <text:p>Apr</text:p>
          </table:table-cell>
          <table:table-cell office:value-type="float" office:value="2014" calcext:value-type="float">
            <text:p>2014</text:p>
          </table:table-cell>
          <table:table-cell table:formula="of:=([.E36]+[.F36]) / 2" office:value-type="float" office:value="0.03065" calcext:value-type="float">
            <text:p>0.03065</text:p>
          </table:table-cell>
          <table:table-cell table:number-columns-repeated="4"/>
          <table:table-cell office:value-type="float" office:value="137.6" calcext:value-type="float">
            <text:p>137.6</text:p>
          </table:table-cell>
          <table:table-cell office:value-type="float" office:value="461.4" calcext:value-type="float">
            <text:p>461.4</text:p>
          </table:table-cell>
          <table:table-cell office:value-type="float" office:value="5582.8" calcext:value-type="float">
            <text:p>5582.8</text:p>
          </table:table-cell>
          <table:table-cell office:value-type="float" office:value="6421.4" calcext:value-type="float">
            <text:p>6421.4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221" calcext:value-type="float">
            <text:p>0.0221</text:p>
          </table:table-cell>
          <table:table-cell office:value-type="float" office:value="775.6" calcext:value-type="float">
            <text:p>775.6</text:p>
          </table:table-cell>
          <table:table-cell office:value-type="float" office:value="0.0521" calcext:value-type="float">
            <text:p>0.0521</text:p>
          </table:table-cell>
          <table:table-cell office:value-type="string" calcext:value-type="string">
            <text:p>Apr</text:p>
          </table:table-cell>
          <table:table-cell office:value-type="float" office:value="2014" calcext:value-type="float">
            <text:p>2014</text:p>
          </table:table-cell>
          <table:table-cell table:formula="of:=([.T36]+[.U36]) / 2" office:value-type="float" office:value="0.0493" calcext:value-type="float">
            <text:p>0.0493</text:p>
          </table:table-cell>
          <table:table-cell table:number-columns-repeated="3"/>
        </table:table-row>
        <table:table-row table:style-name="ro1">
          <table:table-cell office:value-type="float" office:value="137.1667" calcext:value-type="float">
            <text:p>137.1667</text:p>
          </table:table-cell>
          <table:table-cell office:value-type="float" office:value="547" calcext:value-type="float">
            <text:p>547</text:p>
          </table:table-cell>
          <table:table-cell office:value-type="float" office:value="3347.3333" calcext:value-type="float">
            <text:p>3347.3333</text:p>
          </table:table-cell>
          <table:table-cell office:value-type="float" office:value="5950.8333" calcext:value-type="float">
            <text:p>5950.8333</text:p>
          </table:table-cell>
          <table:table-cell office:value-type="float" office:value="0.1551" calcext:value-type="float">
            <text:p>0.1551</text:p>
          </table:table-cell>
          <table:table-cell office:value-type="float" office:value="0.0226" calcext:value-type="float">
            <text:p>0.0226</text:p>
          </table:table-cell>
          <table:table-cell office:value-type="float" office:value="2640.3333" calcext:value-type="float">
            <text:p>2640.3333</text:p>
          </table:table-cell>
          <table:table-cell office:value-type="float" office:value="0.1188" calcext:value-type="float">
            <text:p>0.1188</text:p>
          </table:table-cell>
          <table:table-cell office:value-type="string" calcext:value-type="string">
            <text:p>May</text:p>
          </table:table-cell>
          <table:table-cell office:value-type="float" office:value="2014" calcext:value-type="float">
            <text:p>2014</text:p>
          </table:table-cell>
          <table:table-cell table:formula="of:=([.E37]+[.F37]) / 2" office:value-type="float" office:value="0.08885" calcext:value-type="float">
            <text:p>0.08885</text:p>
          </table:table-cell>
          <table:table-cell table:number-columns-repeated="4"/>
          <table:table-cell office:value-type="float" office:value="265.1667" calcext:value-type="float">
            <text:p>265.1667</text:p>
          </table:table-cell>
          <table:table-cell office:value-type="float" office:value="440.3333" calcext:value-type="float">
            <text:p>440.3333</text:p>
          </table:table-cell>
          <table:table-cell office:value-type="float" office:value="5823.8333" calcext:value-type="float">
            <text:p>5823.8333</text:p>
          </table:table-cell>
          <table:table-cell office:value-type="float" office:value="5952.5" calcext:value-type="float">
            <text:p>5952.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06" calcext:value-type="float">
            <text:p>0.0506</text:p>
          </table:table-cell>
          <table:table-cell office:value-type="float" office:value="140.8333" calcext:value-type="float">
            <text:p>140.8333</text:p>
          </table:table-cell>
          <table:table-cell office:value-type="float" office:value="0.0118" calcext:value-type="float">
            <text:p>0.0118</text:p>
          </table:table-cell>
          <table:table-cell office:value-type="string" calcext:value-type="string">
            <text:p>May</text:p>
          </table:table-cell>
          <table:table-cell office:value-type="float" office:value="2014" calcext:value-type="float">
            <text:p>2014</text:p>
          </table:table-cell>
          <table:table-cell table:formula="of:=([.T37]+[.U37]) / 2" office:value-type="float" office:value="0.0578" calcext:value-type="float">
            <text:p>0.0578</text:p>
          </table:table-cell>
          <table:table-cell table:number-columns-repeated="3"/>
        </table:table-row>
        <table:table-row table:style-name="ro1">
          <table:table-cell office:value-type="float" office:value="630.6" calcext:value-type="float">
            <text:p>630.6</text:p>
          </table:table-cell>
          <table:table-cell office:value-type="float" office:value="878.2" calcext:value-type="float">
            <text:p>878.2</text:p>
          </table:table-cell>
          <table:table-cell office:value-type="float" office:value="11470" calcext:value-type="float">
            <text:p>11470</text:p>
          </table:table-cell>
          <table:table-cell office:value-type="float" office:value="15567.6" calcext:value-type="float">
            <text:p>15567.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368" calcext:value-type="float">
            <text:p>0.0368</text:p>
          </table:table-cell>
          <table:table-cell office:value-type="float" office:value="5531.2" calcext:value-type="float">
            <text:p>5531.2</text:p>
          </table:table-cell>
          <table:table-cell office:value-type="float" office:value="0.1117" calcext:value-type="float">
            <text:p>0.1117</text:p>
          </table:table-cell>
          <table:table-cell office:value-type="string" calcext:value-type="string">
            <text:p>Jun</text:p>
          </table:table-cell>
          <table:table-cell office:value-type="float" office:value="2014" calcext:value-type="float">
            <text:p>2014</text:p>
          </table:table-cell>
          <table:table-cell table:formula="of:=([.E38]+[.F38]) / 2" office:value-type="float" office:value="0.0444" calcext:value-type="float">
            <text:p>0.0444</text:p>
          </table:table-cell>
          <table:table-cell table:number-columns-repeated="4"/>
          <table:table-cell office:value-type="float" office:value="1066" calcext:value-type="float">
            <text:p>1066</text:p>
          </table:table-cell>
          <table:table-cell office:value-type="float" office:value="3648.6" calcext:value-type="float">
            <text:p>3648.6</text:p>
          </table:table-cell>
          <table:table-cell office:value-type="float" office:value="13366" calcext:value-type="float">
            <text:p>13366</text:p>
          </table:table-cell>
          <table:table-cell office:value-type="float" office:value="15881.6" calcext:value-type="float">
            <text:p>15881.6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0593" calcext:value-type="float">
            <text:p>0.0593</text:p>
          </table:table-cell>
          <table:table-cell office:value-type="float" office:value="115.4" calcext:value-type="float">
            <text:p>115.4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Jun</text:p>
          </table:table-cell>
          <table:table-cell office:value-type="float" office:value="2014" calcext:value-type="float">
            <text:p>2014</text:p>
          </table:table-cell>
          <table:table-cell table:formula="of:=([.T38]+[.U38]) / 2" office:value-type="float" office:value="0.0969" calcext:value-type="float">
            <text:p>0.0969</text:p>
          </table:table-cell>
          <table:table-cell table:number-columns-repeated="3"/>
        </table:table-row>
        <table:table-row table:style-name="ro1">
          <table:table-cell office:value-type="float" office:value="160.4286" calcext:value-type="float">
            <text:p>160.4286</text:p>
          </table:table-cell>
          <table:table-cell office:value-type="float" office:value="181.2857" calcext:value-type="float">
            <text:p>181.2857</text:p>
          </table:table-cell>
          <table:table-cell office:value-type="float" office:value="5179" calcext:value-type="float">
            <text:p>5179</text:p>
          </table:table-cell>
          <table:table-cell office:value-type="float" office:value="5920.2857" calcext:value-type="float">
            <text:p>5920.2857</text:p>
          </table:table-cell>
          <table:table-cell office:value-type="float" office:value="0.0363" calcext:value-type="float">
            <text:p>0.0363</text:p>
          </table:table-cell>
          <table:table-cell office:value-type="float" office:value="0.026" calcext:value-type="float">
            <text:p>0.026</text:p>
          </table:table-cell>
          <table:table-cell office:value-type="float" office:value="1237" calcext:value-type="float">
            <text:p>1237</text:p>
          </table:table-cell>
          <table:table-cell office:value-type="float" office:value="0.0919" calcext:value-type="float">
            <text:p>0.0919</text:p>
          </table:table-cell>
          <table:table-cell office:value-type="string" calcext:value-type="string">
            <text:p>Jul</text:p>
          </table:table-cell>
          <table:table-cell office:value-type="float" office:value="2014" calcext:value-type="float">
            <text:p>2014</text:p>
          </table:table-cell>
          <table:table-cell table:formula="of:=([.E39]+[.F39]) / 2" office:value-type="float" office:value="0.03115" calcext:value-type="float">
            <text:p>0.03115</text:p>
          </table:table-cell>
          <table:table-cell table:number-columns-repeated="4"/>
          <table:table-cell office:value-type="float" office:value="264.5714" calcext:value-type="float">
            <text:p>264.5714</text:p>
          </table:table-cell>
          <table:table-cell office:value-type="float" office:value="444.2857" calcext:value-type="float">
            <text:p>444.2857</text:p>
          </table:table-cell>
          <table:table-cell office:value-type="float" office:value="5846.8571" calcext:value-type="float">
            <text:p>5846.8571</text:p>
          </table:table-cell>
          <table:table-cell office:value-type="float" office:value="6025" calcext:value-type="float">
            <text:p>6025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2" calcext:value-type="float">
            <text:p>0.042</text:p>
          </table:table-cell>
          <table:table-cell office:value-type="float" office:value="97.2857" calcext:value-type="float">
            <text:p>97.2857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Jul</text:p>
          </table:table-cell>
          <table:table-cell office:value-type="float" office:value="2014" calcext:value-type="float">
            <text:p>2014</text:p>
          </table:table-cell>
          <table:table-cell table:formula="of:=([.T39]+[.U39]) / 2" office:value-type="float" office:value="0.04775" calcext:value-type="float">
            <text:p>0.04775</text:p>
          </table:table-cell>
          <table:table-cell table:number-columns-repeated="3"/>
        </table:table-row>
        <table:table-row table:style-name="ro1">
          <table:table-cell office:value-type="float" office:value="108.6667" calcext:value-type="float">
            <text:p>108.6667</text:p>
          </table:table-cell>
          <table:table-cell office:value-type="float" office:value="248.8333" calcext:value-type="float">
            <text:p>248.8333</text:p>
          </table:table-cell>
          <table:table-cell office:value-type="float" office:value="4043.5" calcext:value-type="float">
            <text:p>4043.5</text:p>
          </table:table-cell>
          <table:table-cell office:value-type="float" office:value="4436.8333" calcext:value-type="float">
            <text:p>4436.8333</text:p>
          </table:table-cell>
          <table:table-cell office:value-type="float" office:value="0.0541" calcext:value-type="float">
            <text:p>0.0541</text:p>
          </table:table-cell>
          <table:table-cell office:value-type="float" office:value="0.0241" calcext:value-type="float">
            <text:p>0.0241</text:p>
          </table:table-cell>
          <table:table-cell office:value-type="float" office:value="627.5" calcext:value-type="float">
            <text:p>627.5</text:p>
          </table:table-cell>
          <table:table-cell office:value-type="float" office:value="0.0671" calcext:value-type="float">
            <text:p>0.0671</text:p>
          </table:table-cell>
          <table:table-cell office:value-type="string" calcext:value-type="string">
            <text:p>Aug</text:p>
          </table:table-cell>
          <table:table-cell office:value-type="float" office:value="2014" calcext:value-type="float">
            <text:p>2014</text:p>
          </table:table-cell>
          <table:table-cell table:formula="of:=([.E40]+[.F40]) / 2" office:value-type="float" office:value="0.0391" calcext:value-type="float">
            <text:p>0.0391</text:p>
          </table:table-cell>
          <table:table-cell table:number-columns-repeated="4"/>
          <table:table-cell office:value-type="float" office:value="175.5" calcext:value-type="float">
            <text:p>175.5</text:p>
          </table:table-cell>
          <table:table-cell office:value-type="float" office:value="202.3333" calcext:value-type="float">
            <text:p>202.3333</text:p>
          </table:table-cell>
          <table:table-cell office:value-type="float" office:value="4523" calcext:value-type="float">
            <text:p>4523</text:p>
          </table:table-cell>
          <table:table-cell office:value-type="float" office:value="4526" calcext:value-type="float">
            <text:p>4526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374" calcext:value-type="float">
            <text:p>0.0374</text:p>
          </table:table-cell>
          <table:table-cell office:value-type="float" office:value="38.5" calcext:value-type="float">
            <text:p>38.5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Aug</text:p>
          </table:table-cell>
          <table:table-cell office:value-type="float" office:value="2014" calcext:value-type="float">
            <text:p>2014</text:p>
          </table:table-cell>
          <table:table-cell table:formula="of:=([.T40]+[.U40]) / 2" office:value-type="float" office:value="0.04155" calcext:value-type="float">
            <text:p>0.04155</text:p>
          </table:table-cell>
          <table:table-cell table:number-columns-repeated="3"/>
        </table:table-row>
        <table:table-row table:style-name="ro1">
          <table:table-cell office:value-type="float" office:value="118.6667" calcext:value-type="float">
            <text:p>118.6667</text:p>
          </table:table-cell>
          <table:table-cell office:value-type="float" office:value="340.8333" calcext:value-type="float">
            <text:p>340.8333</text:p>
          </table:table-cell>
          <table:table-cell office:value-type="float" office:value="4682.1667" calcext:value-type="float">
            <text:p>4682.1667</text:p>
          </table:table-cell>
          <table:table-cell office:value-type="float" office:value="5901.1667" calcext:value-type="float">
            <text:p>5901.1667</text:p>
          </table:table-cell>
          <table:table-cell office:value-type="float" office:value="0.0506" calcext:value-type="float">
            <text:p>0.0506</text:p>
          </table:table-cell>
          <table:table-cell office:value-type="float" office:value="0.0215" calcext:value-type="float">
            <text:p>0.0215</text:p>
          </table:table-cell>
          <table:table-cell office:value-type="float" office:value="1448.1667" calcext:value-type="float">
            <text:p>1448.1667</text:p>
          </table:table-cell>
          <table:table-cell office:value-type="float" office:value="0.1218" calcext:value-type="float">
            <text:p>0.1218</text:p>
          </table:table-cell>
          <table:table-cell office:value-type="string" calcext:value-type="string">
            <text:p>Sep</text:p>
          </table:table-cell>
          <table:table-cell office:value-type="float" office:value="2014" calcext:value-type="float">
            <text:p>2014</text:p>
          </table:table-cell>
          <table:table-cell table:formula="of:=([.E41]+[.F41]) / 2" office:value-type="float" office:value="0.03605" calcext:value-type="float">
            <text:p>0.03605</text:p>
          </table:table-cell>
          <table:table-cell table:number-columns-repeated="4"/>
          <table:table-cell office:value-type="float" office:value="218.3333" calcext:value-type="float">
            <text:p>218.3333</text:p>
          </table:table-cell>
          <table:table-cell office:value-type="float" office:value="301.8333" calcext:value-type="float">
            <text:p>301.8333</text:p>
          </table:table-cell>
          <table:table-cell office:value-type="float" office:value="5938.8333" calcext:value-type="float">
            <text:p>5938.8333</text:p>
          </table:table-cell>
          <table:table-cell office:value-type="float" office:value="6021.6667" calcext:value-type="float">
            <text:p>6021.666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376" calcext:value-type="float">
            <text:p>0.0376</text:p>
          </table:table-cell>
          <table:table-cell office:value-type="float" office:value="10.3333" calcext:value-type="float">
            <text:p>10.3333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Sep</text:p>
          </table:table-cell>
          <table:table-cell office:value-type="float" office:value="2014" calcext:value-type="float">
            <text:p>2014</text:p>
          </table:table-cell>
          <table:table-cell table:formula="of:=([.T41]+[.U41]) / 2" office:value-type="float" office:value="0.0324" calcext:value-type="float">
            <text:p>0.0324</text:p>
          </table:table-cell>
          <table:table-cell table:number-columns-repeated="3"/>
        </table:table-row>
        <table:table-row table:style-name="ro1">
          <table:table-cell office:value-type="float" office:value="480.3333" calcext:value-type="float">
            <text:p>480.3333</text:p>
          </table:table-cell>
          <table:table-cell office:value-type="float" office:value="398" calcext:value-type="float">
            <text:p>398</text:p>
          </table:table-cell>
          <table:table-cell office:value-type="float" office:value="18028.1667" calcext:value-type="float">
            <text:p>18028.1667</text:p>
          </table:table-cell>
          <table:table-cell office:value-type="float" office:value="18108.5" calcext:value-type="float">
            <text:p>18108.5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0264" calcext:value-type="float">
            <text:p>0.0264</text:p>
          </table:table-cell>
          <table:table-cell office:value-type="float" office:value="1736.3333" calcext:value-type="float">
            <text:p>1736.3333</text:p>
          </table:table-cell>
          <table:table-cell office:value-type="float" office:value="0.0668" calcext:value-type="float">
            <text:p>0.0668</text:p>
          </table:table-cell>
          <table:table-cell office:value-type="string" calcext:value-type="string">
            <text:p>Oct</text:p>
          </table:table-cell>
          <table:table-cell office:value-type="float" office:value="2014" calcext:value-type="float">
            <text:p>2014</text:p>
          </table:table-cell>
          <table:table-cell table:formula="of:=([.E42]+[.F42]) / 2" office:value-type="float" office:value="0.0486" calcext:value-type="float">
            <text:p>0.0486</text:p>
          </table:table-cell>
          <table:table-cell table:number-columns-repeated="4"/>
          <table:table-cell office:value-type="float" office:value="806.3333" calcext:value-type="float">
            <text:p>806.3333</text:p>
          </table:table-cell>
          <table:table-cell office:value-type="float" office:value="223.8333" calcext:value-type="float">
            <text:p>223.8333</text:p>
          </table:table-cell>
          <table:table-cell office:value-type="float" office:value="19148.3333" calcext:value-type="float">
            <text:p>19148.3333</text:p>
          </table:table-cell>
          <table:table-cell office:value-type="float" office:value="18564.5" calcext:value-type="float">
            <text:p>18564.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51" calcext:value-type="float">
            <text:p>0.0451</text:p>
          </table:table-cell>
          <table:table-cell office:value-type="float" office:value="8.3333" calcext:value-type="float">
            <text:p>8.3333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Oct</text:p>
          </table:table-cell>
          <table:table-cell office:value-type="float" office:value="2014" calcext:value-type="float">
            <text:p>2014</text:p>
          </table:table-cell>
          <table:table-cell table:formula="of:=([.T42]+[.U42]) / 2" office:value-type="float" office:value="0.0438" calcext:value-type="float">
            <text:p>0.0438</text:p>
          </table:table-cell>
          <table:table-cell table:number-columns-repeated="3"/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484" calcext:value-type="float">
            <text:p>484</text:p>
          </table:table-cell>
          <table:table-cell office:value-type="float" office:value="38226.6667" calcext:value-type="float">
            <text:p>38226.6667</text:p>
          </table:table-cell>
          <table:table-cell office:value-type="float" office:value="39362.3333" calcext:value-type="float">
            <text:p>39362.3333</text:p>
          </table:table-cell>
          <table:table-cell office:value-type="float" office:value="0.027" calcext:value-type="float">
            <text:p>0.027</text:p>
          </table:table-cell>
          <table:table-cell office:value-type="float" office:value="0.0317" calcext:value-type="float">
            <text:p>0.0317</text:p>
          </table:table-cell>
          <table:table-cell office:value-type="float" office:value="5816.3333" calcext:value-type="float">
            <text:p>5816.3333</text:p>
          </table:table-cell>
          <table:table-cell office:value-type="float" office:value="0.0913" calcext:value-type="float">
            <text:p>0.0913</text:p>
          </table:table-cell>
          <table:table-cell office:value-type="string" calcext:value-type="string">
            <text:p>Nov</text:p>
          </table:table-cell>
          <table:table-cell office:value-type="float" office:value="2014" calcext:value-type="float">
            <text:p>2014</text:p>
          </table:table-cell>
          <table:table-cell table:formula="of:=([.E43]+[.F43]) / 2" office:value-type="float" office:value="0.02935" calcext:value-type="float">
            <text:p>0.02935</text:p>
          </table:table-cell>
          <table:table-cell table:number-columns-repeated="4"/>
          <table:table-cell office:value-type="float" office:value="2536" calcext:value-type="float">
            <text:p>2536</text:p>
          </table:table-cell>
          <table:table-cell office:value-type="float" office:value="440.5" calcext:value-type="float">
            <text:p>440.5</text:p>
          </table:table-cell>
          <table:table-cell office:value-type="float" office:value="42162.3333" calcext:value-type="float">
            <text:p>42162.3333</text:p>
          </table:table-cell>
          <table:table-cell office:value-type="float" office:value="39876.5" calcext:value-type="float">
            <text:p>39876.5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623" calcext:value-type="float">
            <text:p>0.0623</text:p>
          </table:table-cell>
          <table:table-cell office:value-type="float" office:value="206" calcext:value-type="float">
            <text:p>206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Nov</text:p>
          </table:table-cell>
          <table:table-cell office:value-type="float" office:value="2014" calcext:value-type="float">
            <text:p>2014</text:p>
          </table:table-cell>
          <table:table-cell table:formula="of:=([.T43]+[.U43]) / 2" office:value-type="float" office:value="0.0361" calcext:value-type="float">
            <text:p>0.0361</text:p>
          </table:table-cell>
          <table:table-cell table:number-columns-repeated="3"/>
        </table:table-row>
        <table:table-row table:style-name="ro1">
          <table:table-cell office:value-type="float" office:value="1523.5" calcext:value-type="float">
            <text:p>1523.5</text:p>
          </table:table-cell>
          <table:table-cell office:value-type="float" office:value="773.6667" calcext:value-type="float">
            <text:p>773.6667</text:p>
          </table:table-cell>
          <table:table-cell office:value-type="float" office:value="17492" calcext:value-type="float">
            <text:p>17492</text:p>
          </table:table-cell>
          <table:table-cell office:value-type="float" office:value="17024.8333" calcext:value-type="float">
            <text:p>17024.8333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672" calcext:value-type="float">
            <text:p>0.1672</text:p>
          </table:table-cell>
          <table:table-cell office:value-type="float" office:value="2431.6667" calcext:value-type="float">
            <text:p>2431.6667</text:p>
          </table:table-cell>
          <table:table-cell office:value-type="float" office:value="0.0924" calcext:value-type="float">
            <text:p>0.0924</text:p>
          </table:table-cell>
          <table:table-cell office:value-type="string" calcext:value-type="string">
            <text:p>Dec</text:p>
          </table:table-cell>
          <table:table-cell office:value-type="float" office:value="2014" calcext:value-type="float">
            <text:p>2014</text:p>
          </table:table-cell>
          <table:table-cell table:formula="of:=([.E44]+[.F44]) / 2" office:value-type="float" office:value="0.1225" calcext:value-type="float">
            <text:p>0.1225</text:p>
          </table:table-cell>
          <table:table-cell table:number-columns-repeated="4"/>
          <table:table-cell office:value-type="float" office:value="2353.5" calcext:value-type="float">
            <text:p>2353.5</text:p>
          </table:table-cell>
          <table:table-cell office:value-type="float" office:value="582.5" calcext:value-type="float">
            <text:p>582.5</text:p>
          </table:table-cell>
          <table:table-cell office:value-type="float" office:value="19020" calcext:value-type="float">
            <text:p>19020</text:p>
          </table:table-cell>
          <table:table-cell office:value-type="float" office:value="17001.3333" calcext:value-type="float">
            <text:p>17001.3333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2022" calcext:value-type="float">
            <text:p>0.2022</text:p>
          </table:table-cell>
          <table:table-cell office:value-type="float" office:value="288.3333" calcext:value-type="float">
            <text:p>288.3333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Dec</text:p>
          </table:table-cell>
          <table:table-cell office:value-type="float" office:value="2014" calcext:value-type="float">
            <text:p>2014</text:p>
          </table:table-cell>
          <table:table-cell table:formula="of:=([.T44]+[.U44]) / 2" office:value-type="float" office:value="0.12785" calcext:value-type="float">
            <text:p>0.12785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AVERAGE([.K33:.K44])" office:value-type="float" office:value="0.0522708333333333" calcext:value-type="float">
            <text:p>0.052270833333333</text:p>
          </table:table-cell>
          <table:table-cell table:number-columns-repeated="14"/>
          <table:table-cell table:formula="of:=AVERAGE([.Z33:.Z44])" office:value-type="float" office:value="0.058625" calcext:value-type="float">
            <text:p>0.058625</text:p>
          </table:table-cell>
          <table:table-cell table:number-columns-repeated="3"/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Traditional – monthly updates</text:p>
          </table:table-cell>
          <table:table-cell table:number-columns-repeated="2"/>
          <table:table-cell office:value-type="string" calcext:value-type="string">
            <text:p>propose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691" calcext:value-type="float">
            <text:p>241691</text:p>
          </table:table-cell>
          <table:table-cell office:value-type="float" office:value="4337259" calcext:value-type="float">
            <text:p>4337259</text:p>
          </table:table-cell>
          <table:table-cell table:formula="of:=SUM([.B2:.C2])" office:value-type="float" office:value="4578950" calcext:value-type="float">
            <text:p>4578950</text:p>
          </table:table-cell>
          <table:table-cell table:number-columns-repeated="2"/>
          <table:table-cell office:value-type="float" office:value="4578950" calcext:value-type="float">
            <text:p>457895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6001" calcext:value-type="float">
            <text:p>126001</text:p>
          </table:table-cell>
          <table:table-cell office:value-type="float" office:value="3063363" calcext:value-type="float">
            <text:p>3063363</text:p>
          </table:table-cell>
          <table:table-cell table:formula="of:=SUM([.B3:.C3])" office:value-type="float" office:value="3189364" calcext:value-type="float">
            <text:p>3189364</text:p>
          </table:table-cell>
          <table:table-cell table:number-columns-repeated="2"/>
          <table:table-cell office:value-type="float" office:value="4947097.58" calcext:value-type="float">
            <text:p>4947097.58</text:p>
          </table:table-cell>
          <table:table-cell table:formula="of:=[.G3]-[.G2]" office:value-type="float" office:value="368147.58" calcext:value-type="float">
            <text:p>368147.58</text:p>
          </table:table-cell>
          <table:table-cell/>
          <table:table-cell table:formula="of:=[.H3]/[.D3]" office:value-type="float" office:value="0.11542977847621" calcext:value-type="float">
            <text:p>0.115429778476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909" calcext:value-type="float">
            <text:p>144909</text:p>
          </table:table-cell>
          <table:table-cell office:value-type="float" office:value="4440107" calcext:value-type="float">
            <text:p>4440107</text:p>
          </table:table-cell>
          <table:table-cell table:formula="of:=SUM([.B4:.C4])" office:value-type="float" office:value="4585016" calcext:value-type="float">
            <text:p>4585016</text:p>
          </table:table-cell>
          <table:table-cell table:number-columns-repeated="2"/>
          <table:table-cell office:value-type="float" office:value="5069250.2212" calcext:value-type="float">
            <text:p>5069250.2212</text:p>
          </table:table-cell>
          <table:table-cell table:formula="of:=[.G4]-[.G3]" office:value-type="float" office:value="122152.6412" calcext:value-type="float">
            <text:p>122152.6412</text:p>
          </table:table-cell>
          <table:table-cell/>
          <table:table-cell table:formula="of:=[.H4]/[.D4]" office:value-type="float" office:value="0.0266417044564295" calcext:value-type="float">
            <text:p>0.0266417044564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358" calcext:value-type="float">
            <text:p>94358</text:p>
          </table:table-cell>
          <table:table-cell office:value-type="float" office:value="5106685" calcext:value-type="float">
            <text:p>5106685</text:p>
          </table:table-cell>
          <table:table-cell table:formula="of:=SUM([.B5:.C5])" office:value-type="float" office:value="5201043" calcext:value-type="float">
            <text:p>5201043</text:p>
          </table:table-cell>
          <table:table-cell table:number-columns-repeated="2"/>
          <table:table-cell office:value-type="float" office:value="5236144.8036" calcext:value-type="float">
            <text:p>5236144.8036</text:p>
          </table:table-cell>
          <table:table-cell table:formula="of:=[.G5]-[.G4]" office:value-type="float" office:value="166894.5824" calcext:value-type="float">
            <text:p>166894.5824</text:p>
          </table:table-cell>
          <table:table-cell/>
          <table:table-cell table:formula="of:=[.H5]/[.D5]" office:value-type="float" office:value="0.032088675752152" calcext:value-type="float">
            <text:p>0.0320886757521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3991" calcext:value-type="float">
            <text:p>223991</text:p>
          </table:table-cell>
          <table:table-cell office:value-type="float" office:value="7824703" calcext:value-type="float">
            <text:p>7824703</text:p>
          </table:table-cell>
          <table:table-cell table:formula="of:=SUM([.B6:.C6])" office:value-type="float" office:value="8048694" calcext:value-type="float">
            <text:p>8048694</text:p>
          </table:table-cell>
          <table:table-cell table:number-columns-repeated="2"/>
          <table:table-cell office:value-type="float" office:value="5507119.1439" calcext:value-type="float">
            <text:p>5507119.1439</text:p>
          </table:table-cell>
          <table:table-cell table:formula="of:=[.G6]-[.G5]" office:value-type="float" office:value="270974.3403" calcext:value-type="float">
            <text:p>270974.3403</text:p>
          </table:table-cell>
          <table:table-cell/>
          <table:table-cell table:formula="of:=[.H6]/[.D6]" office:value-type="float" office:value="0.0336668707121926" calcext:value-type="float">
            <text:p>0.0336668707121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835" calcext:value-type="float">
            <text:p>124835</text:p>
          </table:table-cell>
          <table:table-cell office:value-type="float" office:value="7405642" calcext:value-type="float">
            <text:p>7405642</text:p>
          </table:table-cell>
          <table:table-cell table:formula="of:=SUM([.B7:.C7])" office:value-type="float" office:value="7530477" calcext:value-type="float">
            <text:p>7530477</text:p>
          </table:table-cell>
          <table:table-cell table:number-columns-repeated="2"/>
          <table:table-cell office:value-type="float" office:value="5602093.7331" calcext:value-type="float">
            <text:p>5602093.7331</text:p>
          </table:table-cell>
          <table:table-cell table:formula="of:=[.G7]-[.G6]" office:value-type="float" office:value="94974.5892000003" calcext:value-type="float">
            <text:p>94974.5892000003</text:p>
          </table:table-cell>
          <table:table-cell/>
          <table:table-cell table:formula="of:=[.H7]/[.D7]" office:value-type="float" office:value="0.0126120283217119" calcext:value-type="float">
            <text:p>0.0126120283217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6909" calcext:value-type="float">
            <text:p>386909</text:p>
          </table:table-cell>
          <table:table-cell office:value-type="float" office:value="6988969" calcext:value-type="float">
            <text:p>6988969</text:p>
          </table:table-cell>
          <table:table-cell table:formula="of:=SUM([.B8:.C8])" office:value-type="float" office:value="7375878" calcext:value-type="float">
            <text:p>7375878</text:p>
          </table:table-cell>
          <table:table-cell table:number-columns-repeated="2"/>
          <table:table-cell office:value-type="float" office:value="5636733.9273" calcext:value-type="float">
            <text:p>5636733.9273</text:p>
          </table:table-cell>
          <table:table-cell table:formula="of:=[.G8]-[.G7]" office:value-type="float" office:value="34640.1941999998" calcext:value-type="float">
            <text:p>34640.1941999998</text:p>
          </table:table-cell>
          <table:table-cell/>
          <table:table-cell table:formula="of:=[.H8]/[.D8]" office:value-type="float" office:value="0.00469641637239659" calcext:value-type="float">
            <text:p>0.0046964163723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0173" calcext:value-type="float">
            <text:p>180173</text:p>
          </table:table-cell>
          <table:table-cell office:value-type="float" office:value="7594087" calcext:value-type="float">
            <text:p>7594087</text:p>
          </table:table-cell>
          <table:table-cell table:formula="of:=SUM([.B9:.C9])" office:value-type="float" office:value="7774260" calcext:value-type="float">
            <text:p>7774260</text:p>
          </table:table-cell>
          <table:table-cell table:number-columns-repeated="2"/>
          <table:table-cell office:value-type="float" office:value="5706067.1805" calcext:value-type="float">
            <text:p>5706067.1805</text:p>
          </table:table-cell>
          <table:table-cell table:formula="of:=[.G9]-[.G8]" office:value-type="float" office:value="69333.2532000002" calcext:value-type="float">
            <text:p>69333.2532000002</text:p>
          </table:table-cell>
          <table:table-cell/>
          <table:table-cell table:formula="of:=[.H9]/[.D9]" office:value-type="float" office:value="0.0089183090352008" calcext:value-type="float">
            <text:p>0.008918309035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6849" calcext:value-type="float">
            <text:p>166849</text:p>
          </table:table-cell>
          <table:table-cell office:value-type="float" office:value="7432941" calcext:value-type="float">
            <text:p>7432941</text:p>
          </table:table-cell>
          <table:table-cell table:formula="of:=SUM([.B10:.C10])" office:value-type="float" office:value="7599790" calcext:value-type="float">
            <text:p>7599790</text:p>
          </table:table-cell>
          <table:table-cell table:number-columns-repeated="2"/>
          <table:table-cell office:value-type="float" office:value="5735609.3685" calcext:value-type="float">
            <text:p>5735609.3685</text:p>
          </table:table-cell>
          <table:table-cell table:formula="of:=[.G10]-[.G9]" office:value-type="float" office:value="29542.1880000001" calcext:value-type="float">
            <text:p>29542.1880000001</text:p>
          </table:table-cell>
          <table:table-cell/>
          <table:table-cell table:formula="of:=[.H10]/[.D10]" office:value-type="float" office:value="0.00388723741050741" calcext:value-type="float">
            <text:p>0.00388723741050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77592" calcext:value-type="float">
            <text:p>277592</text:p>
          </table:table-cell>
          <table:table-cell office:value-type="float" office:value="9791323" calcext:value-type="float">
            <text:p>9791323</text:p>
          </table:table-cell>
          <table:table-cell table:formula="of:=SUM([.B11:.C11])" office:value-type="float" office:value="10068915" calcext:value-type="float">
            <text:p>10068915</text:p>
          </table:table-cell>
          <table:table-cell table:number-columns-repeated="2"/>
          <table:table-cell office:value-type="float" office:value="5741689.2005" calcext:value-type="float">
            <text:p>5741689.2005</text:p>
          </table:table-cell>
          <table:table-cell table:formula="of:=[.G11]-[.G10]" office:value-type="float" office:value="6079.8320000004" calcext:value-type="float">
            <text:p>6079.8320000004</text:p>
          </table:table-cell>
          <table:table-cell/>
          <table:table-cell table:formula="of:=[.H11]/[.D11]" office:value-type="float" office:value="0.000603821960956111" calcext:value-type="float">
            <text:p>0.0006038219609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3560" calcext:value-type="float">
            <text:p>1113560</text:p>
          </table:table-cell>
          <table:table-cell office:value-type="float" office:value="8018451" calcext:value-type="float">
            <text:p>8018451</text:p>
          </table:table-cell>
          <table:table-cell table:formula="of:=SUM([.B12:.C12])" office:value-type="float" office:value="9132011" calcext:value-type="float">
            <text:p>9132011</text:p>
          </table:table-cell>
          <table:table-cell table:number-columns-repeated="2"/>
          <table:table-cell office:value-type="float" office:value="5746723.658" calcext:value-type="float">
            <text:p>5746723.658</text:p>
          </table:table-cell>
          <table:table-cell table:formula="of:=[.G12]-[.G11]" office:value-type="float" office:value="5034.45749999955" calcext:value-type="float">
            <text:p>5034.45749999955</text:p>
          </table:table-cell>
          <table:table-cell/>
          <table:table-cell table:formula="of:=[.H12]/[.D12]" office:value-type="float" office:value="0.000551297791910189" calcext:value-type="float">
            <text:p>0.000551297791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6246" calcext:value-type="float">
            <text:p>436246</text:p>
          </table:table-cell>
          <table:table-cell office:value-type="float" office:value="5665609" calcext:value-type="float">
            <text:p>5665609</text:p>
          </table:table-cell>
          <table:table-cell table:formula="of:=SUM([.B13:.C13])" office:value-type="float" office:value="6101855" calcext:value-type="float">
            <text:p>6101855</text:p>
          </table:table-cell>
          <table:table-cell table:number-columns-repeated="2"/>
          <table:table-cell office:value-type="float" office:value="5773206.4899" calcext:value-type="float">
            <text:p>5773206.4899</text:p>
          </table:table-cell>
          <table:table-cell table:formula="of:=[.G13]-[.G12]" office:value-type="float" office:value="26482.8318999996" calcext:value-type="float">
            <text:p>26482.8318999996</text:p>
          </table:table-cell>
          <table:table-cell/>
          <table:table-cell table:formula="of:=[.H13]/[.D13]" office:value-type="float" office:value="0.00434012802664102" calcext:value-type="float">
            <text:p>0.004340128026641</text:p>
          </table:table-cell>
        </table:table-row>
        <table:table-row table:style-name="ro1">
          <table:table-cell table:number-columns-repeated="3"/>
          <table:table-cell table:formula="of:=SUM([.D2:.D13]) * 100" office:value-type="float" office:value="8118625300" calcext:value-type="float">
            <text:p>8118625300</text:p>
          </table:table-cell>
          <table:table-cell table:number-columns-repeated="5"/>
          <table:table-cell table:formula="of:=AVERAGE([.J3:.J13])" office:value-type="float" office:value="0.0221305698469371" calcext:value-type="float">
            <text:p>0.022130569846937</text:p>
          </table:table-cell>
        </table:table-row>
      </table:table>
      <table:table table:name="Sheet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rejection_vote</text:p>
          </table:table-cell>
          <table:table-cell office:value-type="string" calcext:value-type="string">
            <text:p>rejection_rate</text:p>
          </table:table-cell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error rate</text:p>
          </table:table-cell>
        </table:table-row>
        <table:table-row table:style-name="ro1">
          <table:table-cell office:value-type="float" office:value="398.4286" calcext:value-type="float">
            <text:p>398.4286</text:p>
          </table:table-cell>
          <table:table-cell office:value-type="float" office:value="1897.2857" calcext:value-type="float">
            <text:p>1897.2857</text:p>
          </table:table-cell>
          <table:table-cell office:value-type="float" office:value="6659.7143" calcext:value-type="float">
            <text:p>6659.7143</text:p>
          </table:table-cell>
          <table:table-cell office:value-type="float" office:value="8115.5714" calcext:value-type="float">
            <text:p>8115.5714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438" calcext:value-type="float">
            <text:p>0.0438</text:p>
          </table:table-cell>
          <table:table-cell office:value-type="float" office:value="1023.2857" calcext:value-type="float">
            <text:p>1023.2857</text:p>
          </table:table-cell>
          <table:table-cell office:value-type="float" office:value="0.0804" calcext:value-type="float">
            <text:p>0.0804</text:p>
          </table:table-cell>
          <table:table-cell office:value-type="string" calcext:value-type="string">
            <text:p>Jan</text:p>
          </table:table-cell>
          <table:table-cell/>
          <table:table-cell table:formula="of:=([.E2]+[.F2]) / 2" office:value-type="float" office:value="0.06255" calcext:value-type="float">
            <text:p>0.06255</text:p>
          </table:table-cell>
        </table:table-row>
        <table:table-row table:style-name="ro1">
          <table:table-cell office:value-type="float" office:value="226.8333" calcext:value-type="float">
            <text:p>226.8333</text:p>
          </table:table-cell>
          <table:table-cell office:value-type="float" office:value="354.3333" calcext:value-type="float">
            <text:p>354.3333</text:p>
          </table:table-cell>
          <table:table-cell office:value-type="float" office:value="3971.1667" calcext:value-type="float">
            <text:p>3971.1667</text:p>
          </table:table-cell>
          <table:table-cell office:value-type="float" office:value="4201.8333" calcext:value-type="float">
            <text:p>4201.8333</text:p>
          </table:table-cell>
          <table:table-cell office:value-type="float" office:value="0.0776" calcext:value-type="float">
            <text:p>0.0776</text:p>
          </table:table-cell>
          <table:table-cell office:value-type="float" office:value="0.0526" calcext:value-type="float">
            <text:p>0.0526</text:p>
          </table:table-cell>
          <table:table-cell office:value-type="float" office:value="341.8333" calcext:value-type="float">
            <text:p>341.8333</text:p>
          </table:table-cell>
          <table:table-cell office:value-type="float" office:value="0.0383" calcext:value-type="float">
            <text:p>0.0383</text:p>
          </table:table-cell>
          <table:table-cell office:value-type="string" calcext:value-type="string">
            <text:p>Feb</text:p>
          </table:table-cell>
          <table:table-cell/>
          <table:table-cell table:formula="of:=([.E3]+[.F3]) / 2" office:value-type="float" office:value="0.0651" calcext:value-type="float">
            <text:p>0.0651</text:p>
          </table:table-cell>
        </table:table-row>
        <table:table-row table:style-name="ro1">
          <table:table-cell office:value-type="float" office:value="127.2857" calcext:value-type="float">
            <text:p>127.2857</text:p>
          </table:table-cell>
          <table:table-cell office:value-type="float" office:value="103.4286" calcext:value-type="float">
            <text:p>103.4286</text:p>
          </table:table-cell>
          <table:table-cell office:value-type="float" office:value="2421.4286" calcext:value-type="float">
            <text:p>2421.4286</text:p>
          </table:table-cell>
          <table:table-cell office:value-type="float" office:value="2476.2857" calcext:value-type="float">
            <text:p>2476.2857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481" calcext:value-type="float">
            <text:p>0.0481</text:p>
          </table:table-cell>
          <table:table-cell office:value-type="float" office:value="220.1429" calcext:value-type="float">
            <text:p>220.1429</text:p>
          </table:table-cell>
          <table:table-cell office:value-type="float" office:value="0.0364" calcext:value-type="float">
            <text:p>0.0364</text:p>
          </table:table-cell>
          <table:table-cell office:value-type="string" calcext:value-type="string">
            <text:p>Mar</text:p>
          </table:table-cell>
          <table:table-cell/>
          <table:table-cell table:formula="of:=([.E4]+[.F4]) / 2" office:value-type="float" office:value="0.0424" calcext:value-type="float">
            <text:p>0.0424</text:p>
          </table:table-cell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461.4" calcext:value-type="float">
            <text:p>461.4</text:p>
          </table:table-cell>
          <table:table-cell office:value-type="float" office:value="5582.8" calcext:value-type="float">
            <text:p>5582.8</text:p>
          </table:table-cell>
          <table:table-cell office:value-type="float" office:value="6421.4" calcext:value-type="float">
            <text:p>6421.4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221" calcext:value-type="float">
            <text:p>0.0221</text:p>
          </table:table-cell>
          <table:table-cell office:value-type="float" office:value="775.6" calcext:value-type="float">
            <text:p>775.6</text:p>
          </table:table-cell>
          <table:table-cell office:value-type="float" office:value="0.0521" calcext:value-type="float">
            <text:p>0.0521</text:p>
          </table:table-cell>
          <table:table-cell office:value-type="string" calcext:value-type="string">
            <text:p>Apr</text:p>
          </table:table-cell>
          <table:table-cell/>
          <table:table-cell table:formula="of:=([.E5]+[.F5]) / 2" office:value-type="float" office:value="0.0493" calcext:value-type="float">
            <text:p>0.0493</text:p>
          </table:table-cell>
        </table:table-row>
        <table:table-row table:style-name="ro1">
          <table:table-cell office:value-type="float" office:value="265.1667" calcext:value-type="float">
            <text:p>265.1667</text:p>
          </table:table-cell>
          <table:table-cell office:value-type="float" office:value="440.3333" calcext:value-type="float">
            <text:p>440.3333</text:p>
          </table:table-cell>
          <table:table-cell office:value-type="float" office:value="5823.8333" calcext:value-type="float">
            <text:p>5823.8333</text:p>
          </table:table-cell>
          <table:table-cell office:value-type="float" office:value="5952.5" calcext:value-type="float">
            <text:p>5952.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506" calcext:value-type="float">
            <text:p>0.0506</text:p>
          </table:table-cell>
          <table:table-cell office:value-type="float" office:value="140.8333" calcext:value-type="float">
            <text:p>140.8333</text:p>
          </table:table-cell>
          <table:table-cell office:value-type="float" office:value="0.0118" calcext:value-type="float">
            <text:p>0.0118</text:p>
          </table:table-cell>
          <table:table-cell office:value-type="string" calcext:value-type="string">
            <text:p>May</text:p>
          </table:table-cell>
          <table:table-cell/>
          <table:table-cell table:formula="of:=([.E6]+[.F6]) / 2" office:value-type="float" office:value="0.0578" calcext:value-type="float">
            <text:p>0.057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648.6" calcext:value-type="float">
            <text:p>3648.6</text:p>
          </table:table-cell>
          <table:table-cell office:value-type="float" office:value="13366" calcext:value-type="float">
            <text:p>13366</text:p>
          </table:table-cell>
          <table:table-cell office:value-type="float" office:value="15881.6" calcext:value-type="float">
            <text:p>15881.6</text:p>
          </table:table-cell>
          <table:table-cell office:value-type="float" office:value="0.1345" calcext:value-type="float">
            <text:p>0.1345</text:p>
          </table:table-cell>
          <table:table-cell office:value-type="float" office:value="0.0593" calcext:value-type="float">
            <text:p>0.0593</text:p>
          </table:table-cell>
          <table:table-cell office:value-type="float" office:value="115.4" calcext:value-type="float">
            <text:p>115.4</text:p>
          </table:table-cell>
          <table:table-cell office:value-type="float" office:value="0.0046" calcext:value-type="float">
            <text:p>0.0046</text:p>
          </table:table-cell>
          <table:table-cell office:value-type="string" calcext:value-type="string">
            <text:p>Jun</text:p>
          </table:table-cell>
          <table:table-cell/>
          <table:table-cell table:formula="of:=([.E7]+[.F7]) / 2" office:value-type="float" office:value="0.0969" calcext:value-type="float">
            <text:p>0.0969</text:p>
          </table:table-cell>
        </table:table-row>
        <table:table-row table:style-name="ro1">
          <table:table-cell office:value-type="float" office:value="264.5714" calcext:value-type="float">
            <text:p>264.5714</text:p>
          </table:table-cell>
          <table:table-cell office:value-type="float" office:value="444.2857" calcext:value-type="float">
            <text:p>444.2857</text:p>
          </table:table-cell>
          <table:table-cell office:value-type="float" office:value="5846.8571" calcext:value-type="float">
            <text:p>5846.8571</text:p>
          </table:table-cell>
          <table:table-cell office:value-type="float" office:value="6025" calcext:value-type="float">
            <text:p>6025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2" calcext:value-type="float">
            <text:p>0.042</text:p>
          </table:table-cell>
          <table:table-cell office:value-type="float" office:value="97.2857" calcext:value-type="float">
            <text:p>97.2857</text:p>
          </table:table-cell>
          <table:table-cell office:value-type="float" office:value="0.0094" calcext:value-type="float">
            <text:p>0.0094</text:p>
          </table:table-cell>
          <table:table-cell office:value-type="string" calcext:value-type="string">
            <text:p>Jul</text:p>
          </table:table-cell>
          <table:table-cell/>
          <table:table-cell table:formula="of:=([.E8]+[.F8]) / 2" office:value-type="float" office:value="0.04775" calcext:value-type="float">
            <text:p>0.04775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202.3333" calcext:value-type="float">
            <text:p>202.3333</text:p>
          </table:table-cell>
          <table:table-cell office:value-type="float" office:value="4523" calcext:value-type="float">
            <text:p>4523</text:p>
          </table:table-cell>
          <table:table-cell office:value-type="float" office:value="4526" calcext:value-type="float">
            <text:p>4526</text:p>
          </table:table-cell>
          <table:table-cell office:value-type="float" office:value="0.0457" calcext:value-type="float">
            <text:p>0.0457</text:p>
          </table:table-cell>
          <table:table-cell office:value-type="float" office:value="0.0374" calcext:value-type="float">
            <text:p>0.0374</text:p>
          </table:table-cell>
          <table:table-cell office:value-type="float" office:value="38.5" calcext:value-type="float">
            <text:p>38.5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Aug</text:p>
          </table:table-cell>
          <table:table-cell/>
          <table:table-cell table:formula="of:=([.E9]+[.F9]) / 2" office:value-type="float" office:value="0.04155" calcext:value-type="float">
            <text:p>0.04155</text:p>
          </table:table-cell>
        </table:table-row>
        <table:table-row table:style-name="ro1">
          <table:table-cell office:value-type="float" office:value="218.3333" calcext:value-type="float">
            <text:p>218.3333</text:p>
          </table:table-cell>
          <table:table-cell office:value-type="float" office:value="301.8333" calcext:value-type="float">
            <text:p>301.8333</text:p>
          </table:table-cell>
          <table:table-cell office:value-type="float" office:value="5938.8333" calcext:value-type="float">
            <text:p>5938.8333</text:p>
          </table:table-cell>
          <table:table-cell office:value-type="float" office:value="6021.6667" calcext:value-type="float">
            <text:p>6021.6667</text:p>
          </table:table-cell>
          <table:table-cell office:value-type="float" office:value="0.0272" calcext:value-type="float">
            <text:p>0.0272</text:p>
          </table:table-cell>
          <table:table-cell office:value-type="float" office:value="0.0376" calcext:value-type="float">
            <text:p>0.0376</text:p>
          </table:table-cell>
          <table:table-cell office:value-type="float" office:value="10.3333" calcext:value-type="float">
            <text:p>10.3333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Sep</text:p>
          </table:table-cell>
          <table:table-cell/>
          <table:table-cell table:formula="of:=([.E10]+[.F10]) / 2" office:value-type="float" office:value="0.0324" calcext:value-type="float">
            <text:p>0.0324</text:p>
          </table:table-cell>
        </table:table-row>
        <table:table-row table:style-name="ro1">
          <table:table-cell office:value-type="float" office:value="806.3333" calcext:value-type="float">
            <text:p>806.3333</text:p>
          </table:table-cell>
          <table:table-cell office:value-type="float" office:value="223.8333" calcext:value-type="float">
            <text:p>223.8333</text:p>
          </table:table-cell>
          <table:table-cell office:value-type="float" office:value="19148.3333" calcext:value-type="float">
            <text:p>19148.3333</text:p>
          </table:table-cell>
          <table:table-cell office:value-type="float" office:value="18564.5" calcext:value-type="float">
            <text:p>18564.5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0451" calcext:value-type="float">
            <text:p>0.0451</text:p>
          </table:table-cell>
          <table:table-cell office:value-type="float" office:value="8.3333" calcext:value-type="float">
            <text:p>8.3333</text:p>
          </table:table-cell>
          <table:table-cell office:value-type="float" office:value="0.0005" calcext:value-type="float">
            <text:p>0.0005</text:p>
          </table:table-cell>
          <table:table-cell office:value-type="string" calcext:value-type="string">
            <text:p>Oct</text:p>
          </table:table-cell>
          <table:table-cell/>
          <table:table-cell table:formula="of:=([.E11]+[.F11]) / 2" office:value-type="float" office:value="0.0438" calcext:value-type="float">
            <text:p>0.0438</text:p>
          </table:table-cell>
        </table:table-row>
        <table:table-row table:style-name="ro1">
          <table:table-cell office:value-type="float" office:value="2536" calcext:value-type="float">
            <text:p>2536</text:p>
          </table:table-cell>
          <table:table-cell office:value-type="float" office:value="440.5" calcext:value-type="float">
            <text:p>440.5</text:p>
          </table:table-cell>
          <table:table-cell office:value-type="float" office:value="42162.3333" calcext:value-type="float">
            <text:p>42162.3333</text:p>
          </table:table-cell>
          <table:table-cell office:value-type="float" office:value="39876.5" calcext:value-type="float">
            <text:p>39876.5</text:p>
          </table:table-cell>
          <table:table-cell office:value-type="float" office:value="0.0099" calcext:value-type="float">
            <text:p>0.0099</text:p>
          </table:table-cell>
          <table:table-cell office:value-type="float" office:value="0.0623" calcext:value-type="float">
            <text:p>0.0623</text:p>
          </table:table-cell>
          <table:table-cell office:value-type="float" office:value="206" calcext:value-type="float">
            <text:p>206</text:p>
          </table:table-cell>
          <table:table-cell office:value-type="float" office:value="0.0029" calcext:value-type="float">
            <text:p>0.0029</text:p>
          </table:table-cell>
          <table:table-cell office:value-type="string" calcext:value-type="string">
            <text:p>Nov</text:p>
          </table:table-cell>
          <table:table-cell/>
          <table:table-cell table:formula="of:=([.E12]+[.F12]) / 2" office:value-type="float" office:value="0.0361" calcext:value-type="float">
            <text:p>0.0361</text:p>
          </table:table-cell>
        </table:table-row>
        <table:table-row table:style-name="ro1">
          <table:table-cell office:value-type="float" office:value="2353.5" calcext:value-type="float">
            <text:p>2353.5</text:p>
          </table:table-cell>
          <table:table-cell office:value-type="float" office:value="582.5" calcext:value-type="float">
            <text:p>582.5</text:p>
          </table:table-cell>
          <table:table-cell office:value-type="float" office:value="19020" calcext:value-type="float">
            <text:p>19020</text:p>
          </table:table-cell>
          <table:table-cell office:value-type="float" office:value="17001.3333" calcext:value-type="float">
            <text:p>17001.3333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2022" calcext:value-type="float">
            <text:p>0.2022</text:p>
          </table:table-cell>
          <table:table-cell office:value-type="float" office:value="288.3333" calcext:value-type="float">
            <text:p>288.3333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Dec</text:p>
          </table:table-cell>
          <table:table-cell/>
          <table:table-cell table:formula="of:=([.E13]+[.F13]) / 2" office:value-type="float" office:value="0.12785" calcext:value-type="float">
            <text:p>0.12785</text:p>
          </table:table-cell>
        </table:table-row>
        <table:table-row table:style-name="ro1">
          <table:table-cell table:number-columns-repeated="7"/>
          <table:table-cell table:formula="of:=AVERAGE([.H2:.H13])" office:value-type="float" office:value="0.020875" calcext:value-type="float">
            <text:p>0.020875</text:p>
          </table:table-cell>
          <table:table-cell table:formula="of:=[.H14]-[.H43]" office:value-type="float" office:value="-0.0169333333333333" calcext:value-type="float">
            <text:p>-0.016933333333333</text:p>
          </table:table-cell>
          <table:table-cell/>
          <table:table-cell table:formula="of:=AVERAGE([.K2:.K13])" office:value-type="float" office:value="0.058625" calcext:value-type="float">
            <text:p>0.058625</text:p>
          </table:table-cell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rejection_vote</text:p>
          </table:table-cell>
          <table:table-cell office:value-type="string" calcext:value-type="string">
            <text:p>rejection_rate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office:value-type="float" office:value="398.4286" calcext:value-type="float">
            <text:p>398.4286</text:p>
          </table:table-cell>
          <table:table-cell office:value-type="float" office:value="1897.2857" calcext:value-type="float">
            <text:p>1897.2857</text:p>
          </table:table-cell>
          <table:table-cell office:value-type="float" office:value="6659.7143" calcext:value-type="float">
            <text:p>6659.7143</text:p>
          </table:table-cell>
          <table:table-cell office:value-type="float" office:value="8115.5714" calcext:value-type="float">
            <text:p>8115.5714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438" calcext:value-type="float">
            <text:p>0.0438</text:p>
          </table:table-cell>
          <table:table-cell office:value-type="float" office:value="1023.2857" calcext:value-type="float">
            <text:p>1023.2857</text:p>
          </table:table-cell>
          <table:table-cell office:value-type="float" office:value="0.0804" calcext:value-type="float">
            <text:p>0.0804</text:p>
          </table:table-cell>
          <table:table-cell office:value-type="string" calcext:value-type="string">
            <text:p>Jan</text:p>
          </table:table-cell>
          <table:table-cell/>
          <table:table-cell table:formula="of:=([.E16]+[.F16]) / 2" office:value-type="float" office:value="0.06255" calcext:value-type="float">
            <text:p>0.06255</text:p>
          </table:table-cell>
        </table:table-row>
        <table:table-row table:style-name="ro1">
          <table:table-cell office:value-type="float" office:value="212.5" calcext:value-type="float">
            <text:p>212.5</text:p>
          </table:table-cell>
          <table:table-cell office:value-type="float" office:value="314.3333" calcext:value-type="float">
            <text:p>314.3333</text:p>
          </table:table-cell>
          <table:table-cell office:value-type="float" office:value="4006.1667" calcext:value-type="float">
            <text:p>4006.1667</text:p>
          </table:table-cell>
          <table:table-cell office:value-type="float" office:value="4130" calcext:value-type="float">
            <text:p>4130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502" calcext:value-type="float">
            <text:p>0.0502</text:p>
          </table:table-cell>
          <table:table-cell office:value-type="float" office:value="433" calcext:value-type="float">
            <text:p>433</text:p>
          </table:table-cell>
          <table:table-cell office:value-type="float" office:value="0.0482" calcext:value-type="float">
            <text:p>0.0482</text:p>
          </table:table-cell>
          <table:table-cell office:value-type="string" calcext:value-type="string">
            <text:p>Feb</text:p>
          </table:table-cell>
          <table:table-cell/>
          <table:table-cell table:formula="of:=([.E17]+[.F17]) / 2" office:value-type="float" office:value="0.06065" calcext:value-type="float">
            <text:p>0.0606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23.4286" calcext:value-type="float">
            <text:p>123.4286</text:p>
          </table:table-cell>
          <table:table-cell office:value-type="float" office:value="2443.8571" calcext:value-type="float">
            <text:p>2443.8571</text:p>
          </table:table-cell>
          <table:table-cell office:value-type="float" office:value="2484.4286" calcext:value-type="float">
            <text:p>2484.4286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42" calcext:value-type="float">
            <text:p>0.0442</text:p>
          </table:table-cell>
          <table:table-cell office:value-type="float" office:value="178.8571" calcext:value-type="float">
            <text:p>178.8571</text:p>
          </table:table-cell>
          <table:table-cell office:value-type="float" office:value="0.0331" calcext:value-type="float">
            <text:p>0.0331</text:p>
          </table:table-cell>
          <table:table-cell office:value-type="string" calcext:value-type="string">
            <text:p>Mar</text:p>
          </table:table-cell>
          <table:table-cell/>
          <table:table-cell table:formula="of:=([.E18]+[.F18]) / 2" office:value-type="float" office:value="0.0436" calcext:value-type="float">
            <text:p>0.0436</text:p>
          </table:table-cell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487.6" calcext:value-type="float">
            <text:p>487.6</text:p>
          </table:table-cell>
          <table:table-cell office:value-type="float" office:value="5406.8" calcext:value-type="float">
            <text:p>5406.8</text:p>
          </table:table-cell>
          <table:table-cell office:value-type="float" office:value="6420.2" calcext:value-type="float">
            <text:p>6420.2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0254" calcext:value-type="float">
            <text:p>0.0254</text:p>
          </table:table-cell>
          <table:table-cell office:value-type="float" office:value="903.6" calcext:value-type="float">
            <text:p>903.6</text:p>
          </table:table-cell>
          <table:table-cell office:value-type="float" office:value="0.0614" calcext:value-type="float">
            <text:p>0.0614</text:p>
          </table:table-cell>
          <table:table-cell office:value-type="string" calcext:value-type="string">
            <text:p>Apr</text:p>
          </table:table-cell>
          <table:table-cell/>
          <table:table-cell table:formula="of:=([.E19]+[.F19]) / 2" office:value-type="float" office:value="0.05145" calcext:value-type="float">
            <text:p>0.05145</text:p>
          </table:table-cell>
        </table:table-row>
        <table:table-row table:style-name="ro1">
          <table:table-cell office:value-type="float" office:value="160.3333" calcext:value-type="float">
            <text:p>160.3333</text:p>
          </table:table-cell>
          <table:table-cell office:value-type="float" office:value="476.8333" calcext:value-type="float">
            <text:p>476.8333</text:p>
          </table:table-cell>
          <table:table-cell office:value-type="float" office:value="5484.3333" calcext:value-type="float">
            <text:p>5484.3333</text:p>
          </table:table-cell>
          <table:table-cell office:value-type="float" office:value="6037.8333" calcext:value-type="float">
            <text:p>6037.8333</text:p>
          </table:table-cell>
          <table:table-cell office:value-type="float" office:value="0.0771" calcext:value-type="float">
            <text:p>0.0771</text:p>
          </table:table-cell>
          <table:table-cell office:value-type="float" office:value="0.0263" calcext:value-type="float">
            <text:p>0.0263</text:p>
          </table:table-cell>
          <table:table-cell office:value-type="float" office:value="463.3333" calcext:value-type="float">
            <text:p>463.3333</text:p>
          </table:table-cell>
          <table:table-cell office:value-type="float" office:value="0.0387" calcext:value-type="float">
            <text:p>0.0387</text:p>
          </table:table-cell>
          <table:table-cell office:value-type="string" calcext:value-type="string">
            <text:p>May</text:p>
          </table:table-cell>
          <table:table-cell/>
          <table:table-cell table:formula="of:=([.E20]+[.F20]) / 2" office:value-type="float" office:value="0.0517" calcext:value-type="float">
            <text:p>0.0517</text:p>
          </table:table-cell>
        </table:table-row>
        <table:table-row table:style-name="ro1">
          <table:table-cell office:value-type="float" office:value="1578.6" calcext:value-type="float">
            <text:p>1578.6</text:p>
          </table:table-cell>
          <table:table-cell office:value-type="float" office:value="95" calcext:value-type="float">
            <text:p>95</text:p>
          </table:table-cell>
          <table:table-cell office:value-type="float" office:value="11959.2" calcext:value-type="float">
            <text:p>11959.2</text:p>
          </table:table-cell>
          <table:table-cell office:value-type="float" office:value="15164.4" calcext:value-type="float">
            <text:p>15164.4</text:p>
          </table:table-cell>
          <table:table-cell office:value-type="float" office:value="0.0153" calcext:value-type="float">
            <text:p>0.0153</text:p>
          </table:table-cell>
          <table:table-cell office:value-type="float" office:value="0.0893" calcext:value-type="float">
            <text:p>0.0893</text:p>
          </table:table-cell>
          <table:table-cell office:value-type="float" office:value="5280.4" calcext:value-type="float">
            <text:p>5280.4</text:p>
          </table:table-cell>
          <table:table-cell office:value-type="float" office:value="0.0959" calcext:value-type="float">
            <text:p>0.0959</text:p>
          </table:table-cell>
          <table:table-cell office:value-type="string" calcext:value-type="string">
            <text:p>Jun</text:p>
          </table:table-cell>
          <table:table-cell/>
          <table:table-cell table:formula="of:=([.E21]+[.F21]) / 2" office:value-type="float" office:value="0.0523" calcext:value-type="float">
            <text:p>0.0523</text:p>
          </table:table-cell>
        </table:table-row>
        <table:table-row table:style-name="ro1">
          <table:table-cell office:value-type="float" office:value="322.1429" calcext:value-type="float">
            <text:p>322.1429</text:p>
          </table:table-cell>
          <table:table-cell office:value-type="float" office:value="40.1429" calcext:value-type="float">
            <text:p>40.1429</text:p>
          </table:table-cell>
          <table:table-cell office:value-type="float" office:value="6251.1429" calcext:value-type="float">
            <text:p>6251.1429</text:p>
          </table:table-cell>
          <table:table-cell office:value-type="float" office:value="5976.4286" calcext:value-type="float">
            <text:p>5976.4286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507" calcext:value-type="float">
            <text:p>0.0507</text:p>
          </table:table-cell>
          <table:table-cell office:value-type="float" office:value="88.1429" calcext:value-type="float">
            <text:p>88.1429</text:p>
          </table:table-cell>
          <table:table-cell office:value-type="float" office:value="0.0076" calcext:value-type="float">
            <text:p>0.0076</text:p>
          </table:table-cell>
          <table:table-cell office:value-type="string" calcext:value-type="string">
            <text:p>Jul</text:p>
          </table:table-cell>
          <table:table-cell/>
          <table:table-cell table:formula="of:=([.E22]+[.F22]) / 2" office:value-type="float" office:value="0.0289" calcext:value-type="float">
            <text:p>0.0289</text:p>
          </table:table-cell>
        </table:table-row>
        <table:table-row table:style-name="ro1">
          <table:table-cell office:value-type="float" office:value="152.8333" calcext:value-type="float">
            <text:p>152.8333</text:p>
          </table:table-cell>
          <table:table-cell office:value-type="float" office:value="212.6667" calcext:value-type="float">
            <text:p>212.6667</text:p>
          </table:table-cell>
          <table:table-cell office:value-type="float" office:value="4359.1667" calcext:value-type="float">
            <text:p>4359.1667</text:p>
          </table:table-cell>
          <table:table-cell office:value-type="float" office:value="4558" calcext:value-type="float">
            <text:p>4558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26" calcext:value-type="float">
            <text:p>0.0326</text:p>
          </table:table-cell>
          <table:table-cell office:value-type="float" office:value="182.6667" calcext:value-type="float">
            <text:p>182.6667</text:p>
          </table:table-cell>
          <table:table-cell office:value-type="float" office:value="0.0168" calcext:value-type="float">
            <text:p>0.0168</text:p>
          </table:table-cell>
          <table:table-cell office:value-type="string" calcext:value-type="string">
            <text:p>Aug</text:p>
          </table:table-cell>
          <table:table-cell/>
          <table:table-cell table:formula="of:=([.E23]+[.F23]) / 2" office:value-type="float" office:value="0.04055" calcext:value-type="float">
            <text:p>0.04055</text:p>
          </table:table-cell>
        </table:table-row>
        <table:table-row table:style-name="ro1">
          <table:table-cell office:value-type="float" office:value="232.3333" calcext:value-type="float">
            <text:p>232.3333</text:p>
          </table:table-cell>
          <table:table-cell office:value-type="float" office:value="276.1667" calcext:value-type="float">
            <text:p>276.1667</text:p>
          </table:table-cell>
          <table:table-cell office:value-type="float" office:value="5831.5" calcext:value-type="float">
            <text:p>5831.5</text:p>
          </table:table-cell>
          <table:table-cell office:value-type="float" office:value="5988.6667" calcext:value-type="float">
            <text:p>5988.6667</text:p>
          </table:table-cell>
          <table:table-cell office:value-type="float" office:value="0.0239" calcext:value-type="float">
            <text:p>0.0239</text:p>
          </table:table-cell>
          <table:table-cell office:value-type="float" office:value="0.05" calcext:value-type="float">
            <text:p>0.05</text:p>
          </table:table-cell>
          <table:table-cell office:value-type="float" office:value="162.3333" calcext:value-type="float">
            <text:p>162.3333</text:p>
          </table:table-cell>
          <table:table-cell office:value-type="float" office:value="0.0067" calcext:value-type="float">
            <text:p>0.0067</text:p>
          </table:table-cell>
          <table:table-cell office:value-type="string" calcext:value-type="string">
            <text:p>Sep</text:p>
          </table:table-cell>
          <table:table-cell/>
          <table:table-cell table:formula="of:=([.E24]+[.F24]) / 2" office:value-type="float" office:value="0.03695" calcext:value-type="float">
            <text:p>0.03695</text:p>
          </table:table-cell>
        </table:table-row>
        <table:table-row table:style-name="ro1">
          <table:table-cell office:value-type="float" office:value="690.1667" calcext:value-type="float">
            <text:p>690.1667</text:p>
          </table:table-cell>
          <table:table-cell office:value-type="float" office:value="469.3333" calcext:value-type="float">
            <text:p>469.3333</text:p>
          </table:table-cell>
          <table:table-cell office:value-type="float" office:value="18871.8333" calcext:value-type="float">
            <text:p>18871.8333</text:p>
          </table:table-cell>
          <table:table-cell office:value-type="float" office:value="18662.5" calcext:value-type="float">
            <text:p>18662.5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41" calcext:value-type="float">
            <text:p>0.041</text:p>
          </table:table-cell>
          <table:table-cell office:value-type="float" office:value="57.5" calcext:value-type="float">
            <text:p>57.5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Oct</text:p>
          </table:table-cell>
          <table:table-cell/>
          <table:table-cell table:formula="of:=([.E25]+[.F25]) / 2" office:value-type="float" office:value="0.0419" calcext:value-type="float">
            <text:p>0.0419</text:p>
          </table:table-cell>
        </table:table-row>
        <table:table-row table:style-name="ro1">
          <table:table-cell office:value-type="float" office:value="2172.3333" calcext:value-type="float">
            <text:p>2172.3333</text:p>
          </table:table-cell>
          <table:table-cell office:value-type="float" office:value="226.5" calcext:value-type="float">
            <text:p>226.5</text:p>
          </table:table-cell>
          <table:table-cell office:value-type="float" office:value="42370.3333" calcext:value-type="float">
            <text:p>42370.3333</text:p>
          </table:table-cell>
          <table:table-cell office:value-type="float" office:value="40166.6667" calcext:value-type="float">
            <text:p>40166.6667</text:p>
          </table:table-cell>
          <table:table-cell office:value-type="float" office:value="0.0069" calcext:value-type="float">
            <text:p>0.0069</text:p>
          </table:table-cell>
          <table:table-cell office:value-type="float" office:value="0.0475" calcext:value-type="float">
            <text:p>0.0475</text:p>
          </table:table-cell>
          <table:table-cell office:value-type="float" office:value="285.5" calcext:value-type="float">
            <text:p>285.5</text:p>
          </table:table-cell>
          <table:table-cell office:value-type="float" office:value="0.0027" calcext:value-type="float">
            <text:p>0.0027</text:p>
          </table:table-cell>
          <table:table-cell office:value-type="string" calcext:value-type="string">
            <text:p>Nov</text:p>
          </table:table-cell>
          <table:table-cell/>
          <table:table-cell table:formula="of:=([.E26]+[.F26]) / 2" office:value-type="float" office:value="0.0272" calcext:value-type="float">
            <text:p>0.0272</text:p>
          </table:table-cell>
        </table:table-row>
        <table:table-row table:style-name="ro1">
          <table:table-cell office:value-type="float" office:value="2130.3333" calcext:value-type="float">
            <text:p>2130.3333</text:p>
          </table:table-cell>
          <table:table-cell office:value-type="float" office:value="713.8333" calcext:value-type="float">
            <text:p>713.8333</text:p>
          </table:table-cell>
          <table:table-cell office:value-type="float" office:value="18849.8333" calcext:value-type="float">
            <text:p>18849.8333</text:p>
          </table:table-cell>
          <table:table-cell office:value-type="float" office:value="17232.6667" calcext:value-type="float">
            <text:p>17232.6667</text:p>
          </table:table-cell>
          <table:table-cell office:value-type="float" office:value="0.0669" calcext:value-type="float">
            <text:p>0.0669</text:p>
          </table:table-cell>
          <table:table-cell office:value-type="float" office:value="0.1968" calcext:value-type="float">
            <text:p>0.1968</text:p>
          </table:table-cell>
          <table:table-cell office:value-type="float" office:value="319" calcext:value-type="float">
            <text:p>319</text:p>
          </table:table-cell>
          <table:table-cell office:value-type="float" office:value="0.0095" calcext:value-type="float">
            <text:p>0.0095</text:p>
          </table:table-cell>
          <table:table-cell office:value-type="string" calcext:value-type="string">
            <text:p>Dec</text:p>
          </table:table-cell>
          <table:table-cell/>
          <table:table-cell table:formula="of:=([.E27]+[.F27]) / 2" office:value-type="float" office:value="0.13185" calcext:value-type="float">
            <text:p>0.13185</text:p>
          </table:table-cell>
        </table:table-row>
        <table:table-row table:style-name="ro1">
          <table:table-cell table:number-columns-repeated="7"/>
          <table:table-cell table:formula="of:=AVERAGE([.H16:.H27])" office:value-type="float" office:value="0.0337333333333333" calcext:value-type="float">
            <text:p>0.033733333333333</text:p>
          </table:table-cell>
          <table:table-cell table:formula="of:=[.H28]-[.H43]" office:value-type="float" office:value="-0.004075" calcext:value-type="float">
            <text:p>-0.004075</text:p>
          </table:table-cell>
          <table:table-cell/>
          <table:table-cell table:formula="of:=AVERAGE([.K16:.K27])" office:value-type="float" office:value="0.0524666666666667" calcext:value-type="float">
            <text:p>0.0524666666666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fn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rejection_vote</text:p>
          </table:table-cell>
          <table:table-cell office:value-type="string" calcext:value-type="string">
            <text:p>rejection_rate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office:value-type="float" office:value="398.4286" calcext:value-type="float">
            <text:p>398.4286</text:p>
          </table:table-cell>
          <table:table-cell office:value-type="float" office:value="1897.2857" calcext:value-type="float">
            <text:p>1897.2857</text:p>
          </table:table-cell>
          <table:table-cell office:value-type="float" office:value="6659.7143" calcext:value-type="float">
            <text:p>6659.7143</text:p>
          </table:table-cell>
          <table:table-cell office:value-type="float" office:value="8115.5714" calcext:value-type="float">
            <text:p>8115.5714</text:p>
          </table:table-cell>
          <table:table-cell office:value-type="float" office:value="0.0813" calcext:value-type="float">
            <text:p>0.0813</text:p>
          </table:table-cell>
          <table:table-cell office:value-type="float" office:value="0.0438" calcext:value-type="float">
            <text:p>0.0438</text:p>
          </table:table-cell>
          <table:table-cell office:value-type="float" office:value="1023.2857" calcext:value-type="float">
            <text:p>1023.2857</text:p>
          </table:table-cell>
          <table:table-cell office:value-type="float" office:value="0.0804" calcext:value-type="float">
            <text:p>0.0804</text:p>
          </table:table-cell>
          <table:table-cell office:value-type="string" calcext:value-type="string">
            <text:p>Jan</text:p>
          </table:table-cell>
          <table:table-cell/>
          <table:table-cell table:formula="of:=([.E31]+[.F31]) / 2" office:value-type="float" office:value="0.06255" calcext:value-type="float">
            <text:p>0.06255</text:p>
          </table:table-cell>
        </table:table-row>
        <table:table-row table:style-name="ro1">
          <table:table-cell office:value-type="float" office:value="212.5" calcext:value-type="float">
            <text:p>212.5</text:p>
          </table:table-cell>
          <table:table-cell office:value-type="float" office:value="314.3333" calcext:value-type="float">
            <text:p>314.3333</text:p>
          </table:table-cell>
          <table:table-cell office:value-type="float" office:value="4006.1667" calcext:value-type="float">
            <text:p>4006.1667</text:p>
          </table:table-cell>
          <table:table-cell office:value-type="float" office:value="4130" calcext:value-type="float">
            <text:p>4130</text:p>
          </table:table-cell>
          <table:table-cell office:value-type="float" office:value="0.0711" calcext:value-type="float">
            <text:p>0.0711</text:p>
          </table:table-cell>
          <table:table-cell office:value-type="float" office:value="0.0502" calcext:value-type="float">
            <text:p>0.0502</text:p>
          </table:table-cell>
          <table:table-cell office:value-type="float" office:value="433" calcext:value-type="float">
            <text:p>433</text:p>
          </table:table-cell>
          <table:table-cell office:value-type="float" office:value="0.0482" calcext:value-type="float">
            <text:p>0.0482</text:p>
          </table:table-cell>
          <table:table-cell office:value-type="string" calcext:value-type="string">
            <text:p>Feb</text:p>
          </table:table-cell>
          <table:table-cell/>
          <table:table-cell table:formula="of:=([.E32]+[.F32]) / 2" office:value-type="float" office:value="0.06065" calcext:value-type="float">
            <text:p>0.06065</text:p>
          </table:table-cell>
        </table:table-row>
        <table:table-row table:style-name="ro1">
          <table:table-cell office:value-type="float" office:value="102.5714" calcext:value-type="float">
            <text:p>102.5714</text:p>
          </table:table-cell>
          <table:table-cell office:value-type="float" office:value="71" calcext:value-type="float">
            <text:p>71</text:p>
          </table:table-cell>
          <table:table-cell office:value-type="float" office:value="2451.8571" calcext:value-type="float">
            <text:p>2451.8571</text:p>
          </table:table-cell>
          <table:table-cell office:value-type="float" office:value="2451" calcext:value-type="float">
            <text:p>245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393" calcext:value-type="float">
            <text:p>0.0393</text:p>
          </table:table-cell>
          <table:table-cell office:value-type="float" office:value="272.1429" calcext:value-type="float">
            <text:p>272.1429</text:p>
          </table:table-cell>
          <table:table-cell office:value-type="float" office:value="0.0487" calcext:value-type="float">
            <text:p>0.0487</text:p>
          </table:table-cell>
          <table:table-cell office:value-type="string" calcext:value-type="string">
            <text:p>Mar</text:p>
          </table:table-cell>
          <table:table-cell/>
          <table:table-cell table:formula="of:=([.E33]+[.F33]) / 2" office:value-type="float" office:value="0.0334" calcext:value-type="float">
            <text:p>0.0334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252" calcext:value-type="float">
            <text:p>252</text:p>
          </table:table-cell>
          <table:table-cell office:value-type="float" office:value="5769" calcext:value-type="float">
            <text:p>5769</text:p>
          </table:table-cell>
          <table:table-cell office:value-type="float" office:value="6416.8" calcext:value-type="float">
            <text:p>6416.8</text:p>
          </table:table-cell>
          <table:table-cell office:value-type="float" office:value="0.0383" calcext:value-type="float">
            <text:p>0.0383</text:p>
          </table:table-cell>
          <table:table-cell office:value-type="float" office:value="0.0192" calcext:value-type="float">
            <text:p>0.0192</text:p>
          </table:table-cell>
          <table:table-cell office:value-type="float" office:value="820.4" calcext:value-type="float">
            <text:p>820.4</text:p>
          </table:table-cell>
          <table:table-cell office:value-type="float" office:value="0.0586" calcext:value-type="float">
            <text:p>0.0586</text:p>
          </table:table-cell>
          <table:table-cell office:value-type="string" calcext:value-type="string">
            <text:p>Apr</text:p>
          </table:table-cell>
          <table:table-cell/>
          <table:table-cell table:formula="of:=([.E34]+[.F34]) / 2" office:value-type="float" office:value="0.02875" calcext:value-type="float">
            <text:p>0.02875</text:p>
          </table:table-cell>
        </table:table-row>
        <table:table-row table:style-name="ro1">
          <table:table-cell office:value-type="float" office:value="191.3333" calcext:value-type="float">
            <text:p>191.3333</text:p>
          </table:table-cell>
          <table:table-cell office:value-type="float" office:value="518" calcext:value-type="float">
            <text:p>518</text:p>
          </table:table-cell>
          <table:table-cell office:value-type="float" office:value="5608.5" calcext:value-type="float">
            <text:p>5608.5</text:p>
          </table:table-cell>
          <table:table-cell office:value-type="float" office:value="6017.5" calcext:value-type="float">
            <text:p>6017.5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324" calcext:value-type="float">
            <text:p>0.0324</text:p>
          </table:table-cell>
          <table:table-cell office:value-type="float" office:value="287.3333" calcext:value-type="float">
            <text:p>287.3333</text:p>
          </table:table-cell>
          <table:table-cell office:value-type="float" office:value="0.0299" calcext:value-type="float">
            <text:p>0.0299</text:p>
          </table:table-cell>
          <table:table-cell office:value-type="string" calcext:value-type="string">
            <text:p>May</text:p>
          </table:table-cell>
          <table:table-cell/>
          <table:table-cell table:formula="of:=([.E35]+[.F35]) / 2" office:value-type="float" office:value="0.05295" calcext:value-type="float">
            <text:p>0.05295</text:p>
          </table:table-cell>
        </table:table-row>
        <table:table-row table:style-name="ro1">
          <table:table-cell office:value-type="float" office:value="682.2" calcext:value-type="float">
            <text:p>682.2</text:p>
          </table:table-cell>
          <table:table-cell office:value-type="float" office:value="823.4" calcext:value-type="float">
            <text:p>823.4</text:p>
          </table:table-cell>
          <table:table-cell office:value-type="float" office:value="9133.4" calcext:value-type="float">
            <text:p>9133.4</text:p>
          </table:table-cell>
          <table:table-cell office:value-type="float" office:value="15722.8" calcext:value-type="float">
            <text:p>15722.8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0425" calcext:value-type="float">
            <text:p>0.0425</text:p>
          </table:table-cell>
          <table:table-cell office:value-type="float" office:value="7715.8" calcext:value-type="float">
            <text:p>7715.8</text:p>
          </table:table-cell>
          <table:table-cell office:value-type="float" office:value="0.1451" calcext:value-type="float">
            <text:p>0.1451</text:p>
          </table:table-cell>
          <table:table-cell office:value-type="string" calcext:value-type="string">
            <text:p>Jun</text:p>
          </table:table-cell>
          <table:table-cell/>
          <table:table-cell table:formula="of:=([.E36]+[.F36]) / 2" office:value-type="float" office:value="0.0523" calcext:value-type="float">
            <text:p>0.0523</text:p>
          </table:table-cell>
        </table:table-row>
        <table:table-row table:style-name="ro1">
          <table:table-cell office:value-type="float" office:value="320.8571" calcext:value-type="float">
            <text:p>320.8571</text:p>
          </table:table-cell>
          <table:table-cell office:value-type="float" office:value="55.5714" calcext:value-type="float">
            <text:p>55.5714</text:p>
          </table:table-cell>
          <table:table-cell office:value-type="float" office:value="6208.1429" calcext:value-type="float">
            <text:p>6208.1429</text:p>
          </table:table-cell>
          <table:table-cell office:value-type="float" office:value="5956.4286" calcext:value-type="float">
            <text:p>5956.4286</text:p>
          </table:table-cell>
          <table:table-cell office:value-type="float" office:value="0.01" calcext:value-type="float">
            <text:p>0.01</text:p>
          </table:table-cell>
          <table:table-cell office:value-type="float" office:value="0.0523" calcext:value-type="float">
            <text:p>0.0523</text:p>
          </table:table-cell>
          <table:table-cell office:value-type="float" office:value="137" calcext:value-type="float">
            <text:p>137</text:p>
          </table:table-cell>
          <table:table-cell office:value-type="float" office:value="0.0127" calcext:value-type="float">
            <text:p>0.0127</text:p>
          </table:table-cell>
          <table:table-cell office:value-type="string" calcext:value-type="string">
            <text:p>Jul</text:p>
          </table:table-cell>
          <table:table-cell/>
          <table:table-cell table:formula="of:=([.E37]+[.F37]) / 2" office:value-type="float" office:value="0.03115" calcext:value-type="float">
            <text:p>0.03115</text:p>
          </table:table-cell>
        </table:table-row>
        <table:table-row table:style-name="ro1">
          <table:table-cell office:value-type="float" office:value="211.6667" calcext:value-type="float">
            <text:p>211.6667</text:p>
          </table:table-cell>
          <table:table-cell office:value-type="float" office:value="102.6667" calcext:value-type="float">
            <text:p>102.6667</text:p>
          </table:table-cell>
          <table:table-cell office:value-type="float" office:value="4597" calcext:value-type="float">
            <text:p>4597</text:p>
          </table:table-cell>
          <table:table-cell office:value-type="float" office:value="4496.8333" calcext:value-type="float">
            <text:p>4496.8333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43" calcext:value-type="float">
            <text:p>0.043</text:p>
          </table:table-cell>
          <table:table-cell office:value-type="float" office:value="57.1667" calcext:value-type="float">
            <text:p>57.1667</text:p>
          </table:table-cell>
          <table:table-cell office:value-type="float" office:value="0.0057" calcext:value-type="float">
            <text:p>0.0057</text:p>
          </table:table-cell>
          <table:table-cell office:value-type="string" calcext:value-type="string">
            <text:p>Aug</text:p>
          </table:table-cell>
          <table:table-cell/>
          <table:table-cell table:formula="of:=([.E38]+[.F38]) / 2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209.3333" calcext:value-type="float">
            <text:p>209.3333</text:p>
          </table:table-cell>
          <table:table-cell office:value-type="float" office:value="109.6667" calcext:value-type="float">
            <text:p>109.6667</text:p>
          </table:table-cell>
          <table:table-cell office:value-type="float" office:value="6058.3333" calcext:value-type="float">
            <text:p>6058.3333</text:p>
          </table:table-cell>
          <table:table-cell office:value-type="float" office:value="5986.8333" calcext:value-type="float">
            <text:p>5986.8333</text:p>
          </table:table-cell>
          <table:table-cell office:value-type="float" office:value="0.0205" calcext:value-type="float">
            <text:p>0.0205</text:p>
          </table:table-cell>
          <table:table-cell office:value-type="float" office:value="0.0364" calcext:value-type="float">
            <text:p>0.0364</text:p>
          </table:table-cell>
          <table:table-cell office:value-type="float" office:value="126.8333" calcext:value-type="float">
            <text:p>126.8333</text:p>
          </table:table-cell>
          <table:table-cell office:value-type="float" office:value="0.0136" calcext:value-type="float">
            <text:p>0.0136</text:p>
          </table:table-cell>
          <table:table-cell office:value-type="string" calcext:value-type="string">
            <text:p>Sep</text:p>
          </table:table-cell>
          <table:table-cell/>
          <table:table-cell table:formula="of:=([.E39]+[.F39]) / 2" office:value-type="float" office:value="0.02845" calcext:value-type="float">
            <text:p>0.02845</text:p>
          </table:table-cell>
        </table:table-row>
        <table:table-row table:style-name="ro1">
          <table:table-cell office:value-type="float" office:value="936.1667" calcext:value-type="float">
            <text:p>936.1667</text:p>
          </table:table-cell>
          <table:table-cell office:value-type="float" office:value="384.3333" calcext:value-type="float">
            <text:p>384.3333</text:p>
          </table:table-cell>
          <table:table-cell office:value-type="float" office:value="18902.8333" calcext:value-type="float">
            <text:p>18902.8333</text:p>
          </table:table-cell>
          <table:table-cell office:value-type="float" office:value="18280.3333" calcext:value-type="float">
            <text:p>18280.3333</text:p>
          </table:table-cell>
          <table:table-cell office:value-type="float" office:value="0.0727" calcext:value-type="float">
            <text:p>0.0727</text:p>
          </table:table-cell>
          <table:table-cell office:value-type="float" office:value="0.0653" calcext:value-type="float">
            <text:p>0.0653</text:p>
          </table:table-cell>
          <table:table-cell office:value-type="float" office:value="247.6667" calcext:value-type="float">
            <text:p>247.6667</text:p>
          </table:table-cell>
          <table:table-cell office:value-type="float" office:value="0.0077" calcext:value-type="float">
            <text:p>0.0077</text:p>
          </table:table-cell>
          <table:table-cell office:value-type="string" calcext:value-type="string">
            <text:p>Oct</text:p>
          </table:table-cell>
          <table:table-cell/>
          <table:table-cell table:formula="of:=([.E40]+[.F40]) / 2" office:value-type="float" office:value="0.069" calcext:value-type="float">
            <text:p>0.069</text:p>
          </table:table-cell>
        </table:table-row>
        <table:table-row table:style-name="ro1">
          <table:table-cell office:value-type="float" office:value="2347.1667" calcext:value-type="float">
            <text:p>2347.1667</text:p>
          </table:table-cell>
          <table:table-cell office:value-type="float" office:value="442.3333" calcext:value-type="float">
            <text:p>442.3333</text:p>
          </table:table-cell>
          <table:table-cell office:value-type="float" office:value="42157.8333" calcext:value-type="float">
            <text:p>42157.8333</text:p>
          </table:table-cell>
          <table:table-cell office:value-type="float" office:value="40173" calcext:value-type="float">
            <text:p>40173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54" calcext:value-type="float">
            <text:p>0.054</text:p>
          </table:table-cell>
          <table:table-cell office:value-type="float" office:value="101" calcext:value-type="float">
            <text:p>10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Nov</text:p>
          </table:table-cell>
          <table:table-cell/>
          <table:table-cell table:formula="of:=([.E41]+[.F41]) / 2" office:value-type="float" office:value="0.03435" calcext:value-type="float">
            <text:p>0.03435</text:p>
          </table:table-cell>
        </table:table-row>
        <table:table-row table:style-name="ro1">
          <table:table-cell office:value-type="float" office:value="2294.3333" calcext:value-type="float">
            <text:p>2294.3333</text:p>
          </table:table-cell>
          <table:table-cell office:value-type="float" office:value="610.1667" calcext:value-type="float">
            <text:p>610.1667</text:p>
          </table:table-cell>
          <table:table-cell office:value-type="float" office:value="19008.5" calcext:value-type="float">
            <text:p>19008.5</text:p>
          </table:table-cell>
          <table:table-cell office:value-type="float" office:value="17289.8333" calcext:value-type="float">
            <text:p>17289.8333</text:p>
          </table:table-cell>
          <table:table-cell office:value-type="float" office:value="0.0519" calcext:value-type="float">
            <text:p>0.0519</text:p>
          </table:table-cell>
          <table:table-cell office:value-type="float" office:value="0.2024" calcext:value-type="float">
            <text:p>0.2024</text:p>
          </table:table-cell>
          <table:table-cell office:value-type="float" office:value="42.8333" calcext:value-type="float">
            <text:p>42.8333</text:p>
          </table:table-cell>
          <table:table-cell office:value-type="float" office:value="0.0021" calcext:value-type="float">
            <text:p>0.0021</text:p>
          </table:table-cell>
          <table:table-cell office:value-type="string" calcext:value-type="string">
            <text:p>Dec</text:p>
          </table:table-cell>
          <table:table-cell/>
          <table:table-cell table:formula="of:=([.E42]+[.F42]) / 2" office:value-type="float" office:value="0.12715" calcext:value-type="float">
            <text:p>0.12715</text:p>
          </table:table-cell>
        </table:table-row>
        <table:table-row table:style-name="ro1">
          <table:table-cell table:number-columns-repeated="7"/>
          <table:table-cell table:formula="of:=AVERAGE([.H31:.H42])" office:value-type="float" office:value="0.0378083333333333" calcext:value-type="float">
            <text:p>0.037808333333333</text:p>
          </table:table-cell>
          <table:table-cell table:number-columns-repeated="2"/>
          <table:table-cell table:formula="of:=AVERAGE([.K31:.K42])" office:value-type="float" office:value="0.0509958333333333" calcext:value-type="float">
            <text:p>0.050995833333333</text:p>
          </table:table-cell>
        </table:table-row>
      </table:table>
      <table:table table:name="Sheet5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9" table:default-cell-style-name="ce1"/>
        <table:table-column table:style-name="co10" table:default-cell-style-name="ce2"/>
        <table:table-column table:style-name="co1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944.491788" calcext:value-type="float">
            <text:p>3944.4917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44.491788" calcext:value-type="float">
            <text:p>3944.491788</text:p>
          </table:table-cell>
          <table:table-cell table:formula="of:=[.E1]/[.B1]" office:value-type="float" office:value="1" calcext:value-type="float">
            <text:p>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12.076183" calcext:value-type="float">
            <text:p>2212.07618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7.13714" calcext:value-type="float">
            <text:p>317.13714</text:p>
          </table:table-cell>
          <table:table-cell table:formula="of:=[.E2]/[.B2]" office:value-type="float" office:value="0.143366282968564" calcext:value-type="float">
            <text:p>0.14336628296856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8.845908" calcext:value-type="float">
            <text:p>1108.84590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4.722518" calcext:value-type="float">
            <text:p>84.722518</text:p>
          </table:table-cell>
          <table:table-cell table:formula="of:=[.E3]/[.B3]" office:value-type="float" office:value="0.076406033867061" calcext:value-type="float">
            <text:p>0.0764060338670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82.016495" calcext:value-type="float">
            <text:p>2982.0164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0.361991" calcext:value-type="float">
            <text:p>40.361991</text:p>
          </table:table-cell>
          <table:table-cell table:formula="of:=[.E4]/[.B4]" office:value-type="float" office:value="0.0135351333796026" calcext:value-type="float">
            <text:p>0.01353513337960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32.808501" calcext:value-type="float">
            <text:p>2432.80850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5.363059" calcext:value-type="float">
            <text:p>155.363059</text:p>
          </table:table-cell>
          <table:table-cell table:formula="of:=[.E5]/[.B5]" office:value-type="float" office:value="0.0638616064257168" calcext:value-type="float">
            <text:p>0.06386160642571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48.749897" calcext:value-type="float">
            <text:p>4548.7498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8.70714" calcext:value-type="float">
            <text:p>28.70714</text:p>
          </table:table-cell>
          <table:table-cell table:formula="of:=[.E6]/[.B6]" office:value-type="float" office:value="0.00631099547129047" calcext:value-type="float">
            <text:p>0.0063109954712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87.259863" calcext:value-type="float">
            <text:p>2387.25986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0.92425" calcext:value-type="float">
            <text:p>20.92425</text:p>
          </table:table-cell>
          <table:table-cell table:formula="of:=[.E7]/[.B7]" office:value-type="float" office:value="0.0087649653581094" calcext:value-type="float">
            <text:p>0.008764965358109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56.308637" calcext:value-type="float">
            <text:p>2256.30863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2.440243" calcext:value-type="float">
            <text:p>22.440243</text:p>
          </table:table-cell>
          <table:table-cell table:formula="of:=[.E8]/[.B8]" office:value-type="float" office:value="0.00994555559998062" calcext:value-type="float">
            <text:p>0.00994555559998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65.400601" calcext:value-type="float">
            <text:p>1565.40060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.573973" calcext:value-type="float">
            <text:p>8.573973</text:p>
          </table:table-cell>
          <table:table-cell table:formula="of:=[.E9]/[.B9]" office:value-type="float" office:value="0.00547717497650303" calcext:value-type="float">
            <text:p>0.005477174976503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31.229114" calcext:value-type="float">
            <text:p>4531.2291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25232" calcext:value-type="float">
            <text:p>1.25232</text:p>
          </table:table-cell>
          <table:table-cell table:formula="of:=[.E10]/[.B10]" office:value-type="float" office:value="0.000276375342869056" calcext:value-type="float">
            <text:p>0.000276375342869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26.489367" calcext:value-type="float">
            <text:p>7826.4893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265615" calcext:value-type="float">
            <text:p>2.265615</text:p>
          </table:table-cell>
          <table:table-cell table:formula="of:=[.E11]/[.B11]" office:value-type="float" office:value="0.00028948036517533" calcext:value-type="float">
            <text:p>0.00028948036517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AVERAGE([.F2:.F11])" office:value-type="float" office:value="0.0328233603754873" calcext:value-type="float">
            <text:p>0.032823360375487</text:p>
          </table:table-cell>
          <table:table-cell table:number-columns-repeated="3"/>
        </table:table-row>
        <table:table-row table:style-name="ro1" table:number-rows-repeated="145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6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2783" calcext:value-type="float">
            <text:p>0.0527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9507" calcext:value-type="float">
            <text:p>0.0395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1605" calcext:value-type="float">
            <text:p>0.0316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8142" calcext:value-type="float">
            <text:p>0.0181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7829" calcext:value-type="float">
            <text:p>0.0278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6577" calcext:value-type="float">
            <text:p>0.0165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52456" calcext:value-type="float">
            <text:p>0.052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3176" calcext:value-type="float">
            <text:p>0.023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1954" calcext:value-type="float">
            <text:p>0.02195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27569" calcext:value-type="float">
            <text:p>0.0275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194" calcext:value-type="float">
            <text:p>0.121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1494" calcext:value-type="float">
            <text:p>0.071494</text:p>
          </table:table-cell>
        </table:table-row>
        <table:table-row table:style-name="ro1">
          <table:table-cell/>
          <table:table-cell table:formula="of:=AVERAGE([.B1:.B12])" office:value-type="float" office:value="0.042086" calcext:value-type="float">
            <text:p>0.0420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1:00:36.846316001</meta:creation-date>
    <dc:date>2021-07-07T13:45:27.420372999</dc:date>
    <meta:editing-duration>PT1H42M9S</meta:editing-duration>
    <meta:editing-cycles>1</meta:editing-cycles>
    <meta:generator>LibreOffice/7.0.6.2$Linux_X86_64 LibreOffice_project/00$Build-2</meta:generator>
    <meta:document-statistic meta:table-count="6" meta:cell-count="1956" meta:object-count="0"/>
  </office:meta>
</office:document-meta>
</file>